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1C2000001D6D21825205010D020.png" manifest:media-type="image/png"/>
  <manifest:file-entry manifest:full-path="Pictures/100002010000038E0000017C545F6D8D6AA42A92.png" manifest:media-type="image/png"/>
  <manifest:file-entry manifest:full-path="Pictures/100002010000038E0000017CA9397C036CDCBA23.png" manifest:media-type="image/png"/>
  <manifest:file-entry manifest:full-path="Pictures/10000201000001E1000001C7F5AD13FA70393AB4.png" manifest:media-type="image/png"/>
  <manifest:file-entry manifest:full-path="Pictures/10000201000001CC000000DC7A9D4F9379C2C4D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2288*"/>
    </style:style>
    <style:style style:name="Table12.B" style:family="table-column">
      <style:table-column-properties style:column-width="39.65mm" style:rel-column-width="224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4"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80.01mm" style:rel-column-width="65535*"/>
    </style:style>
    <style:style style:name="Table49.A1"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officeooo:paragraph-rsid="0129b224"/>
    </style:style>
    <style:style style:name="P19" style:family="paragraph" style:parent-style-name="Text_20_body">
      <style:text-properties officeooo:rsid="0140126b" officeooo:paragraph-rsid="0140126b"/>
    </style:style>
    <style:style style:name="P20" style:family="paragraph" style:parent-style-name="Text_20_body">
      <style:text-properties officeooo:paragraph-rsid="0140126b"/>
    </style:style>
    <style:style style:name="P21" style:family="paragraph" style:parent-style-name="Text_20_body">
      <style:text-properties officeooo:paragraph-rsid="0143ed3b"/>
    </style:style>
    <style:style style:name="P22" style:family="paragraph" style:parent-style-name="Text_20_body">
      <style:text-properties officeooo:paragraph-rsid="014b52a2"/>
    </style:style>
    <style:style style:name="P23" style:family="paragraph" style:parent-style-name="Text_20_body">
      <style:text-properties fo:font-weight="normal" officeooo:paragraph-rsid="0143ed3b" style:font-weight-asian="normal" style:font-weight-complex="normal"/>
    </style:style>
    <style:style style:name="P24" style:family="paragraph" style:parent-style-name="Text_20_body">
      <style:text-properties officeooo:paragraph-rsid="0154b059"/>
    </style:style>
    <style:style style:name="P25" style:family="paragraph" style:parent-style-name="Text_20_body">
      <style:text-properties officeooo:rsid="015587fa" officeooo:paragraph-rsid="01e4488f"/>
    </style:style>
    <style:style style:name="P26" style:family="paragraph" style:parent-style-name="Text_20_body">
      <style:text-properties officeooo:paragraph-rsid="01670e8c"/>
    </style:style>
    <style:style style:name="P27" style:family="paragraph" style:parent-style-name="Text_20_body">
      <style:text-properties officeooo:paragraph-rsid="016f0be6"/>
    </style:style>
    <style:style style:name="P28" style:family="paragraph" style:parent-style-name="Text_20_body">
      <style:text-properties officeooo:paragraph-rsid="0176eb99"/>
    </style:style>
    <style:style style:name="P29" style:family="paragraph" style:parent-style-name="Text_20_body">
      <style:text-properties officeooo:rsid="0196f541" officeooo:paragraph-rsid="0197aa8c"/>
    </style:style>
    <style:style style:name="P30" style:family="paragraph" style:parent-style-name="Text_20_body">
      <style:text-properties officeooo:paragraph-rsid="008863c6"/>
    </style:style>
    <style:style style:name="P31" style:family="paragraph" style:parent-style-name="Text_20_body">
      <style:paragraph-properties fo:text-align="end" style:justify-single-word="false"/>
      <style:text-properties officeooo:paragraph-rsid="01b4d1ba"/>
    </style:style>
    <style:style style:name="P32" style:family="paragraph" style:parent-style-name="Text_20_body">
      <style:text-properties officeooo:paragraph-rsid="01ca40b4"/>
    </style:style>
    <style:style style:name="P33" style:family="paragraph" style:parent-style-name="Text_20_body">
      <style:text-properties officeooo:rsid="008a9700" officeooo:paragraph-rsid="008a9700"/>
    </style:style>
    <style:style style:name="P34" style:family="paragraph" style:parent-style-name="Text_20_body">
      <style:paragraph-properties fo:text-align="start" style:justify-single-word="false"/>
      <style:text-properties officeooo:paragraph-rsid="01d1c277"/>
    </style:style>
    <style:style style:name="P35" style:family="paragraph" style:parent-style-name="Text_20_body">
      <style:text-properties officeooo:rsid="01d215cc" officeooo:paragraph-rsid="01d215cc"/>
    </style:style>
    <style:style style:name="P36" style:family="paragraph" style:parent-style-name="Text_20_body">
      <style:text-properties officeooo:paragraph-rsid="01d9723b"/>
    </style:style>
    <style:style style:name="P37" style:family="paragraph" style:parent-style-name="Text_20_body">
      <style:text-properties officeooo:rsid="01d9723b" officeooo:paragraph-rsid="01d9723b"/>
    </style:style>
    <style:style style:name="P38" style:family="paragraph" style:parent-style-name="Text_20_body">
      <style:text-properties officeooo:rsid="01e1b1c5" officeooo:paragraph-rsid="01e1b1c5"/>
    </style:style>
    <style:style style:name="P39" style:family="paragraph" style:parent-style-name="Preformatted_20_Text">
      <style:paragraph-properties fo:text-align="center" style:justify-single-word="false"/>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text-align="center" style:justify-single-word="false"/>
      <style:text-properties fo:font-weight="bold" style:font-weight-asian="bold" style:font-weight-complex="bold"/>
    </style:style>
    <style:style style:name="P42" style:family="paragraph" style:parent-style-name="Preformatted_20_Text">
      <style:text-properties fo:font-weight="bold" officeooo:rsid="005e9fa1" officeooo:paragraph-rsid="005e9fa1" style:font-weight-asian="bold" style:font-weight-complex="bold"/>
    </style:style>
    <style:style style:name="P43" style:family="paragraph" style:parent-style-name="Preformatted_20_Text">
      <style:text-properties fo:font-weight="bold" officeooo:rsid="00ee66f1" officeooo:paragraph-rsid="0127f967" style:font-weight-asian="bold" style:font-weight-complex="bold"/>
    </style:style>
    <style:style style:name="P44" style:family="paragraph" style:parent-style-name="Preformatted_20_Text">
      <style:text-properties fo:font-weight="bold" officeooo:paragraph-rsid="0129b224" style:font-weight-asian="bold" style:font-weight-complex="bold"/>
    </style:style>
    <style:style style:name="P45" style:family="paragraph" style:parent-style-name="Preformatted_20_Text">
      <style:text-properties fo:font-weight="bold" officeooo:paragraph-rsid="0143ed3b" style:font-weight-asian="bold" style:font-weight-complex="bold"/>
    </style:style>
    <style:style style:name="P46" style:family="paragraph" style:parent-style-name="Preformatted_20_Text">
      <style:text-properties fo:font-weight="bold" officeooo:paragraph-rsid="014d0288" style:font-weight-asian="bold" style:font-weight-complex="bold"/>
    </style:style>
    <style:style style:name="P47" style:family="paragraph" style:parent-style-name="Preformatted_20_Text">
      <style:text-properties fo:font-weight="bold" officeooo:paragraph-rsid="01670e8c" style:font-weight-asian="bold" style:font-weight-complex="bold"/>
    </style:style>
    <style:style style:name="P48" style:family="paragraph" style:parent-style-name="Preformatted_20_Text">
      <style:text-properties fo:font-weight="bold" officeooo:rsid="0198b8e6" officeooo:paragraph-rsid="019ab1ae" style:font-weight-asian="bold" style:font-weight-complex="bold"/>
    </style:style>
    <style:style style:name="P49"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0" style:family="paragraph" style:parent-style-name="Preformatted_20_Text">
      <style:text-properties officeooo:paragraph-rsid="0031a8a0"/>
    </style:style>
    <style:style style:name="P51"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2" style:family="paragraph" style:parent-style-name="Preformatted_20_Text">
      <style:text-properties officeooo:rsid="008d67d1" officeooo:paragraph-rsid="01ca4289"/>
    </style:style>
    <style:style style:name="P53" style:family="paragraph" style:parent-style-name="Preformatted_20_Text">
      <style:text-properties officeooo:rsid="008e29da" officeooo:paragraph-rsid="01ca4289"/>
    </style:style>
    <style:style style:name="P54" style:family="paragraph" style:parent-style-name="Preformatted_20_Text">
      <style:text-properties officeooo:paragraph-rsid="009bef08"/>
    </style:style>
    <style:style style:name="P55" style:family="paragraph" style:parent-style-name="Preformatted_20_Text">
      <style:text-properties officeooo:rsid="007a078e" officeooo:paragraph-rsid="01ca4289"/>
    </style:style>
    <style:style style:name="P56" style:family="paragraph" style:parent-style-name="Preformatted_20_Text">
      <style:paragraph-properties>
        <style:tab-stops>
          <style:tab-stop style:position="19.09mm"/>
        </style:tab-stops>
      </style:paragraph-properties>
      <style:text-properties officeooo:rsid="00b6b0e9" officeooo:paragraph-rsid="01ca4289"/>
    </style:style>
    <style:style style:name="P57"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8"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9"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0" style:family="paragraph" style:parent-style-name="Preformatted_20_Text">
      <style:text-properties officeooo:paragraph-rsid="00b80466"/>
    </style:style>
    <style:style style:name="P61" style:family="paragraph" style:parent-style-name="Preformatted_20_Text">
      <style:text-properties officeooo:paragraph-rsid="00b97acc"/>
    </style:style>
    <style:style style:name="P62"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3"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4"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5" style:family="paragraph" style:parent-style-name="Preformatted_20_Text">
      <style:text-properties officeooo:rsid="00bde005" officeooo:paragraph-rsid="00bde005"/>
    </style:style>
    <style:style style:name="P66" style:family="paragraph" style:parent-style-name="Preformatted_20_Text">
      <style:text-properties officeooo:paragraph-rsid="00be9911"/>
    </style:style>
    <style:style style:name="P67" style:family="paragraph" style:parent-style-name="Preformatted_20_Text">
      <style:text-properties officeooo:paragraph-rsid="00c4b5b7"/>
    </style:style>
    <style:style style:name="P68" style:family="paragraph" style:parent-style-name="Preformatted_20_Text">
      <style:text-properties officeooo:rsid="00d7510d" officeooo:paragraph-rsid="00d7510d"/>
    </style:style>
    <style:style style:name="P69" style:family="paragraph" style:parent-style-name="Preformatted_20_Text">
      <style:text-properties officeooo:rsid="00dfeecf" officeooo:paragraph-rsid="00b97acc"/>
    </style:style>
    <style:style style:name="P70" style:family="paragraph" style:parent-style-name="Preformatted_20_Text">
      <style:text-properties officeooo:rsid="00dfeecf" officeooo:paragraph-rsid="00dfeecf"/>
    </style:style>
    <style:style style:name="P71" style:family="paragraph" style:parent-style-name="Preformatted_20_Text">
      <style:paragraph-properties fo:text-align="start" style:justify-single-word="false"/>
    </style:style>
    <style:style style:name="P72" style:family="paragraph" style:parent-style-name="Preformatted_20_Text">
      <style:paragraph-properties fo:text-align="start" style:justify-single-word="false"/>
      <style:text-properties officeooo:paragraph-rsid="019bf9db"/>
    </style:style>
    <style:style style:name="P73" style:family="paragraph" style:parent-style-name="Preformatted_20_Text">
      <style:paragraph-properties fo:text-align="start" style:justify-single-word="false"/>
      <style:text-properties officeooo:paragraph-rsid="01b33557"/>
    </style:style>
    <style:style style:name="P74" style:family="paragraph" style:parent-style-name="Preformatted_20_Text">
      <style:paragraph-properties>
        <style:tab-stops>
          <style:tab-stop style:position="10.02mm"/>
        </style:tab-stops>
      </style:paragraph-properties>
      <style:text-properties officeooo:paragraph-rsid="01067487"/>
    </style:style>
    <style:style style:name="P75"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6"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7" style:family="paragraph" style:parent-style-name="Preformatted_20_Text">
      <style:text-properties officeooo:paragraph-rsid="01067487"/>
    </style:style>
    <style:style style:name="P78" style:family="paragraph" style:parent-style-name="Preformatted_20_Text">
      <style:paragraph-properties fo:text-align="start" style:justify-single-word="false"/>
      <style:text-properties officeooo:paragraph-rsid="00a1b26c" style:text-scale="98%"/>
    </style:style>
    <style:style style:name="P79" style:family="paragraph" style:parent-style-name="Preformatted_20_Text">
      <style:text-properties officeooo:rsid="011e572e" officeooo:paragraph-rsid="0121ae2f"/>
    </style:style>
    <style:style style:name="P80" style:family="paragraph" style:parent-style-name="Preformatted_20_Text">
      <style:text-properties officeooo:rsid="00fba2e6" officeooo:paragraph-rsid="0127f967"/>
    </style:style>
    <style:style style:name="P81" style:family="paragraph" style:parent-style-name="Preformatted_20_Text">
      <style:text-properties officeooo:paragraph-rsid="0127f967"/>
    </style:style>
    <style:style style:name="P82" style:family="paragraph" style:parent-style-name="Preformatted_20_Text">
      <style:text-properties officeooo:paragraph-rsid="0129b224"/>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text-properties officeooo:paragraph-rsid="01657d67"/>
    </style:style>
    <style:style style:name="P87" style:family="paragraph" style:parent-style-name="Preformatted_20_Text">
      <style:text-properties officeooo:paragraph-rsid="01670e8c"/>
    </style:style>
    <style:style style:name="P88" style:family="paragraph" style:parent-style-name="Preformatted_20_Text">
      <style:text-properties officeooo:rsid="019011cf" officeooo:paragraph-rsid="019011cf"/>
    </style:style>
    <style:style style:name="P89"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0" style:family="paragraph" style:parent-style-name="Preformatted_20_Text">
      <style:text-properties officeooo:rsid="01941fcd" officeooo:paragraph-rsid="01941fcd"/>
    </style:style>
    <style:style style:name="P91" style:family="paragraph" style:parent-style-name="Preformatted_20_Text">
      <style:text-properties officeooo:rsid="0196f541" officeooo:paragraph-rsid="0196f541"/>
    </style:style>
    <style:style style:name="P92" style:family="paragraph" style:parent-style-name="Preformatted_20_Text">
      <style:text-properties officeooo:paragraph-rsid="019ab1ae"/>
    </style:style>
    <style:style style:name="P93"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4" style:family="paragraph" style:parent-style-name="Preformatted_20_Text">
      <style:text-properties officeooo:paragraph-rsid="01a12bbe"/>
    </style:style>
    <style:style style:name="P95" style:family="paragraph" style:parent-style-name="Preformatted_20_Text">
      <style:text-properties officeooo:paragraph-rsid="01a97cf3"/>
    </style:style>
    <style:style style:name="P96" style:family="paragraph" style:parent-style-name="Preformatted_20_Text">
      <style:text-properties officeooo:paragraph-rsid="01ae37b8"/>
    </style:style>
    <style:style style:name="P97" style:family="paragraph" style:parent-style-name="Preformatted_20_Text">
      <style:text-properties officeooo:paragraph-rsid="01b6a36c"/>
    </style:style>
    <style:style style:name="P98" style:family="paragraph" style:parent-style-name="Preformatted_20_Text">
      <style:text-properties officeooo:rsid="01b8bcfe" officeooo:paragraph-rsid="01b8bcfe"/>
    </style:style>
    <style:style style:name="P99" style:family="paragraph" style:parent-style-name="Preformatted_20_Text">
      <style:text-properties officeooo:paragraph-rsid="01b8bcfe"/>
    </style:style>
    <style:style style:name="P100" style:family="paragraph" style:parent-style-name="Preformatted_20_Text">
      <style:text-properties officeooo:rsid="01bd5f52" officeooo:paragraph-rsid="01bd5f52"/>
    </style:style>
    <style:style style:name="P101" style:family="paragraph" style:parent-style-name="Preformatted_20_Text">
      <style:text-properties officeooo:paragraph-rsid="01ca40b4"/>
    </style:style>
    <style:style style:name="P102" style:family="paragraph" style:parent-style-name="Preformatted_20_Text">
      <style:text-properties officeooo:paragraph-rsid="01ca4289"/>
    </style:style>
    <style:style style:name="P103" style:family="paragraph" style:parent-style-name="Preformatted_20_Text">
      <style:text-properties officeooo:paragraph-rsid="01cc1a33"/>
    </style:style>
    <style:style style:name="P104" style:family="paragraph" style:parent-style-name="Preformatted_20_Text">
      <style:text-properties officeooo:paragraph-rsid="01cd9158"/>
    </style:style>
    <style:style style:name="P105" style:family="paragraph" style:parent-style-name="Preformatted_20_Text">
      <style:paragraph-properties fo:text-align="end" style:justify-single-word="false"/>
      <style:text-properties officeooo:paragraph-rsid="01cd9158"/>
    </style:style>
    <style:style style:name="P106" style:family="paragraph" style:parent-style-name="Preformatted_20_Text">
      <style:text-properties officeooo:rsid="01d0044e" officeooo:paragraph-rsid="01d0044e"/>
    </style:style>
    <style:style style:name="P107" style:family="paragraph" style:parent-style-name="Preformatted_20_Text">
      <style:text-properties officeooo:rsid="01d58bf8" officeooo:paragraph-rsid="01d58bf8"/>
    </style:style>
    <style:style style:name="P108" style:family="paragraph" style:parent-style-name="Preformatted_20_Text">
      <style:text-properties officeooo:paragraph-rsid="01d989cd"/>
    </style:style>
    <style:style style:name="P109" style:family="paragraph" style:parent-style-name="Preformatted_20_Text">
      <style:text-properties officeooo:paragraph-rsid="01de1a79"/>
    </style:style>
    <style:style style:name="P110" style:family="paragraph" style:parent-style-name="Standard">
      <style:text-properties officeooo:paragraph-rsid="0032a7af"/>
    </style:style>
    <style:style style:name="P111" style:family="paragraph" style:parent-style-name="Standard">
      <style:text-properties officeooo:paragraph-rsid="003ce109"/>
    </style:style>
    <style:style style:name="P112" style:family="paragraph" style:parent-style-name="Standard">
      <style:text-properties officeooo:paragraph-rsid="0040f5ff"/>
    </style:style>
    <style:style style:name="P113" style:family="paragraph" style:parent-style-name="Standard">
      <style:paragraph-properties fo:text-align="end" style:justify-single-word="false"/>
      <style:text-properties officeooo:paragraph-rsid="013b2689"/>
    </style:style>
    <style:style style:name="P114" style:family="paragraph" style:parent-style-name="Standard">
      <style:paragraph-properties fo:text-align="end" style:justify-single-word="false"/>
      <style:text-properties officeooo:paragraph-rsid="01670e8c"/>
    </style:style>
    <style:style style:name="P115" style:family="paragraph" style:parent-style-name="Standard">
      <style:paragraph-properties fo:text-align="center" style:justify-single-word="false"/>
      <style:text-properties officeooo:paragraph-rsid="01067487"/>
    </style:style>
    <style:style style:name="P116" style:family="paragraph" style:parent-style-name="Standard">
      <style:paragraph-properties fo:text-align="center" style:justify-single-word="false"/>
      <style:text-properties officeooo:paragraph-rsid="01670e8c"/>
    </style:style>
    <style:style style:name="P117" style:family="paragraph" style:parent-style-name="Standard">
      <style:paragraph-properties fo:text-align="center" style:justify-single-word="false"/>
      <style:text-properties officeooo:paragraph-rsid="01a12bbe"/>
    </style:style>
    <style:style style:name="P118" style:family="paragraph" style:parent-style-name="Standard">
      <style:text-properties officeooo:paragraph-rsid="009bef08"/>
    </style:style>
    <style:style style:name="P119" style:family="paragraph" style:parent-style-name="Standard">
      <style:text-properties fo:font-weight="normal" officeooo:rsid="00a1b26c" officeooo:paragraph-rsid="00a1b26c" style:font-weight-asian="normal" style:font-weight-complex="normal"/>
    </style:style>
    <style:style style:name="P120" style:family="paragraph" style:parent-style-name="Standard">
      <style:paragraph-properties fo:text-align="start" style:justify-single-word="false"/>
      <style:text-properties fo:font-weight="normal" style:font-weight-asian="normal" style:font-weight-complex="normal"/>
    </style:style>
    <style:style style:name="P121" style:family="paragraph" style:parent-style-name="Standard">
      <style:text-properties fo:font-weight="normal" officeooo:rsid="00a1b26c" officeooo:paragraph-rsid="00a1b26c" style:font-size-asian="10.5pt" style:font-weight-asian="normal" style:font-weight-complex="normal" style:text-scale="98%"/>
    </style:style>
    <style:style style:name="P122" style:family="paragraph" style:parent-style-name="Standard">
      <style:text-properties officeooo:rsid="00a1b26c" officeooo:paragraph-rsid="00a1b26c"/>
    </style:style>
    <style:style style:name="P123" style:family="paragraph" style:parent-style-name="Standard">
      <style:text-properties officeooo:paragraph-rsid="00b80466"/>
    </style:style>
    <style:style style:name="P124" style:family="paragraph" style:parent-style-name="Standard">
      <style:text-properties officeooo:paragraph-rsid="00bbc9da"/>
    </style:style>
    <style:style style:name="P125" style:family="paragraph" style:parent-style-name="Standard">
      <style:text-properties fo:font-weight="bold" officeooo:paragraph-rsid="00cefb14" style:font-weight-asian="bold" style:font-weight-complex="bold"/>
    </style:style>
    <style:style style:name="P126"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27" style:family="paragraph" style:parent-style-name="Standard">
      <style:paragraph-properties fo:text-align="center" style:justify-single-word="false"/>
      <style:text-properties fo:font-weight="bold" style:font-weight-asian="bold" style:font-weight-complex="bold"/>
    </style:style>
    <style:style style:name="P128" style:family="paragraph" style:parent-style-name="Standard">
      <style:text-properties fo:font-weight="bold" officeooo:paragraph-rsid="018ed189" style:font-weight-asian="bold" style:font-weight-complex="bold"/>
    </style:style>
    <style:style style:name="P129" style:family="paragraph" style:parent-style-name="Standard">
      <style:text-properties officeooo:paragraph-rsid="00cefb14"/>
    </style:style>
    <style:style style:name="P130" style:family="paragraph" style:parent-style-name="Standard">
      <style:text-properties officeooo:paragraph-rsid="0055eed5"/>
    </style:style>
    <style:style style:name="P131" style:family="paragraph" style:parent-style-name="Standard">
      <style:text-properties officeooo:paragraph-rsid="01067487"/>
    </style:style>
    <style:style style:name="P132" style:family="paragraph" style:parent-style-name="Standard">
      <style:text-properties officeooo:rsid="00fd2ae9" officeooo:paragraph-rsid="0127f967"/>
    </style:style>
    <style:style style:name="P133" style:family="paragraph" style:parent-style-name="Standard">
      <style:text-properties officeooo:paragraph-rsid="0127f967"/>
    </style:style>
    <style:style style:name="P134" style:family="paragraph" style:parent-style-name="Standard">
      <style:text-properties officeooo:rsid="00ee66f1" officeooo:paragraph-rsid="012919c6" style:text-scale="98%"/>
    </style:style>
    <style:style style:name="P135" style:family="paragraph" style:parent-style-name="Standard">
      <style:text-properties fo:font-style="normal" officeooo:paragraph-rsid="01a31251" style:font-style-asian="normal" style:font-style-complex="normal"/>
    </style:style>
    <style:style style:name="P136" style:family="paragraph" style:parent-style-name="Standard">
      <style:paragraph-properties fo:text-align="end" style:justify-single-word="false"/>
      <style:text-properties fo:font-style="normal" officeooo:paragraph-rsid="01a31251" style:font-style-asian="normal" style:font-style-complex="normal"/>
    </style:style>
    <style:style style:name="P137" style:family="paragraph" style:parent-style-name="Standard">
      <style:text-properties officeooo:paragraph-rsid="014853c8"/>
    </style:style>
    <style:style style:name="P138" style:family="paragraph" style:parent-style-name="Standard">
      <style:text-properties officeooo:rsid="014d0288" officeooo:paragraph-rsid="014d0288"/>
    </style:style>
    <style:style style:name="P139" style:family="paragraph" style:parent-style-name="Standard">
      <style:text-properties officeooo:paragraph-rsid="015b9876"/>
    </style:style>
    <style:style style:name="P140" style:family="paragraph" style:parent-style-name="Standard">
      <style:text-properties officeooo:rsid="00a57f36" officeooo:paragraph-rsid="01670e8c"/>
    </style:style>
    <style:style style:name="P141" style:family="paragraph" style:parent-style-name="Standard">
      <style:text-properties officeooo:paragraph-rsid="01670e8c"/>
    </style:style>
    <style:style style:name="P142" style:family="paragraph" style:parent-style-name="Standard">
      <style:text-properties officeooo:paragraph-rsid="016c371d"/>
    </style:style>
    <style:style style:name="P143" style:family="paragraph" style:parent-style-name="Standard">
      <style:text-properties officeooo:paragraph-rsid="01736d28"/>
    </style:style>
    <style:style style:name="P144" style:family="paragraph" style:parent-style-name="Standard">
      <style:text-properties officeooo:paragraph-rsid="018ca5a2"/>
    </style:style>
    <style:style style:name="P145" style:family="paragraph" style:parent-style-name="Standard">
      <style:text-properties officeooo:paragraph-rsid="018ed189"/>
    </style:style>
    <style:style style:name="P146" style:family="paragraph" style:parent-style-name="Standard">
      <style:text-properties officeooo:rsid="019011cf" officeooo:paragraph-rsid="019011cf"/>
    </style:style>
    <style:style style:name="P147" style:family="paragraph" style:parent-style-name="Standard">
      <style:text-properties fo:font-size="10pt" fo:font-style="italic" officeooo:rsid="018ed189" officeooo:paragraph-rsid="018ed189" style:font-style-asian="italic" style:font-style-complex="italic"/>
    </style:style>
    <style:style style:name="P148" style:family="paragraph" style:parent-style-name="Standard">
      <style:text-properties officeooo:paragraph-rsid="0195641f"/>
    </style:style>
    <style:style style:name="P149" style:family="paragraph" style:parent-style-name="Standard">
      <style:text-properties officeooo:paragraph-rsid="0196bca1"/>
    </style:style>
    <style:style style:name="P150" style:family="paragraph" style:parent-style-name="Standard">
      <style:text-properties officeooo:paragraph-rsid="019ab1ae" style:text-scale="94%"/>
    </style:style>
    <style:style style:name="P151" style:family="paragraph" style:parent-style-name="Standard">
      <style:text-properties officeooo:paragraph-rsid="019ab1ae"/>
    </style:style>
    <style:style style:name="P152" style:family="paragraph" style:parent-style-name="Standard">
      <style:text-properties officeooo:paragraph-rsid="019bf9db"/>
    </style:style>
    <style:style style:name="P153" style:family="paragraph" style:parent-style-name="Standard">
      <style:text-properties officeooo:paragraph-rsid="01a12bbe"/>
    </style:style>
    <style:style style:name="P154"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5" style:family="paragraph" style:parent-style-name="Standard">
      <style:paragraph-properties fo:text-align="center" style:justify-single-word="false"/>
      <style:text-properties fo:font-style="italic" style:font-style-asian="italic" style:font-style-complex="italic"/>
    </style:style>
    <style:style style:name="P156" style:family="paragraph" style:parent-style-name="Standard">
      <style:text-properties officeooo:paragraph-rsid="01a31251"/>
    </style:style>
    <style:style style:name="P157" style:family="paragraph" style:parent-style-name="Standard">
      <style:text-properties officeooo:paragraph-rsid="01b33557"/>
    </style:style>
    <style:style style:name="P158" style:family="paragraph" style:parent-style-name="Standard">
      <style:text-properties officeooo:paragraph-rsid="01b6a36c"/>
    </style:style>
    <style:style style:name="P159" style:family="paragraph" style:parent-style-name="Standard">
      <style:text-properties officeooo:paragraph-rsid="01cd9158"/>
    </style:style>
    <style:style style:name="P160" style:family="paragraph" style:parent-style-name="Standard">
      <style:text-properties officeooo:paragraph-rsid="01d9723b"/>
    </style:style>
    <style:style style:name="P161" style:family="paragraph" style:parent-style-name="Standard">
      <style:text-properties officeooo:paragraph-rsid="0129b224"/>
    </style:style>
    <style:style style:name="P162"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63"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64"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65" style:family="paragraph" style:parent-style-name="Text_20_body">
      <style:paragraph-properties fo:margin-top="0mm" fo:margin-bottom="0mm" loext:contextual-spacing="false"/>
      <style:text-properties officeooo:paragraph-rsid="00b97acc"/>
    </style:style>
    <style:style style:name="P166" style:family="paragraph" style:parent-style-name="Text_20_body">
      <style:paragraph-properties fo:margin-top="0mm" fo:margin-bottom="0mm" loext:contextual-spacing="false"/>
      <style:text-properties officeooo:paragraph-rsid="019fd22a"/>
    </style:style>
    <style:style style:name="P167" style:family="paragraph" style:parent-style-name="Text_20_body">
      <style:paragraph-properties fo:margin-top="0mm" fo:margin-bottom="0mm" loext:contextual-spacing="false" fo:text-align="end" style:justify-single-word="false"/>
      <style:text-properties officeooo:paragraph-rsid="01b4d1ba"/>
    </style:style>
    <style:style style:name="P168"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69" style:family="paragraph" style:parent-style-name="List_20_Contents" style:master-page-name="">
      <style:paragraph-properties fo:margin-left="4mm" fo:margin-right="0mm" fo:text-indent="0mm" style:auto-text-indent="false" style:page-number="auto"/>
    </style:style>
    <style:style style:name="P170" style:family="paragraph" style:parent-style-name="List_20_Contents" style:master-page-name="">
      <style:paragraph-properties fo:margin-left="4.25mm" fo:margin-right="0mm" fo:text-indent="0mm" style:auto-text-indent="false" style:page-number="auto"/>
    </style:style>
    <style:style style:name="P171" style:family="paragraph" style:parent-style-name="Title">
      <style:text-properties fo:font-size="28pt" fo:font-weight="bold" officeooo:paragraph-rsid="00802333" style:font-weight-asian="bold" style:font-weight-complex="bold"/>
    </style:style>
    <style:style style:name="P172" style:family="paragraph" style:parent-style-name="Table_20_Contents">
      <style:paragraph-properties fo:text-align="center" style:justify-single-word="false"/>
    </style:style>
    <style:style style:name="P173" style:family="paragraph" style:parent-style-name="Table_20_Contents">
      <style:paragraph-properties fo:text-align="center" style:justify-single-word="false"/>
      <style:text-properties officeooo:paragraph-rsid="002b84ea"/>
    </style:style>
    <style:style style:name="P174" style:family="paragraph" style:parent-style-name="Table_20_Contents">
      <style:paragraph-properties fo:text-align="center" style:justify-single-word="false"/>
      <style:text-properties officeooo:rsid="002d4ca3" officeooo:paragraph-rsid="002d4ca3"/>
    </style:style>
    <style:style style:name="P175" style:family="paragraph" style:parent-style-name="Table_20_Contents">
      <style:paragraph-properties fo:text-align="center" style:justify-single-word="false"/>
      <style:text-properties officeooo:rsid="002b0e1e" officeooo:paragraph-rsid="002b0e1e"/>
    </style:style>
    <style:style style:name="P176"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77"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78"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79" style:family="paragraph" style:parent-style-name="Table_20_Contents">
      <style:paragraph-properties fo:text-align="center" style:justify-single-word="false"/>
      <style:text-properties fo:font-size="14pt" officeooo:rsid="002b0e1e"/>
    </style:style>
    <style:style style:name="P180" style:family="paragraph" style:parent-style-name="Table_20_Contents">
      <style:paragraph-properties fo:text-align="center" style:justify-single-word="false"/>
      <style:text-properties fo:font-size="14pt" officeooo:rsid="002b0e1e" officeooo:paragraph-rsid="002b0e1e"/>
    </style:style>
    <style:style style:name="P181" style:family="paragraph" style:parent-style-name="Table_20_Contents">
      <style:paragraph-properties fo:text-align="center" style:justify-single-word="false"/>
      <style:text-properties fo:color="#ffffff" fo:font-size="14pt" officeooo:rsid="002b0e1e" officeooo:paragraph-rsid="002b0e1e"/>
    </style:style>
    <style:style style:name="P182"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83"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84" style:family="paragraph" style:parent-style-name="Preformatted_20_Text">
      <style:paragraph-properties fo:margin-top="0mm" fo:margin-bottom="4.99mm" loext:contextual-spacing="false"/>
      <style:text-properties officeooo:paragraph-rsid="01670e8c"/>
    </style:style>
    <style:style style:name="P185" style:family="paragraph" style:parent-style-name="Standard">
      <style:text-properties officeooo:paragraph-rsid="01e5b085"/>
    </style:style>
    <style:style style:name="P186" style:family="paragraph" style:parent-style-name="Standard">
      <style:text-properties officeooo:paragraph-rsid="01edef73"/>
    </style:style>
    <style:style style:name="P187" style:family="paragraph" style:parent-style-name="Standard">
      <style:text-properties officeooo:rsid="01dcaea5" officeooo:paragraph-rsid="01dcaea5"/>
    </style:style>
    <style:style style:name="P18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8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0" style:family="paragraph" style:parent-style-name="Text_20_body" style:list-style-name="">
      <style:text-properties officeooo:rsid="01638ad4" officeooo:paragraph-rsid="01b6a36c"/>
    </style:style>
    <style:style style:name="P191" style:family="paragraph" style:parent-style-name="Text_20_body">
      <style:text-properties officeooo:rsid="01e52a08" officeooo:paragraph-rsid="01e52a08"/>
    </style:style>
    <style:style style:name="P192" style:family="paragraph" style:parent-style-name="Text_20_body">
      <style:text-properties officeooo:paragraph-rsid="01edef73"/>
    </style:style>
    <style:style style:name="P193" style:family="paragraph" style:parent-style-name="Heading_20_2">
      <style:text-properties style:font-name="Liberation Mono"/>
    </style:style>
    <style:style style:name="P194" style:family="paragraph" style:parent-style-name="Heading_20_2">
      <style:text-properties style:font-name="Liberation Mono" officeooo:paragraph-rsid="0129b224"/>
    </style:style>
    <style:style style:name="P195" style:family="paragraph" style:parent-style-name="Heading_20_2">
      <style:text-properties style:font-name="Liberation Mono" officeooo:rsid="014b52a2" officeooo:paragraph-rsid="014b52a2"/>
    </style:style>
    <style:style style:name="P196" style:family="paragraph" style:parent-style-name="Heading_20_2" style:list-style-name="">
      <style:text-properties style:font-name="Liberation Mono" officeooo:paragraph-rsid="01b33557"/>
    </style:style>
    <style:style style:name="P197" style:family="paragraph" style:parent-style-name="Heading_20_2" style:list-style-name="">
      <style:text-properties officeooo:paragraph-rsid="00b80466"/>
    </style:style>
    <style:style style:name="P198" style:family="paragraph" style:parent-style-name="Heading_20_2">
      <style:text-properties fo:font-weight="bold" officeooo:rsid="010c7c7a" officeooo:paragraph-rsid="0129b224" style:font-weight-asian="bold" style:font-weight-complex="bold"/>
    </style:style>
    <style:style style:name="P199" style:family="paragraph" style:parent-style-name="Heading_20_2">
      <style:text-properties officeooo:paragraph-rsid="0129b224"/>
    </style:style>
    <style:style style:name="P200" style:family="paragraph" style:parent-style-name="Heading_20_2">
      <style:text-properties officeooo:rsid="00f2004d" officeooo:paragraph-rsid="0129b224"/>
    </style:style>
    <style:style style:name="P201" style:family="paragraph" style:parent-style-name="Heading_20_2">
      <style:text-properties officeooo:rsid="01cc4cbe" officeooo:paragraph-rsid="01cc4cbe"/>
    </style:style>
    <style:style style:name="P202" style:family="paragraph" style:parent-style-name="Heading_20_2">
      <style:text-properties officeooo:paragraph-rsid="00e61563"/>
    </style:style>
    <style:style style:name="P203"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04" style:family="paragraph" style:parent-style-name="Heading_20_2">
      <style:paragraph-properties fo:margin-left="-1.01mm" fo:margin-right="0mm" fo:margin-top="0mm" fo:margin-bottom="0mm" loext:contextual-spacing="false" fo:text-indent="0mm" style:auto-text-indent="false" fo:break-before="column"/>
    </style:style>
    <style:style style:name="P205" style:family="paragraph" style:parent-style-name="Heading_20_2">
      <style:paragraph-properties fo:margin-left="-1.01mm" fo:margin-right="0mm" fo:margin-top="0mm" fo:margin-bottom="0mm" loext:contextual-spacing="false" fo:text-indent="0mm" style:auto-text-indent="false"/>
    </style:style>
    <style:style style:name="P206" style:family="paragraph" style:parent-style-name="Heading_20_2">
      <style:paragraph-properties fo:break-before="column"/>
    </style:style>
    <style:style style:name="P207" style:family="paragraph" style:parent-style-name="Heading_20_2">
      <style:paragraph-properties fo:break-before="column"/>
      <style:text-properties officeooo:paragraph-rsid="0127f967"/>
    </style:style>
    <style:style style:name="P208" style:family="paragraph" style:parent-style-name="Heading_20_2">
      <style:paragraph-properties fo:break-before="column"/>
      <style:text-properties officeooo:rsid="0140126b" officeooo:paragraph-rsid="01457fbb"/>
    </style:style>
    <style:style style:name="P209" style:family="paragraph" style:parent-style-name="Heading_20_2">
      <style:paragraph-properties fo:break-before="page"/>
      <style:text-properties style:font-name="Liberation Mono" officeooo:paragraph-rsid="00b80466"/>
    </style:style>
    <style:style style:name="P210" style:family="paragraph" style:parent-style-name="Heading_20_2">
      <style:paragraph-properties fo:margin-top="0mm" fo:margin-bottom="0mm" loext:contextual-spacing="false"/>
      <style:text-properties officeooo:paragraph-rsid="0127f967"/>
    </style:style>
    <style:style style:name="P211" style:family="paragraph" style:parent-style-name="Heading_20_2">
      <style:paragraph-properties fo:margin-top="1.01mm" fo:margin-bottom="1.01mm" loext:contextual-spacing="false"/>
      <style:text-properties officeooo:paragraph-rsid="019fd22a"/>
    </style:style>
    <style:style style:name="P212" style:family="paragraph" style:parent-style-name="Heading_20_2">
      <style:paragraph-properties fo:margin-top="0mm" fo:margin-bottom="2.12mm" loext:contextual-spacing="false"/>
    </style:style>
    <style:style style:name="P213" style:family="paragraph" style:parent-style-name="Heading_20_3">
      <style:text-properties style:font-name="Liberation Mono"/>
    </style:style>
    <style:style style:name="P214"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15" style:family="paragraph" style:parent-style-name="Heading_20_3">
      <style:text-properties style:font-name="Liberation Mono" fo:font-size="14.1000003814697pt" style:font-size-asian="14.1000003814697pt" style:font-size-complex="14.1000003814697pt"/>
    </style:style>
    <style:style style:name="P216" style:family="paragraph" style:parent-style-name="Heading_20_3">
      <style:text-properties style:font-name="Liberation Mono" officeooo:paragraph-rsid="00b97acc"/>
    </style:style>
    <style:style style:name="P217" style:family="paragraph" style:parent-style-name="Heading_20_3">
      <style:text-properties officeooo:paragraph-rsid="00b80466"/>
    </style:style>
    <style:style style:name="P218" style:family="paragraph" style:parent-style-name="Heading_20_3">
      <style:text-properties officeooo:rsid="015dca01" officeooo:paragraph-rsid="015dca01"/>
    </style:style>
    <style:style style:name="P219" style:family="paragraph" style:parent-style-name="Heading_20_3">
      <style:text-properties officeooo:rsid="013777eb" officeooo:paragraph-rsid="013777eb"/>
    </style:style>
    <style:style style:name="P220" style:family="paragraph" style:parent-style-name="Heading_20_1">
      <style:text-properties officeooo:paragraph-rsid="01055dbb"/>
    </style:style>
    <style:style style:name="P221" style:family="paragraph" style:parent-style-name="Heading_20_1" style:list-style-name="">
      <style:text-properties officeooo:paragraph-rsid="01edef73"/>
    </style:style>
    <style:style style:name="P222" style:family="paragraph" style:parent-style-name="Heading_20_1">
      <style:text-properties style:font-name="Liberation Mono"/>
    </style:style>
    <style:style style:name="P223" style:family="paragraph" style:parent-style-name="Heading_20_1" style:list-style-name="">
      <style:text-properties style:font-name="Liberation Mono" officeooo:rsid="0031a8a0"/>
    </style:style>
    <style:style style:name="P224"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25"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26" style:family="paragraph" style:parent-style-name="Heading_20_1">
      <style:text-properties style:font-name="Liberation Mono" officeooo:rsid="01d215cc" officeooo:paragraph-rsid="01d215cc"/>
    </style:style>
    <style:style style:name="P227" style:family="paragraph" style:parent-style-name="Heading_20_1">
      <style:text-properties style:font-name="Liberation Mono" officeooo:rsid="00dd58c2" officeooo:paragraph-rsid="019ab1ae"/>
    </style:style>
    <style:style style:name="P228" style:family="paragraph" style:parent-style-name="Heading_20_1" style:list-style-name="">
      <style:text-properties style:font-name="Liberation Mono" officeooo:rsid="00d7510d" officeooo:paragraph-rsid="00d7510d"/>
    </style:style>
    <style:style style:name="P229"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30" style:family="paragraph" style:parent-style-name="Heading_20_1">
      <style:text-properties officeooo:paragraph-rsid="01b33557"/>
    </style:style>
    <style:style style:name="P231" style:family="paragraph" style:parent-style-name="Heading_20_1" style:list-style-name="">
      <style:text-properties officeooo:rsid="01638ad4" officeooo:paragraph-rsid="01b6a36c"/>
    </style:style>
    <style:style style:name="P232" style:family="paragraph" style:parent-style-name="Heading_20_1">
      <style:text-properties officeooo:rsid="015b9876" officeooo:paragraph-rsid="015b9876"/>
    </style:style>
    <style:style style:name="P233" style:family="paragraph" style:parent-style-name="Heading_20_1">
      <style:text-properties officeooo:rsid="016b9913" officeooo:paragraph-rsid="016b9913"/>
    </style:style>
    <style:style style:name="P234" style:family="paragraph" style:parent-style-name="Heading_20_1">
      <style:text-properties officeooo:rsid="016f0be6" officeooo:paragraph-rsid="016f0be6"/>
    </style:style>
    <style:style style:name="P235" style:family="paragraph" style:parent-style-name="Heading_20_1">
      <style:text-properties officeooo:paragraph-rsid="018b880b"/>
    </style:style>
    <style:style style:name="P236" style:family="paragraph" style:parent-style-name="Heading_20_1">
      <style:text-properties officeooo:rsid="0196f541" officeooo:paragraph-rsid="0196f541"/>
    </style:style>
    <style:style style:name="P237" style:family="paragraph" style:parent-style-name="Heading_20_1">
      <style:paragraph-properties fo:break-before="page"/>
    </style:style>
    <style:style style:name="P238"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39" style:family="paragraph" style:parent-style-name="Heading_20_1">
      <style:paragraph-properties fo:break-before="page"/>
      <style:text-properties officeooo:rsid="00f8d2b2" officeooo:paragraph-rsid="0127f967"/>
    </style:style>
    <style:style style:name="P240" style:family="paragraph" style:parent-style-name="Heading_20_1">
      <style:paragraph-properties fo:break-before="page"/>
      <style:text-properties officeooo:paragraph-rsid="00b2d97e"/>
    </style:style>
    <style:style style:name="P241" style:family="paragraph" style:parent-style-name="Heading_20_1">
      <style:paragraph-properties fo:break-before="page"/>
      <style:text-properties officeooo:paragraph-rsid="00fd2ae9"/>
    </style:style>
    <style:style style:name="P242" style:family="paragraph" style:parent-style-name="Heading_20_1" style:list-style-name="">
      <style:paragraph-properties fo:break-before="page"/>
      <style:text-properties officeooo:paragraph-rsid="011e572e"/>
    </style:style>
    <style:style style:name="P243" style:family="paragraph" style:parent-style-name="Heading_20_1" style:list-style-name="">
      <style:paragraph-properties fo:break-before="column"/>
      <style:text-properties officeooo:rsid="0133158b" officeooo:paragraph-rsid="0133158b"/>
    </style:style>
    <style:style style:name="P244" style:family="paragraph" style:parent-style-name="Heading_20_1">
      <style:paragraph-properties fo:break-before="column"/>
      <style:text-properties officeooo:rsid="01d3dbc6" officeooo:paragraph-rsid="01d3dbc6"/>
    </style:style>
    <style:style style:name="P245" style:family="paragraph" style:parent-style-name="Heading_20_1">
      <style:paragraph-properties fo:break-before="column"/>
      <style:text-properties officeooo:paragraph-rsid="01d3dbc6"/>
    </style:style>
    <style:style style:name="P246" style:family="paragraph" style:parent-style-name="Heading_20_1">
      <style:paragraph-properties fo:margin-top="0mm" fo:margin-bottom="0.49mm" loext:contextual-spacing="false"/>
      <style:text-properties officeooo:rsid="01d9723b" officeooo:paragraph-rsid="01d9723b"/>
    </style:style>
    <style:style style:name="P247" style:family="paragraph" style:parent-style-name="Heading_20_1">
      <style:paragraph-properties fo:margin-top="1.01mm" fo:margin-bottom="2.12mm" loext:contextual-spacing="false"/>
      <style:text-properties officeooo:rsid="0077f5ce" officeooo:paragraph-rsid="0077f5ce"/>
    </style:style>
    <style:style style:name="P248" style:family="paragraph" style:parent-style-name="Heading_20_1">
      <style:paragraph-properties fo:margin-top="1.99mm" fo:margin-bottom="0mm" loext:contextual-spacing="false"/>
    </style:style>
    <style:style style:name="P249" style:family="paragraph" style:parent-style-name="Heading_20_1" style:list-style-name="">
      <style:paragraph-properties fo:margin-top="1.99mm" fo:margin-bottom="0mm" loext:contextual-spacing="false" fo:break-before="column"/>
      <style:text-properties officeooo:rsid="01e5b085" officeooo:paragraph-rsid="01e5b085"/>
    </style:style>
    <style:style style:name="P250" style:family="paragraph" style:parent-style-name="Heading_20_1">
      <style:paragraph-properties fo:margin-top="1.99mm" fo:margin-bottom="0mm" loext:contextual-spacing="false" fo:break-before="page"/>
    </style:style>
    <style:style style:name="P251" style:family="paragraph" style:parent-style-name="Preformatted_20_Text">
      <style:text-properties officeooo:rsid="01e5b085" officeooo:paragraph-rsid="01e5b085"/>
    </style:style>
    <style:style style:name="P252" style:family="paragraph" style:parent-style-name="Preformatted_20_Text">
      <style:text-properties fo:font-style="italic" officeooo:rsid="01e74987" officeooo:paragraph-rsid="01e74987" style:font-style-asian="italic" style:font-style-complex="italic"/>
    </style:style>
    <style:style style:name="P253" style:family="paragraph" style:parent-style-name="Preformatted_20_Text">
      <style:text-properties officeooo:paragraph-rsid="01ec2e66"/>
    </style:style>
    <style:style style:name="P254" style:family="paragraph" style:parent-style-name="Preformatted_20_Text">
      <style:text-properties officeooo:rsid="01ec2e66" officeooo:paragraph-rsid="01ec2e66"/>
    </style:style>
    <style:style style:name="P255" style:family="paragraph" style:parent-style-name="Preformatted_20_Text">
      <style:text-properties officeooo:rsid="01d58bf8" officeooo:paragraph-rsid="01edef73"/>
    </style:style>
    <style:style style:name="P256" style:family="paragraph" style:parent-style-name="Preformatted_20_Text">
      <style:text-properties officeooo:paragraph-rsid="01edef73"/>
    </style:style>
    <style:style style:name="P257" style:family="paragraph" style:parent-style-name="Preformatted_20_Text">
      <style:text-properties officeooo:rsid="01b992fc" officeooo:paragraph-rsid="01bd5f52"/>
    </style:style>
    <style:style style:name="P258" style:family="paragraph" style:parent-style-name="Preformatted_20_Text">
      <style:text-properties officeooo:rsid="01b992fc" officeooo:paragraph-rsid="01edef73"/>
    </style:style>
    <style:style style:name="P259" style:family="paragraph" style:parent-style-name="Preformatted_20_Text">
      <style:text-properties officeooo:rsid="01d0044e" officeooo:paragraph-rsid="01edef73"/>
    </style:style>
    <style:style style:name="P260" style:family="paragraph" style:parent-style-name="Preformatted_20_Text">
      <style:text-properties officeooo:rsid="01b8bcfe" officeooo:paragraph-rsid="01edef73"/>
    </style:style>
    <style:style style:name="P261" style:family="paragraph" style:parent-style-name="Preformatted_20_Text">
      <style:text-properties officeooo:rsid="01bd5f52" officeooo:paragraph-rsid="01edef73"/>
    </style:style>
    <style:style style:name="P262" style:family="paragraph" style:parent-style-name="Preformatted_20_Text">
      <style:paragraph-properties fo:text-align="start" style:justify-single-word="false"/>
      <style:text-properties officeooo:paragraph-rsid="01edef73"/>
    </style:style>
    <style:style style:name="P263" style:family="paragraph" style:parent-style-name="Preformatted_20_Text">
      <style:text-properties fo:font-weight="bold" officeooo:rsid="01d58bf8" officeooo:paragraph-rsid="01edef73" style:font-weight-asian="bold" style:font-weight-complex="bold"/>
    </style:style>
    <style:style style:name="P264"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265"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266" style:family="paragraph" style:parent-style-name="Heading_20_4">
      <style:text-properties officeooo:paragraph-rsid="01ca40b4"/>
    </style:style>
    <style:style style:name="P267" style:family="paragraph" style:parent-style-name="Table_20_Contents">
      <style:text-properties style:font-name="Liberation Mono" fo:font-size="10pt" officeooo:rsid="01504431" officeooo:paragraph-rsid="01edef73" style:font-name-asian="NSimSun" style:font-size-asian="10pt" style:font-name-complex="Liberation Mono" style:font-size-complex="10pt"/>
    </style:style>
    <style:style style:name="P268" style:family="paragraph" style:parent-style-name="Contents_20_2">
      <style:paragraph-properties>
        <style:tab-stops>
          <style:tab-stop style:position="168.01mm" style:type="right" style:leader-style="dotted" style:leader-text="."/>
        </style:tab-stops>
      </style:paragraph-properties>
    </style:style>
    <style:style style:name="P269" style:family="paragraph" style:parent-style-name="Contents_20_3">
      <style:paragraph-properties>
        <style:tab-stops>
          <style:tab-stop style:position="166mm" style:type="right" style:leader-style="dotted" style:leader-text="."/>
        </style:tab-stops>
      </style:paragraph-properties>
    </style:style>
    <style:style style:name="P270" style:family="paragraph" style:parent-style-name="Contents_20_1">
      <style:paragraph-properties>
        <style:tab-stops>
          <style:tab-stop style:position="170mm" style:type="right" style:leader-style="dotted" style:leader-text="."/>
        </style:tab-stops>
      </style:paragraph-properties>
    </style:style>
    <style:style style:name="P271" style:family="paragraph" style:parent-style-name="Contents_20_4">
      <style:paragraph-properties>
        <style:tab-stops>
          <style:tab-stop style:position="155.03mm" style:type="right" style:leader-style="dotted" style:leader-text="."/>
        </style:tab-stops>
      </style:paragraph-properties>
    </style:style>
    <style:style style:name="P272" style:family="paragraph">
      <loext:graphic-properties draw:fill="solid" draw:fill-color="#000000" draw:fill-image-width="0mm" draw:fill-image-height="0mm"/>
    </style:style>
    <style:style style:name="P273" style:family="paragraph">
      <loext:graphic-properties draw:fill="solid" draw:fill-color="#b2b2b2" draw:fill-image-width="0mm" draw:fill-image-height="0mm"/>
    </style:style>
    <style:style style:name="P274"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00659"/>
    </style:style>
    <style:style style:name="T14" style:family="text">
      <style:text-properties style:font-name="Liberation Mono" officeooo:rsid="010a7e34"/>
    </style:style>
    <style:style style:name="T15" style:family="text">
      <style:text-properties style:font-name="Liberation Mono" officeooo:rsid="01d215cc"/>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35212" style:font-name-asian="NSimSun" style:font-size-asian="10pt" style:font-name-complex="Liberation Mono" style:font-size-complex="10pt"/>
    </style:style>
    <style:style style:name="T18" style:family="text">
      <style:text-properties style:font-name="Liberation Mono" fo:font-size="10pt" style:font-name-asian="NSimSun" style:font-size-asian="10pt" style:font-name-complex="Liberation Mono" style:font-size-complex="10pt" style:text-scale="98%"/>
    </style:style>
    <style:style style:name="T19" style:family="text">
      <style:text-properties style:font-name="Liberation Mono" fo:font-size="10pt" officeooo:rsid="019e3fb5" style:font-name-asian="NSimSun" style:font-size-asian="10pt" style:font-name-complex="Liberation Mono" style:font-size-complex="10pt"/>
    </style:style>
    <style:style style:name="T20" style:family="text">
      <style:text-properties style:font-name="Liberation Mono" fo:font-size="10pt" officeooo:rsid="01ca40b4" style:font-name-asian="NSimSun" style:font-size-asian="10pt" style:font-name-complex="Liberation Mono" style:font-size-complex="10pt"/>
    </style:style>
    <style:style style:name="T21" style:family="text">
      <style:text-properties style:font-name="Liberation Mono" fo:font-size="10pt" officeooo:rsid="017b53a7" style:font-name-asian="NSimSun" style:font-size-asian="10pt" style:font-name-complex="Liberation Mono" style:font-size-complex="10pt"/>
    </style:style>
    <style:style style:name="T2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style:font-weight-asian="bold" style:font-weight-complex="bold"/>
    </style:style>
    <style:style style:name="T2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8"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29" style:family="text">
      <style:text-properties style:font-name="Liberation Mono" officeooo:rsid="0031a8a0"/>
    </style:style>
    <style:style style:name="T30" style:family="text">
      <style:text-properties style:font-name="Liberation Mono" fo:font-weight="bold" style:font-weight-asian="bold" style:font-weight-complex="bold"/>
    </style:style>
    <style:style style:name="T31" style:family="text">
      <style:text-properties style:font-name="Liberation Mono" officeooo:rsid="01405e85"/>
    </style:style>
    <style:style style:name="T32" style:family="text">
      <style:text-properties style:font-name="Liberation Mono" officeooo:rsid="00f8d2b2"/>
    </style:style>
    <style:style style:name="T33" style:family="text">
      <style:text-properties style:font-name="Liberation Mono" officeooo:rsid="01a5b59c"/>
    </style:style>
    <style:style style:name="T34" style:family="text">
      <style:text-properties style:font-name="Liberation Mono" officeooo:rsid="01cd9158"/>
    </style:style>
    <style:style style:name="T35"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6" style:family="text">
      <style:text-properties style:font-name="Liberation Mono" officeooo:rsid="01eabddd"/>
    </style:style>
    <style:style style:name="T37" style:family="text">
      <style:text-properties style:font-name="Liberation Mono" officeooo:rsid="01ed2017"/>
    </style:style>
    <style:style style:name="T38" style:family="text">
      <style:text-properties style:font-name="Liberation Mono" officeooo:rsid="011e572e"/>
    </style:style>
    <style:style style:name="T39" style:family="text">
      <style:text-properties style:font-name="Liberation Mono" officeooo:rsid="01d3dbc6"/>
    </style:style>
    <style:style style:name="T40" style:family="text">
      <style:text-properties fo:language="en" fo:country="US"/>
    </style:style>
    <style:style style:name="T41" style:family="text">
      <style:text-properties fo:language="en" fo:country="US" officeooo:rsid="001bd04a"/>
    </style:style>
    <style:style style:name="T42" style:family="text">
      <style:text-properties fo:language="en" fo:country="US" officeooo:rsid="001c15ec"/>
    </style:style>
    <style:style style:name="T43" style:family="text">
      <style:text-properties fo:language="en" fo:country="US" officeooo:rsid="001f75a0"/>
    </style:style>
    <style:style style:name="T44" style:family="text">
      <style:text-properties fo:language="en" fo:country="US" officeooo:rsid="002161a9"/>
    </style:style>
    <style:style style:name="T45" style:family="text">
      <style:text-properties fo:language="en" fo:country="US" officeooo:rsid="00250d9a"/>
    </style:style>
    <style:style style:name="T46" style:family="text">
      <style:text-properties fo:language="en" fo:country="US" officeooo:rsid="00669338"/>
    </style:style>
    <style:style style:name="T47" style:family="text">
      <style:text-properties officeooo:rsid="00088d56"/>
    </style:style>
    <style:style style:name="T48" style:family="text">
      <style:text-properties fo:font-weight="bold" style:font-weight-asian="bold" style:font-weight-complex="bold"/>
    </style:style>
    <style:style style:name="T49" style:family="text">
      <style:text-properties fo:font-weight="bold" officeooo:rsid="0032a7af" style:font-weight-asian="bold" style:font-weight-complex="bold"/>
    </style:style>
    <style:style style:name="T50" style:family="text">
      <style:text-properties fo:font-weight="bold" officeooo:rsid="002b0e1e" style:font-weight-asian="bold" style:font-weight-complex="bold"/>
    </style:style>
    <style:style style:name="T51" style:family="text">
      <style:text-properties fo:font-weight="bold" officeooo:rsid="00462459" style:font-weight-asian="bold" style:font-weight-complex="bold"/>
    </style:style>
    <style:style style:name="T52" style:family="text">
      <style:text-properties fo:font-weight="bold" officeooo:rsid="00549321" style:font-weight-asian="bold" style:font-weight-complex="bold"/>
    </style:style>
    <style:style style:name="T53" style:family="text">
      <style:text-properties fo:font-weight="bold" officeooo:rsid="004f844c" style:font-weight-asian="bold" style:font-weight-complex="bold"/>
    </style:style>
    <style:style style:name="T54" style:family="text">
      <style:text-properties fo:font-weight="bold" officeooo:rsid="006998b8" style:font-weight-asian="bold" style:font-weight-complex="bold"/>
    </style:style>
    <style:style style:name="T55" style:family="text">
      <style:text-properties fo:font-weight="bold" officeooo:rsid="009b5204" style:font-weight-asian="bold" style:font-weight-complex="bold"/>
    </style:style>
    <style:style style:name="T56" style:family="text">
      <style:text-properties fo:font-weight="bold" officeooo:rsid="00cefb14" style:font-weight-asian="bold" style:font-weight-complex="bold"/>
    </style:style>
    <style:style style:name="T57" style:family="text">
      <style:text-properties fo:font-weight="bold" style:font-weight-asian="bold" style:font-weight-complex="bold" style:text-scale="98%"/>
    </style:style>
    <style:style style:name="T58" style:family="text">
      <style:text-properties fo:font-weight="bold" officeooo:rsid="0031aabd" style:font-weight-asian="bold" style:font-weight-complex="bold"/>
    </style:style>
    <style:style style:name="T59" style:family="text">
      <style:text-properties fo:font-weight="bold" officeooo:rsid="010c7c7a" style:font-weight-asian="bold" style:font-weight-complex="bold"/>
    </style:style>
    <style:style style:name="T60" style:family="text">
      <style:text-properties fo:font-weight="bold" style:font-weight-asian="bold" style:font-weight-complex="bold" style:text-scale="96%"/>
    </style:style>
    <style:style style:name="T61" style:family="text">
      <style:text-properties fo:font-weight="bold" officeooo:rsid="0195641f" style:font-weight-asian="bold" style:font-weight-complex="bold" style:text-scale="96%"/>
    </style:style>
    <style:style style:name="T62" style:family="text">
      <style:text-properties fo:font-weight="bold" officeooo:rsid="0118ac59" style:font-weight-asian="bold" style:font-weight-complex="bold"/>
    </style:style>
    <style:style style:name="T63" style:family="text">
      <style:text-properties fo:font-weight="bold" officeooo:rsid="00fd2ae9" style:font-weight-asian="bold" style:font-weight-complex="bold"/>
    </style:style>
    <style:style style:name="T64" style:family="text">
      <style:text-properties fo:font-weight="bold" officeooo:rsid="0153321a" style:font-weight-asian="bold" style:font-weight-complex="bold"/>
    </style:style>
    <style:style style:name="T65" style:family="text">
      <style:text-properties fo:font-weight="bold" officeooo:rsid="0143ed3b" style:font-weight-asian="bold" style:font-weight-complex="bold"/>
    </style:style>
    <style:style style:name="T66" style:family="text">
      <style:text-properties fo:font-weight="bold" officeooo:rsid="0158027e" style:font-weight-asian="bold" style:font-weight-complex="bold"/>
    </style:style>
    <style:style style:name="T67" style:family="text">
      <style:text-properties fo:font-weight="bold" officeooo:rsid="016b9913" style:font-weight-asian="bold" style:font-weight-complex="bold"/>
    </style:style>
    <style:style style:name="T68" style:family="text">
      <style:text-properties fo:font-weight="bold" officeooo:rsid="018ed189" style:font-weight-asian="bold" style:font-weight-complex="bold"/>
    </style:style>
    <style:style style:name="T69" style:family="text">
      <style:text-properties fo:font-weight="bold" officeooo:rsid="019011cf" style:font-weight-asian="bold" style:font-weight-complex="bold"/>
    </style:style>
    <style:style style:name="T70" style:family="text">
      <style:text-properties fo:font-weight="bold" officeooo:rsid="01941fcd" style:font-weight-asian="bold" style:font-weight-complex="bold"/>
    </style:style>
    <style:style style:name="T71" style:family="text">
      <style:text-properties fo:font-weight="bold" officeooo:rsid="019bf9db" style:font-weight-asian="bold" style:font-weight-complex="bold"/>
    </style:style>
    <style:style style:name="T72" style:family="text">
      <style:text-properties fo:font-weight="bold" officeooo:rsid="01a12bbe" style:font-weight-asian="bold" style:font-weight-complex="bold"/>
    </style:style>
    <style:style style:name="T73" style:family="text">
      <style:text-properties fo:font-weight="bold" officeooo:rsid="01b8bcfe" style:font-weight-asian="bold" style:font-weight-complex="bold"/>
    </style:style>
    <style:style style:name="T74" style:family="text">
      <style:text-properties fo:font-weight="bold" officeooo:rsid="01ca40b4" style:font-weight-asian="bold" style:font-weight-complex="bold"/>
    </style:style>
    <style:style style:name="T75" style:family="text">
      <style:text-properties fo:font-weight="bold" officeooo:rsid="01e5b085" style:font-weight-asian="bold" style:font-weight-complex="bold"/>
    </style:style>
    <style:style style:name="T76" style:family="text">
      <style:text-properties fo:font-weight="bold" officeooo:rsid="01edef73" style:font-weight-asian="bold" style:font-weight-complex="bold"/>
    </style:style>
    <style:style style:name="T77" style:family="text">
      <style:text-properties fo:font-size="10pt"/>
    </style:style>
    <style:style style:name="T78" style:family="text">
      <style:text-properties fo:font-size="10pt" style:font-size-asian="10pt" style:font-size-complex="10pt"/>
    </style:style>
    <style:style style:name="T79" style:family="text">
      <style:text-properties fo:font-size="10pt" style:font-size-asian="10pt" style:font-size-complex="10pt" style:text-scale="98%"/>
    </style:style>
    <style:style style:name="T80" style:family="text">
      <style:text-properties fo:font-size="10pt" officeooo:rsid="00c7ade7" style:font-size-asian="10pt" style:font-size-complex="10pt"/>
    </style:style>
    <style:style style:name="T81" style:family="text">
      <style:text-properties fo:font-size="10pt" officeooo:rsid="0140126b" style:font-size-asian="10pt" style:font-size-complex="10pt"/>
    </style:style>
    <style:style style:name="T82" style:family="text">
      <style:text-properties fo:font-size="10pt" officeooo:rsid="018a8222" style:font-size-asian="10pt" style:font-size-complex="10pt"/>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0pt" fo:font-weight="bold" officeooo:rsid="0031aabd" style:font-size-asian="10pt" style:font-weight-asian="bold" style:font-size-complex="10pt" style:font-weight-complex="bold"/>
    </style:style>
    <style:style style:name="T85" style:family="text">
      <style:text-properties fo:font-size="10pt" fo:font-weight="bold" officeooo:rsid="003f5bd0" style:font-size-asian="10pt" style:font-weight-asian="bold" style:font-size-complex="10pt" style:font-weight-complex="bold"/>
    </style:style>
    <style:style style:name="T86" style:family="text">
      <style:text-properties fo:font-size="10pt" fo:font-weight="bold" style:font-size-asian="10pt" style:font-weight-asian="bold" style:font-size-complex="10pt" style:font-weight-complex="bold" style:text-scale="99%"/>
    </style:style>
    <style:style style:name="T87" style:family="text">
      <style:text-properties fo:font-size="10pt" fo:font-weight="bold" officeooo:rsid="005e9fa1" style:font-size-asian="10pt" style:font-weight-asian="bold" style:font-size-complex="10pt" style:font-weight-complex="bold" style:text-scale="99%"/>
    </style:style>
    <style:style style:name="T88" style:family="text">
      <style:text-properties fo:font-size="10pt" fo:font-weight="bold" officeooo:rsid="008863c6" style:font-size-asian="10pt" style:font-weight-asian="bold" style:font-size-complex="10pt" style:font-weight-complex="bold" style:text-scale="99%"/>
    </style:style>
    <style:style style:name="T89" style:family="text">
      <style:text-properties fo:font-size="10pt" fo:font-weight="bold" officeooo:rsid="019fd22a" style:font-size-asian="10pt" style:font-weight-asian="bold" style:font-size-complex="10pt" style:font-weight-complex="bold"/>
    </style:style>
    <style:style style:name="T90" style:family="text">
      <style:text-properties fo:font-size="10pt" fo:font-weight="bold" style:font-weight-asian="bold" style:font-weight-complex="bold"/>
    </style:style>
    <style:style style:name="T91" style:family="text">
      <style:text-properties fo:font-size="10pt" fo:font-weight="normal" style:font-size-asian="10pt" style:font-weight-asian="normal" style:font-size-complex="10pt" style:font-weight-complex="normal"/>
    </style:style>
    <style:style style:name="T92" style:family="text">
      <style:text-properties fo:font-size="10pt" fo:font-weight="normal" style:font-weight-asian="normal" style:font-weight-complex="normal"/>
    </style:style>
    <style:style style:name="T93" style:family="text">
      <style:text-properties fo:font-size="10pt" fo:font-style="italic" style:font-style-asian="italic" style:font-style-complex="italic"/>
    </style:style>
    <style:style style:name="T94" style:family="text">
      <style:text-properties style:font-name="Liberation Serif"/>
    </style:style>
    <style:style style:name="T95" style:family="text">
      <style:text-properties style:font-name="Liberation Serif" style:text-scale="98%"/>
    </style:style>
    <style:style style:name="T96" style:family="text">
      <style:text-properties style:font-name="Liberation Serif" officeooo:rsid="000ec8d3" style:text-scale="98%"/>
    </style:style>
    <style:style style:name="T97" style:family="text">
      <style:text-properties style:font-name="Liberation Serif" officeooo:rsid="00f567b7" style:text-scale="98%"/>
    </style:style>
    <style:style style:name="T98" style:family="text">
      <style:text-properties style:font-name="Liberation Serif" fo:font-weight="bold" style:font-weight-asian="bold" style:font-weight-complex="bold"/>
    </style:style>
    <style:style style:name="T99" style:family="text">
      <style:text-properties style:font-name="Liberation Serif" fo:font-weight="normal" officeooo:rsid="00da251c" style:font-weight-asian="normal" style:font-weight-complex="normal"/>
    </style:style>
    <style:style style:name="T100" style:family="text">
      <style:text-properties style:font-name="Liberation Serif" fo:font-weight="normal" officeooo:rsid="0154b059" style:font-weight-asian="normal" style:font-weight-complex="normal"/>
    </style:style>
    <style:style style:name="T101" style:family="text">
      <style:text-properties style:font-name="Liberation Serif" officeooo:rsid="00f567b7"/>
    </style:style>
    <style:style style:name="T102" style:family="text">
      <style:text-properties style:font-name="Liberation Serif" fo:font-size="10.5pt" style:font-size-asian="10.5pt" style:font-size-complex="10.5pt"/>
    </style:style>
    <style:style style:name="T103" style:family="text">
      <style:text-properties style:font-name="Liberation Serif" fo:font-size="10.5pt" officeooo:rsid="019bf9db" style:font-size-asian="10.5pt" style:font-size-complex="10.5pt"/>
    </style:style>
    <style:style style:name="T104" style:family="text">
      <style:text-properties style:font-name="Liberation Serif" fo:font-size="12pt" officeooo:rsid="01adbc89" style:font-size-asian="10pt" style:font-size-complex="10pt"/>
    </style:style>
    <style:style style:name="T105" style:family="text">
      <style:text-properties style:font-name="Liberation Serif" fo:font-size="12pt" officeooo:rsid="01ae37b8" style:font-size-asian="10pt" style:font-size-complex="10pt"/>
    </style:style>
    <style:style style:name="T106" style:family="text">
      <style:text-properties style:font-name="Liberation Serif" fo:font-size="12pt" style:font-size-asian="12pt" style:font-size-complex="12pt"/>
    </style:style>
    <style:style style:name="T107" style:family="text">
      <style:text-properties style:font-name="Liberation Serif" fo:font-size="12pt" officeooo:rsid="01cd9158" style:font-size-asian="12pt" style:font-size-complex="12pt"/>
    </style:style>
    <style:style style:name="T108" style:family="text">
      <style:text-properties style:font-name="Liberation Serif" fo:font-size="12pt" officeooo:rsid="019bf9db" style:font-size-asian="12pt" style:font-size-complex="12pt"/>
    </style:style>
    <style:style style:name="T109" style:family="text">
      <style:text-properties style:font-name="Liberation Serif" officeooo:rsid="01d3dbc6"/>
    </style:style>
    <style:style style:name="T110" style:family="text">
      <style:text-properties style:font-name="Liberation Serif" fo:font-size="12.5pt" style:font-size-asian="10.5pt" style:font-size-complex="10.5pt"/>
    </style:style>
    <style:style style:name="T111" style:family="text">
      <style:text-properties style:font-name="Liberation Serif" fo:font-size="12.5pt" officeooo:rsid="019bf9db" style:font-size-asian="10.5pt" style:font-size-complex="10.5pt"/>
    </style:style>
    <style:style style:name="T112" style:family="text">
      <style:text-properties style:text-scale="99%"/>
    </style:style>
    <style:style style:name="T113" style:family="text">
      <style:text-properties style:text-scale="98%"/>
    </style:style>
    <style:style style:name="T114" style:family="text">
      <style:text-properties officeooo:rsid="00cefb14" style:text-scale="98%"/>
    </style:style>
    <style:style style:name="T115" style:family="text">
      <style:text-properties officeooo:rsid="0121ae2f" style:text-scale="98%"/>
    </style:style>
    <style:style style:name="T116" style:family="text">
      <style:text-properties officeooo:rsid="01892f6e" style:text-scale="98%"/>
    </style:style>
    <style:style style:name="T117" style:family="text">
      <style:text-properties officeooo:rsid="01cc4cbe" style:text-scale="98%"/>
    </style:style>
    <style:style style:name="T118" style:family="text">
      <style:text-properties fo:font-size="9pt" fo:font-weight="bold" officeooo:rsid="007bb27b" style:font-size-asian="9pt" style:font-weight-asian="bold" style:font-size-complex="9pt" style:font-weight-complex="bold"/>
    </style:style>
    <style:style style:name="T119" style:family="text">
      <style:text-properties fo:font-size="9pt" fo:font-weight="bold" officeooo:rsid="005e9fa1" style:font-size-asian="9pt" style:font-weight-asian="bold" style:font-size-complex="9pt" style:font-weight-complex="bold"/>
    </style:style>
    <style:style style:name="T120" style:family="text">
      <style:text-properties fo:font-size="9pt" fo:font-weight="normal" officeooo:rsid="005e9fa1" style:font-size-asian="9pt" style:font-weight-asian="normal" style:font-size-complex="9pt" style:font-weight-complex="normal"/>
    </style:style>
    <style:style style:name="T121" style:family="text">
      <style:text-properties fo:font-size="9pt" style:font-size-asian="9pt" style:font-size-complex="9pt"/>
    </style:style>
    <style:style style:name="T122" style:family="text">
      <style:text-properties fo:font-size="9pt" officeooo:rsid="016c371d" style:font-size-asian="9pt" style:font-size-complex="9pt"/>
    </style:style>
    <style:style style:name="T123" style:family="text">
      <style:text-properties officeooo:rsid="00285f55"/>
    </style:style>
    <style:style style:name="T124" style:family="text">
      <style:text-properties officeooo:rsid="002b84ea"/>
    </style:style>
    <style:style style:name="T125" style:family="text">
      <style:text-properties style:text-scale="93%"/>
    </style:style>
    <style:style style:name="T126" style:family="text">
      <style:text-properties officeooo:rsid="002facc1"/>
    </style:style>
    <style:style style:name="T127" style:family="text">
      <style:text-properties officeooo:rsid="0031aabd"/>
    </style:style>
    <style:style style:name="T128" style:family="text">
      <style:text-properties officeooo:rsid="0033e72a"/>
    </style:style>
    <style:style style:name="T129" style:family="text">
      <style:text-properties officeooo:rsid="0035e167"/>
    </style:style>
    <style:style style:name="T130" style:family="text">
      <style:text-properties fo:language="zxx" fo:country="none" style:language-asian="zxx" style:country-asian="none" style:language-complex="zxx" style:country-complex="none"/>
    </style:style>
    <style:style style:name="T131" style:family="text">
      <style:text-properties officeooo:rsid="003da9ba"/>
    </style:style>
    <style:style style:name="T132" style:family="text">
      <style:text-properties officeooo:rsid="003f5bd0"/>
    </style:style>
    <style:style style:name="T133" style:family="text">
      <style:text-properties fo:font-weight="normal" style:font-weight-asian="normal" style:font-weight-complex="normal"/>
    </style:style>
    <style:style style:name="T134" style:family="text">
      <style:text-properties fo:font-weight="normal" officeooo:rsid="004f844c" style:font-weight-asian="normal" style:font-weight-complex="normal"/>
    </style:style>
    <style:style style:name="T135" style:family="text">
      <style:text-properties fo:font-weight="normal" style:font-weight-asian="normal" style:font-weight-complex="normal" style:text-scale="97%"/>
    </style:style>
    <style:style style:name="T136" style:family="text">
      <style:text-properties fo:font-weight="normal" officeooo:rsid="00a39090" style:font-weight-asian="normal" style:font-weight-complex="normal" style:text-scale="97%"/>
    </style:style>
    <style:style style:name="T137" style:family="text">
      <style:text-properties fo:font-weight="normal" officeooo:rsid="00c7ade7" style:font-weight-asian="normal" style:font-weight-complex="normal"/>
    </style:style>
    <style:style style:name="T138" style:family="text">
      <style:text-properties fo:font-weight="normal" officeooo:rsid="00dd58c2" style:font-weight-asian="normal" style:font-weight-complex="normal"/>
    </style:style>
    <style:style style:name="T139" style:family="text">
      <style:text-properties fo:font-weight="normal" officeooo:rsid="004b6712" style:font-weight-asian="normal" style:font-weight-complex="normal"/>
    </style:style>
    <style:style style:name="T140" style:family="text">
      <style:text-properties fo:font-weight="normal" officeooo:rsid="003f5bd0" style:font-weight-asian="normal" style:font-weight-complex="normal"/>
    </style:style>
    <style:style style:name="T141" style:family="text">
      <style:text-properties fo:font-weight="normal" officeooo:rsid="00e6aede" style:font-weight-asian="normal" style:font-weight-complex="normal"/>
    </style:style>
    <style:style style:name="T142" style:family="text">
      <style:text-properties fo:font-weight="normal" officeooo:rsid="01067487" style:font-weight-asian="normal" style:font-weight-complex="normal"/>
    </style:style>
    <style:style style:name="T143" style:family="text">
      <style:text-properties fo:font-weight="normal" officeooo:rsid="0198b8e6" style:font-weight-asian="normal" style:font-weight-complex="normal"/>
    </style:style>
    <style:style style:name="T144" style:family="text">
      <style:text-properties officeooo:rsid="0040f5ff"/>
    </style:style>
    <style:style style:name="T145" style:family="text">
      <style:text-properties officeooo:rsid="0042c43e"/>
    </style:style>
    <style:style style:name="T146" style:family="text">
      <style:text-properties officeooo:rsid="00450113"/>
    </style:style>
    <style:style style:name="T147" style:family="text">
      <style:text-properties officeooo:rsid="004796a9"/>
    </style:style>
    <style:style style:name="T148" style:family="text">
      <style:text-properties officeooo:rsid="004b0887"/>
    </style:style>
    <style:style style:name="T149" style:family="text">
      <style:text-properties officeooo:rsid="0055eed5"/>
    </style:style>
    <style:style style:name="T150" style:family="text">
      <style:text-properties officeooo:rsid="005ee390"/>
    </style:style>
    <style:style style:name="T151" style:family="text">
      <style:text-properties officeooo:rsid="0060bd65"/>
    </style:style>
    <style:style style:name="T152" style:family="text">
      <style:text-properties fo:font-style="italic" style:font-style-asian="italic" style:font-style-complex="italic"/>
    </style:style>
    <style:style style:name="T153" style:family="text">
      <style:text-properties fo:font-style="italic" officeooo:rsid="01b8bcfe"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style:font-weight-asian="normal" style:font-weight-complex="normal"/>
    </style:style>
    <style:style style:name="T156" style:family="text">
      <style:text-properties officeooo:rsid="0062bd0f"/>
    </style:style>
    <style:style style:name="T157" style:family="text">
      <style:text-properties officeooo:rsid="00724116"/>
    </style:style>
    <style:style style:name="T158" style:family="text">
      <style:text-properties officeooo:rsid="0077f5ce"/>
    </style:style>
    <style:style style:name="T159" style:family="text">
      <style:text-properties style:use-window-font-color="true" fo:font-size="15pt" style:font-size-asian="15pt" style:font-size-complex="15pt"/>
    </style:style>
    <style:style style:name="T160" style:family="text">
      <style:text-properties style:use-window-font-color="true" style:font-name="Liberation Mono" fo:font-size="10pt" officeooo:rsid="0081331c" style:font-size-asian="12pt" style:font-size-complex="12pt"/>
    </style:style>
    <style:style style:name="T161" style:family="text">
      <style:text-properties style:use-window-font-color="true" style:font-name="Liberation Mono" fo:font-size="10pt" officeooo:rsid="00a8aa06" style:font-size-asian="12pt" style:font-size-complex="12pt"/>
    </style:style>
    <style:style style:name="T162" style:family="text">
      <style:text-properties style:use-window-font-color="true" style:font-name="Liberation Mono" fo:font-size="10pt" officeooo:rsid="01c15117" style:font-size-asian="12pt" style:font-size-complex="12pt"/>
    </style:style>
    <style:style style:name="T163" style:family="text">
      <style:text-properties style:use-window-font-color="true" fo:font-size="9pt" style:font-size-asian="15pt" style:font-size-complex="15pt"/>
    </style:style>
    <style:style style:name="T164" style:family="text">
      <style:text-properties officeooo:rsid="009027a4"/>
    </style:style>
    <style:style style:name="T165" style:family="text">
      <style:text-properties officeooo:rsid="00930f32"/>
    </style:style>
    <style:style style:name="T166" style:family="text">
      <style:text-properties officeooo:rsid="00a1b26c"/>
    </style:style>
    <style:style style:name="T167" style:family="text">
      <style:text-properties style:text-underline-style="solid" style:text-underline-width="auto" style:text-underline-color="font-color"/>
    </style:style>
    <style:style style:name="T168" style:family="text">
      <style:text-properties officeooo:rsid="00bbe3c4"/>
    </style:style>
    <style:style style:name="T169" style:family="text">
      <style:text-properties officeooo:rsid="00be9911"/>
    </style:style>
    <style:style style:name="T170" style:family="text">
      <style:text-properties officeooo:rsid="00cefb14"/>
    </style:style>
    <style:style style:name="T171" style:family="text">
      <style:text-properties style:text-scale="96%"/>
    </style:style>
    <style:style style:name="T172" style:family="text">
      <style:text-properties officeooo:rsid="01736d28" style:text-scale="96%"/>
    </style:style>
    <style:style style:name="T173" style:family="text">
      <style:text-properties officeooo:rsid="01c78202" style:text-scale="96%"/>
    </style:style>
    <style:style style:name="T174" style:family="text">
      <style:text-properties officeooo:rsid="00e61563"/>
    </style:style>
    <style:style style:name="T175" style:family="text">
      <style:text-properties officeooo:rsid="00f3d6e5"/>
    </style:style>
    <style:style style:name="T176" style:family="text">
      <style:text-properties officeooo:rsid="00f567b7"/>
    </style:style>
    <style:style style:name="T177" style:family="text">
      <style:text-properties style:font-name="Liberation Serif1" officeooo:rsid="00fba2e6" style:font-size-asian="10.5pt" style:text-scale="99%"/>
    </style:style>
    <style:style style:name="T178" style:family="text">
      <style:text-properties officeooo:rsid="0108051c"/>
    </style:style>
    <style:style style:name="T179" style:family="text">
      <style:text-properties officeooo:rsid="01173e2b"/>
    </style:style>
    <style:style style:name="T180" style:family="text">
      <style:text-properties officeooo:rsid="0118ac59"/>
    </style:style>
    <style:style style:name="T181" style:family="text">
      <style:text-properties fo:font-size="8pt" fo:font-style="italic" style:font-style-asian="italic" style:font-style-complex="italic"/>
    </style:style>
    <style:style style:name="T182" style:family="text">
      <style:text-properties fo:font-size="8.5pt" style:font-size-asian="8.5pt" style:font-size-complex="8.5pt"/>
    </style:style>
    <style:style style:name="T183" style:family="text">
      <style:text-properties fo:font-size="8.5pt" officeooo:rsid="013141f1" style:font-size-asian="8.5pt" style:font-size-complex="8.5pt"/>
    </style:style>
    <style:style style:name="T184" style:family="text">
      <style:text-properties officeooo:rsid="012d7616"/>
    </style:style>
    <style:style style:name="T185" style:family="text">
      <style:text-properties officeooo:rsid="0134aa76"/>
    </style:style>
    <style:style style:name="T186" style:family="text">
      <style:text-properties officeooo:rsid="0137fe0c"/>
    </style:style>
    <style:style style:name="T187" style:family="text">
      <style:text-properties officeooo:rsid="01391e81"/>
    </style:style>
    <style:style style:name="T188" style:family="text">
      <style:text-properties officeooo:rsid="013b2689"/>
    </style:style>
    <style:style style:name="T189" style:family="text">
      <style:text-properties officeooo:rsid="0143ed3b"/>
    </style:style>
    <style:style style:name="T190" style:family="text">
      <style:text-properties officeooo:rsid="014b52a2"/>
    </style:style>
    <style:style style:name="T191" style:family="text">
      <style:text-properties officeooo:rsid="01504431"/>
    </style:style>
    <style:style style:name="T192" style:family="text">
      <style:text-properties officeooo:rsid="0153321a"/>
    </style:style>
    <style:style style:name="T193" style:family="text">
      <style:text-properties officeooo:rsid="0153bcc4"/>
    </style:style>
    <style:style style:name="T194" style:family="text">
      <style:text-properties officeooo:rsid="01566337"/>
    </style:style>
    <style:style style:name="T195" style:family="text">
      <style:text-properties officeooo:rsid="015b9876"/>
    </style:style>
    <style:style style:name="T196" style:family="text">
      <style:text-properties officeooo:rsid="01619c5b"/>
    </style:style>
    <style:style style:name="T197" style:family="text">
      <style:text-properties officeooo:rsid="01657d67"/>
    </style:style>
    <style:style style:name="T198" style:family="text">
      <style:text-properties officeooo:rsid="016a3ba8"/>
    </style:style>
    <style:style style:name="T199" style:family="text">
      <style:text-properties fo:font-size="9.5pt" style:font-size-asian="9.5pt" style:font-size-complex="9.5pt"/>
    </style:style>
    <style:style style:name="T200" style:family="text">
      <style:text-properties fo:font-size="9.5pt" officeooo:rsid="016b9913" style:font-size-asian="9.5pt" style:font-size-complex="9.5pt"/>
    </style:style>
    <style:style style:name="T201" style:family="text">
      <style:text-properties officeooo:rsid="016fd0a1"/>
    </style:style>
    <style:style style:name="T202" style:family="text">
      <style:text-properties officeooo:rsid="0179f4f1"/>
    </style:style>
    <style:style style:name="T203" style:family="text">
      <style:text-properties officeooo:rsid="017b53a7"/>
    </style:style>
    <style:style style:name="T204" style:family="text">
      <style:text-properties officeooo:rsid="017ce90f"/>
    </style:style>
    <style:style style:name="T205" style:family="text">
      <style:text-properties officeooo:rsid="018b880b"/>
    </style:style>
    <style:style style:name="T206" style:family="text">
      <style:text-properties officeooo:rsid="018ca5a2"/>
    </style:style>
    <style:style style:name="T207" style:family="text">
      <style:text-properties officeooo:rsid="018ed189"/>
    </style:style>
    <style:style style:name="T208" style:family="text">
      <style:text-properties officeooo:rsid="0196bca1"/>
    </style:style>
    <style:style style:name="T209" style:family="text">
      <style:text-properties officeooo:rsid="0197aa8c"/>
    </style:style>
    <style:style style:name="T210" style:family="text">
      <style:text-properties officeooo:rsid="0198b8e6"/>
    </style:style>
    <style:style style:name="T211" style:family="text">
      <style:text-properties officeooo:rsid="019ab1ae"/>
    </style:style>
    <style:style style:name="T212" style:family="text">
      <style:text-properties officeooo:rsid="019bf9db"/>
    </style:style>
    <style:style style:name="T213" style:family="text">
      <style:text-properties officeooo:rsid="019e3fb5"/>
    </style:style>
    <style:style style:name="T214" style:family="text">
      <style:text-properties officeooo:rsid="019fd22a"/>
    </style:style>
    <style:style style:name="T215" style:family="text">
      <style:text-properties fo:font-size="11.8999996185303pt"/>
    </style:style>
    <style:style style:name="T216" style:family="text">
      <style:text-properties fo:font-size="11.8999996185303pt" fo:font-weight="bold" style:font-weight-asian="bold" style:font-weight-complex="bold"/>
    </style:style>
    <style:style style:name="T217" style:family="text">
      <style:text-properties officeooo:rsid="01a12bbe"/>
    </style:style>
    <style:style style:name="T218" style:family="text">
      <style:text-properties officeooo:rsid="01adbc89"/>
    </style:style>
    <style:style style:name="T219" style:family="text">
      <style:text-properties officeooo:rsid="01b4d1ba"/>
    </style:style>
    <style:style style:name="T220" style:family="text">
      <style:text-properties officeooo:rsid="01b777c6"/>
    </style:style>
    <style:style style:name="T221" style:family="text">
      <style:text-properties officeooo:rsid="01b8bcfe"/>
    </style:style>
    <style:style style:name="T222" style:family="text">
      <style:text-properties officeooo:rsid="01c78202"/>
    </style:style>
    <style:style style:name="T223" style:family="text">
      <style:text-properties officeooo:rsid="01ca40b4"/>
    </style:style>
    <style:style style:name="T224" style:family="text">
      <style:text-properties officeooo:rsid="01cc1a33"/>
    </style:style>
    <style:style style:name="T225" style:family="text">
      <style:text-properties officeooo:rsid="01cd9158"/>
    </style:style>
    <style:style style:name="T226" style:family="text">
      <style:text-properties officeooo:rsid="01d215cc"/>
    </style:style>
    <style:style style:name="T227" style:family="text">
      <style:text-properties officeooo:rsid="01d3dbc6"/>
    </style:style>
    <style:style style:name="T228" style:family="text">
      <style:text-properties fo:font-size="12.1000003814697pt" officeooo:rsid="01d3dbc6" style:font-size-asian="14.1000003814697pt" style:font-size-complex="14.1000003814697pt"/>
    </style:style>
    <style:style style:name="T229" style:family="text">
      <style:text-properties officeooo:rsid="01d63af9"/>
    </style:style>
    <style:style style:name="T230" style:family="text">
      <style:text-properties officeooo:rsid="01d9723b"/>
    </style:style>
    <style:style style:name="T231" style:family="text">
      <style:text-properties fo:font-style="normal" fo:font-weight="normal" officeooo:rsid="0073edcc" style:font-style-asian="normal" style:font-weight-asian="normal" style:font-style-complex="normal" style:font-weight-complex="normal"/>
    </style:style>
    <style:style style:name="T232" style:family="text">
      <style:text-properties fo:font-style="normal" fo:font-weight="bold" officeooo:rsid="0073edcc" style:font-style-asian="normal" style:font-weight-asian="bold" style:font-style-complex="normal" style:font-weight-complex="bold"/>
    </style:style>
    <style:style style:name="T233" style:family="text">
      <style:text-properties fo:font-style="normal" officeooo:rsid="006120de" style:font-style-asian="normal" style:font-style-complex="normal"/>
    </style:style>
    <style:style style:name="T234" style:family="text">
      <style:text-properties officeooo:rsid="01e5b085"/>
    </style:style>
    <style:style style:name="T235" style:family="text">
      <style:text-properties officeooo:rsid="01ec2e66"/>
    </style:style>
    <style:style style:name="T236" style:family="text">
      <style:text-properties officeooo:rsid="01edef73"/>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draw:text-style-name="P272"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3" draw:style-name="gr2" draw:text-style-name="P273"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4" draw:text-style-name="P274"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1" draw:style-name="gr1" draw:text-style-name="P272"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71"><draw:frame draw:style-name="fr2" draw:name="Image1" text:anchor-type="as-char" svg:width="134.44mm" svg:height="58.91mm" draw:z-index="0"><draw:image xlink:href="Pictures/100002010000038E0000017CA9397C036CDCBA23.png" xlink:type="simple" xlink:show="embed" xlink:actuate="onLoad"/></draw:frame> <text:span text:style-name="T163">GLOSSARY</text:span><text:span text:style-name="T159"> </text:span><text:span text:style-name="T160">v</text:span><text:span text:style-name="T161">1.</text:span><text:span text:style-name="T162">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70"><text:a xlink:type="simple" xlink:href="#__RefHeading___Toc2300_1590653438" text:style-name="Index_20_Link" text:visited-style-name="Index_20_Link">The Three States<text:tab/>2</text:a></text:p>
            <text:p text:style-name="P268"><text:a xlink:type="simple" xlink:href="#__RefHeading___Toc2761_1590653438" text:style-name="Index_20_Link" text:visited-style-name="Index_20_Link">workflow<text:tab/>2</text:a></text:p>
            <text:p text:style-name="P270"><text:a xlink:type="simple" xlink:href="#__RefHeading___Toc2302_1590653438" text:style-name="Index_20_Link" text:visited-style-name="Index_20_Link">INIT<text:tab/>3</text:a></text:p>
            <text:p text:style-name="P268"><text:a xlink:type="simple" xlink:href="#__RefHeading___Toc2636_1590653438" text:style-name="Index_20_Link" text:visited-style-name="Index_20_Link">--bare<text:tab/>3</text:a></text:p>
            <text:p text:style-name="P270"><text:a xlink:type="simple" xlink:href="#__RefHeading___Toc2304_1590653438" text:style-name="Index_20_Link" text:visited-style-name="Index_20_Link">CLONE<text:tab/>3</text:a></text:p>
            <text:p text:style-name="P270"><text:a xlink:type="simple" xlink:href="#__RefHeading___Toc2763_1590653438" text:style-name="Index_20_Link" text:visited-style-name="Index_20_Link">ADD<text:tab/>3</text:a></text:p>
            <text:p text:style-name="P270"><text:a xlink:type="simple" xlink:href="#__RefHeading___Toc2314_1590653438" text:style-name="Index_20_Link" text:visited-style-name="Index_20_Link">COMMIT<text:tab/>3</text:a></text:p>
            <text:p text:style-name="P269"><text:a xlink:type="simple" xlink:href="#__RefHeading___Toc2316_1590653438" text:style-name="Index_20_Link" text:visited-style-name="Index_20_Link">git commit -m (-m)<text:tab/>3</text:a></text:p>
            <text:p text:style-name="P269"><text:a xlink:type="simple" xlink:href="#__RefHeading___Toc3256_1590653438" text:style-name="Index_20_Link" text:visited-style-name="Index_20_Link">git commit -a<text:tab/>3</text:a></text:p>
            <text:p text:style-name="P269"><text:a xlink:type="simple" xlink:href="#__RefHeading___Toc7575_3431889803" text:style-name="Index_20_Link" text:visited-style-name="Index_20_Link">git commit --amend<text:tab/>3</text:a></text:p>
            <text:p text:style-name="P270"><text:a xlink:type="simple" xlink:href="#__RefHeading___Toc2613_1590653438" text:style-name="Index_20_Link" text:visited-style-name="Index_20_Link">log<text:tab/>3</text:a></text:p>
            <text:p text:style-name="P268"><text:a xlink:type="simple" xlink:href="#__RefHeading___Toc3794_266876205" text:style-name="Index_20_Link" text:visited-style-name="Index_20_Link">committiquette<text:tab/>4</text:a></text:p>
            <text:p text:style-name="P270"><text:a xlink:type="simple" xlink:href="#__RefHeading___Toc2478_1935865245" text:style-name="Index_20_Link" text:visited-style-name="Index_20_Link">tag<text:tab/>4</text:a></text:p>
            <text:p text:style-name="P270"><text:a xlink:type="simple" xlink:href="#__RefHeading___Toc11238_1435368569" text:style-name="Index_20_Link" text:visited-style-name="Index_20_Link">status<text:tab/>4</text:a></text:p>
            <text:p text:style-name="P270"><text:a xlink:type="simple" xlink:href="#__RefHeading___Toc41957_1435368569" text:style-name="Index_20_Link" text:visited-style-name="Index_20_Link">diff<text:tab/>4</text:a></text:p>
            <text:p text:style-name="P270"><text:a xlink:type="simple" xlink:href="#__RefHeading___Toc11240_1435368569" text:style-name="Index_20_Link" text:visited-style-name="Index_20_Link">log<text:tab/>5</text:a></text:p>
            <text:p text:style-name="P269"><text:a xlink:type="simple" xlink:href="#__RefHeading___Toc15049_1592907931" text:style-name="Index_20_Link" text:visited-style-name="Index_20_Link">changed files<text:tab/>5</text:a></text:p>
            <text:p text:style-name="P270"><text:a xlink:type="simple" xlink:href="#__RefHeading___Toc2322_1590653438" text:style-name="Index_20_Link" text:visited-style-name="Index_20_Link">push<text:tab/>5</text:a></text:p>
            <text:p text:style-name="P268"><text:a xlink:type="simple" xlink:href="#__RefHeading___Toc6717_750884121" text:style-name="Index_20_Link" text:visited-style-name="Index_20_Link">remote<text:tab/>6</text:a></text:p>
            <text:p text:style-name="P269"><text:a xlink:type="simple" xlink:href="#__RefHeading___Toc6719_750884121" text:style-name="Index_20_Link" text:visited-style-name="Index_20_Link">rename<text:tab/>6</text:a></text:p>
            <text:p text:style-name="P269"><text:a xlink:type="simple" xlink:href="#__RefHeading___Toc3329_480306528" text:style-name="Index_20_Link" text:visited-style-name="Index_20_Link">delete (rm)<text:tab/>6</text:a></text:p>
            <text:p text:style-name="P269"><text:a xlink:type="simple" xlink:href="#__RefHeading___Toc6721_750884121" text:style-name="Index_20_Link" text:visited-style-name="Index_20_Link">add<text:tab/>6</text:a></text:p>
            <text:p text:style-name="P269"><text:a xlink:type="simple" xlink:href="#__RefHeading___Toc3323_480306528" text:style-name="Index_20_Link" text:visited-style-name="Index_20_Link">fetch<text:tab/>6</text:a></text:p>
            <text:p text:style-name="P268"><text:a xlink:type="simple" xlink:href="#__RefHeading___Toc6723_750884121" text:style-name="Index_20_Link" text:visited-style-name="Index_20_Link">Github<text:tab/>6</text:a></text:p>
            <text:p text:style-name="P268"><text:a xlink:type="simple" xlink:href="#__RefHeading___Toc6725_750884121" text:style-name="Index_20_Link" text:visited-style-name="Index_20_Link">BitBucket<text:tab/>6</text:a></text:p>
            <text:p text:style-name="P270"><text:a xlink:type="simple" xlink:href="#__RefHeading___Toc3796_266876205" text:style-name="Index_20_Link" text:visited-style-name="Index_20_Link">pull<text:tab/>6</text:a></text:p>
            <text:p text:style-name="P270"><text:a xlink:type="simple" xlink:href="#__RefHeading___Toc3260_1590653438" text:style-name="Index_20_Link" text:visited-style-name="Index_20_Link">branching<text:tab/>7</text:a></text:p>
            <text:p text:style-name="P268"><text:a xlink:type="simple" xlink:href="#__RefHeading___Toc2159_610762345" text:style-name="Index_20_Link" text:visited-style-name="Index_20_Link">git checkout<text:tab/>7</text:a></text:p>
            <text:p text:style-name="P268"><text:a xlink:type="simple" xlink:href="#__RefHeading___Toc2480_1935865245" text:style-name="Index_20_Link" text:visited-style-name="Index_20_Link">compare<text:tab/>7</text:a></text:p>
            <text:p text:style-name="P268"><text:a xlink:type="simple" xlink:href="#__RefHeading___Toc2165_610762345" text:style-name="Index_20_Link" text:visited-style-name="Index_20_Link">branch<text:tab/>7</text:a></text:p>
            <text:p text:style-name="P268"><text:a xlink:type="simple" xlink:href="#__RefHeading___Toc3800_266876205" text:style-name="Index_20_Link" text:visited-style-name="Index_20_Link">merge<text:tab/>7</text:a></text:p>
            <text:p text:style-name="P268"><text:a xlink:type="simple" xlink:href="#__RefHeading___Toc1392_559895456" text:style-name="Index_20_Link" text:visited-style-name="Index_20_Link">delete<text:tab/>7</text:a></text:p>
            <text:p text:style-name="P268"><text:a xlink:type="simple" xlink:href="#__RefHeading___Toc2108_3194843" text:style-name="Index_20_Link" text:visited-style-name="Index_20_Link">rename<text:tab/>7</text:a></text:p>
            <text:p text:style-name="P268"><text:a xlink:type="simple" xlink:href="#__RefHeading___Toc7577_3431889803" text:style-name="Index_20_Link" text:visited-style-name="Index_20_Link">merge -s ours<text:tab/>7</text:a></text:p>
            <text:p text:style-name="P268"><text:a xlink:type="simple" xlink:href="#__RefHeading___Toc2787_1435368569" text:style-name="Index_20_Link" text:visited-style-name="Index_20_Link">HEAD<text:tab/>7</text:a></text:p>
            <text:p text:style-name="P270"><text:a xlink:type="simple" xlink:href="#__RefHeading___Toc2484_1935865245" text:style-name="Index_20_Link" text:visited-style-name="Index_20_Link">restore<text:tab/>9</text:a></text:p>
            <text:p text:style-name="P268"><text:a xlink:type="simple" xlink:href="#__RefHeading___Toc2112_3194843" text:style-name="Index_20_Link" text:visited-style-name="Index_20_Link">1. checkout<text:tab/>9</text:a></text:p>
            <text:p text:style-name="P268"><text:a xlink:type="simple" xlink:href="#__RefHeading___Toc41959_1435368569" text:style-name="Index_20_Link" text:visited-style-name="Index_20_Link">2. reset<text:tab/>9</text:a></text:p>
            <text:p text:style-name="P268"><text:a xlink:type="simple" xlink:href="#__RefHeading___Toc2202_456348229" text:style-name="Index_20_Link" text:visited-style-name="Index_20_Link">3. Revert<text:tab/>9</text:a></text:p>
            <text:p text:style-name="P270"><text:a xlink:type="simple" xlink:href="#__RefHeading___Toc7426_3537163625" text:style-name="Index_20_Link" text:visited-style-name="Index_20_Link">clean<text:tab/>9</text:a></text:p>
            <text:p text:style-name="P270"><text:a xlink:type="simple" xlink:href="#__RefHeading___Toc2486_1935865245" text:style-name="Index_20_Link" text:visited-style-name="Index_20_Link">rebase<text:tab/>10</text:a></text:p>
            <text:p text:style-name="P268"><text:a xlink:type="simple" xlink:href="#__RefHeading___Toc20734_1935865245" text:style-name="Index_20_Link" text:visited-style-name="Index_20_Link">undo commit<text:tab/>10</text:a></text:p>
            <text:p text:style-name="P269"><text:a xlink:type="simple" xlink:href="#__RefHeading___Toc20736_1935865245" text:style-name="Index_20_Link" text:visited-style-name="Index_20_Link">reset<text:tab/>10</text:a></text:p>
            <text:p text:style-name="P270"><text:a xlink:type="simple" xlink:href="#__RefHeading___Toc15051_1592907931" text:style-name="Index_20_Link" text:visited-style-name="Index_20_Link">renaming files<text:tab/>10</text:a></text:p>
            <text:p text:style-name="P270"><text:a xlink:type="simple" xlink:href="#__RefHeading___Toc1827_1132370652" text:style-name="Index_20_Link" text:visited-style-name="Index_20_Link">Removing Files<text:tab/>11</text:a></text:p>
            <text:p text:style-name="P270"><text:a xlink:type="simple" xlink:href="#__RefHeading___Toc2312_1590653438" text:style-name="Index_20_Link" text:visited-style-name="Index_20_Link">.gitignore<text:tab/>11</text:a></text:p>
            <text:p text:style-name="P270"><text:a xlink:type="simple" xlink:href="#__RefHeading___Toc5436_1435368569" text:style-name="Index_20_Link" text:visited-style-name="Index_20_Link">Patches<text:tab/>11</text:a></text:p>
            <text:p text:style-name="P269"><text:a xlink:type="simple" xlink:href="#__RefHeading___Toc5438_1435368569" text:style-name="Index_20_Link" text:visited-style-name="Index_20_Link">applying patches<text:tab/>11</text:a></text:p>
            <text:p text:style-name="P270"><text:a xlink:type="simple" xlink:href="#__RefHeading___Toc11312_1435368569" text:style-name="Index_20_Link" text:visited-style-name="Index_20_Link">Export the Repository<text:tab/>12</text:a></text:p>
            <text:p text:style-name="P268"><text:a xlink:type="simple" xlink:href="#__RefHeading___Toc11284_1435368569" text:style-name="Index_20_Link" text:visited-style-name="Index_20_Link">Archive<text:tab/>12</text:a></text:p>
            <text:p text:style-name="P268"><text:a xlink:type="simple" xlink:href="#__RefHeading___Toc11286_1435368569" text:style-name="Index_20_Link" text:visited-style-name="Index_20_Link">Bundle<text:tab/>12</text:a></text:p>
            <text:p text:style-name="P270"><text:a xlink:type="simple" xlink:href="#__RefHeading___Toc41961_1435368569" text:style-name="Index_20_Link" text:visited-style-name="Index_20_Link">stashes<text:tab/>12</text:a></text:p>
            <text:p text:style-name="P270"><text:a xlink:type="simple" xlink:href="#__RefHeading___Toc41963_1435368569" text:style-name="Index_20_Link" text:visited-style-name="Index_20_Link">Plumbing<text:tab/>12</text:a></text:p>
            <text:p text:style-name="P270"><text:a xlink:type="simple" xlink:href="#__RefHeading___Toc41965_1435368569" text:style-name="Index_20_Link" text:visited-style-name="Index_20_Link">Garbage<text:tab/>12</text:a></text:p>
            <text:p text:style-name="P270"><text:a xlink:type="simple" xlink:href="#__RefHeading___Toc3276_445614510" text:style-name="Index_20_Link" text:visited-style-name="Index_20_Link">Submodule<text:tab/>12</text:a></text:p>
            <text:p text:style-name="P270"><text:a xlink:type="simple" xlink:href="#__RefHeading___Toc2765_1590653438" text:style-name="Index_20_Link" text:visited-style-name="Index_20_Link">config<text:tab/>13</text:a></text:p>
            <text:p text:style-name="P269"><text:a xlink:type="simple" xlink:href="#__RefHeading___Toc1807_1132370652" text:style-name="Index_20_Link" text:visited-style-name="Index_20_Link">colors<text:tab/>13</text:a></text:p>
            <text:p text:style-name="P269"><text:a xlink:type="simple" xlink:href="#__RefHeading___Toc2488_1935865245" text:style-name="Index_20_Link" text:visited-style-name="Index_20_Link">alias<text:tab/>13</text:a></text:p>
            <text:p text:style-name="P271"><text:a xlink:type="simple" xlink:href="#__RefHeading___Toc7579_3431889803" text:style-name="Index_20_Link" text:visited-style-name="Index_20_Link">see existing aliases<text:tab/>13</text:a></text:p>
            <text:p text:style-name="P269"><text:a xlink:type="simple" xlink:href="#__RefHeading___Toc2851_1590653438" text:style-name="Index_20_Link" text:visited-style-name="Index_20_Link">sublime as editor<text:tab/>13</text:a></text:p>
            <text:p text:style-name="P270"><text:a xlink:type="simple" xlink:href="#__RefHeading___Toc1394_559895456" text:style-name="Index_20_Link" text:visited-style-name="Index_20_Link">Heroku<text:tab/>13</text:a></text:p>
            <text:p text:style-name="P270"><text:a xlink:type="simple" xlink:href="#__RefHeading___Toc7581_3431889803" text:style-name="Index_20_Link" text:visited-style-name="Index_20_Link">Github Pages<text:tab/>13</text:a></text:p>
            <text:p text:style-name="P270"><text:a xlink:type="simple" xlink:href="#__RefHeading___Toc2324_1590653438" text:style-name="Index_20_Link" text:visited-style-name="Index_20_Link">SublimeGit<text:tab/>14</text:a></text:p>
            <text:p text:style-name="P268"><text:a xlink:type="simple" xlink:href="#__RefHeading___Toc2326_1590653438" text:style-name="Index_20_Link" text:visited-style-name="Index_20_Link">initialize the git repository,<text:tab/>14</text:a></text:p>
            <text:p text:style-name="P268"><text:a xlink:type="simple" xlink:href="#__RefHeading___Toc2328_1590653438" text:style-name="Index_20_Link" text:visited-style-name="Index_20_Link">The Status View<text:tab/>14</text:a></text:p>
            <text:p text:style-name="P268"><text:a xlink:type="simple" xlink:href="#__RefHeading___Toc2330_1590653438" text:style-name="Index_20_Link" text:visited-style-name="Index_20_Link">Adding Files<text:tab/>14</text:a></text:p>
          </text:index-body>
        </text:table-of-content>
        <text:p text:style-name="P5"/>
        <text:p text:style-name="P5"/>
        <text:p text:style-name="P5"/>
        <text:p text:style-name="P5"><draw:custom-shape text:anchor-type="paragraph" draw:z-index="17" draw:name="Shape4" draw:style-name="gr3" draw:text-style-name="P274"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81">REMOTE</text:p>
            </table:table-cell>
            <table:table-cell table:style-name="Table1.A1" office:value-type="string">
              <text:p text:style-name="P175"><text:span text:style-name="T48">clone/pul</text:span><text:span text:style-name="T54">l</text:span><text:span text:style-name="T48">→</text:span><text:span text:style-name="T124"> </text:span></text:p>
            </table:table-cell>
            <table:table-cell table:style-name="Table1.A1" table:number-rows-spanned="3" office:value-type="string">
              <text:p text:style-name="P181">LOCAL</text:p>
            </table:table-cell>
            <table:table-cell table:style-name="Table1.A1" office:value-type="string">
              <text:p text:style-name="P177">→</text:p>
            </table:table-cell>
            <table:table-cell table:style-name="Table1.A1" table:number-rows-spanned="3" office:value-type="string">
              <text:p text:style-name="P179">STAGING</text:p>
            </table:table-cell>
            <table:table-cell table:style-name="Table1.A1" office:value-type="string">
              <text:p text:style-name="P176">→</text:p>
            </table:table-cell>
            <table:table-cell table:style-name="Table1.A1" table:number-rows-spanned="3" office:value-type="string">
              <text:p text:style-name="P180"><text:span text:style-name="T125">WORKING</text:span> COPY</text:p>
            </table:table-cell>
          </table:table-row>
          <table:table-row>
            <table:covered-table-cell/>
            <table:table-cell table:style-name="Table1.A1" office:value-type="string">
              <text:p text:style-name="P172"/>
            </table:table-cell>
            <table:covered-table-cell/>
            <table:table-cell table:style-name="Table1.A1" office:value-type="string">
              <text:p text:style-name="P172"/>
            </table:table-cell>
            <table:covered-table-cell/>
            <table:table-cell table:style-name="Table1.A1" office:value-type="string">
              <text:p text:style-name="P178">checkout →</text:p>
            </table:table-cell>
            <table:covered-table-cell/>
          </table:table-row>
          <table:table-row>
            <table:covered-table-cell/>
            <table:table-cell table:style-name="Table1.A1" office:value-type="string">
              <text:p text:style-name="P176"><text:span text:style-name="T124">← <text:s/></text:span>push</text:p>
            </table:table-cell>
            <table:covered-table-cell/>
            <table:table-cell table:style-name="Table1.A1" office:value-type="string">
              <text:p text:style-name="P176"><text:span text:style-name="T124">← </text:span>commit</text:p>
            </table:table-cell>
            <table:covered-table-cell/>
            <table:table-cell table:style-name="Table1.F3" office:value-type="string">
              <text:p text:style-name="P176"><text:span text:style-name="T124">← </text:span>add</text:p>
            </table:table-cell>
            <table:covered-table-cell/>
          </table:table-row>
          <table:table-row>
            <table:table-cell table:style-name="Table1.A1" office:value-type="string">
              <text:p text:style-name="P172"/>
            </table:table-cell>
            <table:table-cell table:style-name="Table1.A1" office:value-type="string">
              <text:p text:style-name="P173"/>
            </table:table-cell>
            <table:table-cell table:style-name="Table1.A1" table:number-columns-spanned="5" office:value-type="string">
              <text:p text:style-name="P174">local</text:p>
            </table:table-cell>
            <table:covered-table-cell/>
            <table:covered-table-cell/>
            <table:covered-table-cell/>
            <table:covered-table-cell/>
          </table:table-row>
        </table:table>
        <text:p text:style-name="P5"><text:soft-page-break/></text:p>
      </text:section>
      <text:section text:style-name="Sect3" text:name="Section1">
        <text:p text:style-name="Standard"><draw:frame draw:style-name="fr3" draw:name="Image3" text:anchor-type="paragraph" svg:x="1.36mm" svg:y="1.2mm" svg:width="168.57mm" svg:height="159.44mm" draw:z-index="20"><draw:image xlink:href="Pictures/10000201000001E1000001C7F5AD13FA70393AB4.png" xlink:type="simple" xlink:show="embed" xlink:actuate="onLoad"/></draw:frame></text:p>
        <text:h text:style-name="P220" text:outline-level="1"><text:bookmark text:name="The-Three-States"/><text:bookmark-start text:name="__RefHeading___Toc2300_1590653438"/>The Three States<text:bookmark-end text:name="__RefHeading___Toc2300_1590653438"/></text:h>
        <text:p text:style-name="P2"><text:span text:style-name="T48">Committed</text:span> means that the data is safely stored in your <text:span text:style-name="T48">local</text:span> database. </text:p>
        <text:p text:style-name="P3"><text:span text:style-name="T48">Modified</text:span> means that you have changed the file but have not committed it to your database yet.</text:p>
        <text:p text:style-name="P2"><text:span text:style-name="T48">Staged</text:span> means that you have marked a modified file in its current version to go into your next commit snapshot.</text:p>
        <text:h text:style-name="P203" text:outline-level="2"/>
        <text:h text:style-name="P204" text:outline-level="2"/>
        <text:h text:style-name="P205" text:outline-level="2"/>
        <text:h text:style-name="P205" text:outline-level="2"><text:bookmark-start text:name="__RefHeading___Toc2761_1590653438"/>workflow<text:bookmark-end text:name="__RefHeading___Toc2761_1590653438"/></text:h>
        <text:p text:style-name="P112">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12"><text:span text:style-name="T144">1.</text:span> you <text:span text:style-name="T48">edit </text:span><text:span text:style-name="T133">your files in the</text:span><text:span text:style-name="T48"> working directory</text:span> </text:p>
            </table:table-cell>
            <table:table-cell table:style-name="Table2.A1" office:value-type="string">
              <text:p text:style-name="Standard"><text:span text:style-name="T144">2. w</text:span>hen you’re ready to save a copy of the current state of the project, you <text:span text:style-name="T48">stage changes</text:span></text:p>
              <text:p text:style-name="Standard"><text:span text:style-name="T133">with</text:span><text:span text:style-name="T48"> </text:span><text:span text:style-name="Source_20_Text"><text:span text:style-name="T24">git add</text:span></text:span> </text:p>
            </table:table-cell>
            <table:table-cell table:style-name="Table2.C1" office:value-type="string">
              <text:p text:style-name="P112"><text:span text:style-name="T144">3. after</text:span> you’re happy with the staged snapshot, you <text:span text:style-name="T48">commit</text:span> it to the project history with <text:span text:style-name="Source_20_Text"><text:span text:style-name="T24">git commit</text:span></text:span></text:p>
            </table:table-cell>
          </table:table-row>
        </table:table>
        <text:h text:style-name="P223" text:outline-level="1"/>
        <text:h text:style-name="P237" text:outline-level="1"><text:bookmark-start text:name="__RefHeading___Toc2302_1590653438"/><text:span text:style-name="T29">I</text:span><text:span text:style-name="T5">NIT</text:span><text:bookmark-end text:name="__RefHeading___Toc2302_1590653438"/></text:h>
        <text:p text:style-name="Standard"><text:span text:style-name="T127">to </text:span>create a new Git repository <text:span text:style-name="T128">in that directory</text:span></text:p>
        <text:p text:style-name="Preformatted_20_Text"><text:tab/><text:span text:style-name="Source_20_Text"><text:span text:style-name="T22">$</text:span></text:span><text:span text:style-name="T22"> git init</text:span></text:p>
        <text:p text:style-name="Standard"><text:span text:style-name="T127">to c</text:span>reate <text:span text:style-name="T129">it </text:span>in <text:span text:style-name="T129">a</text:span> specified directory</text:p>
        <text:p text:style-name="P39"><text:span text:style-name="Source_20_Text"><text:span text:style-name="T23">$ </text:span></text:span><text:span text:style-name="Source_20_Text"><text:span text:style-name="T83">git init </text:span></text:span><text:span text:style-name="Source_20_Text"><text:span text:style-name="T84">project_culo</text:span></text:span></text:p>
        <text:h text:style-name="P193" text:outline-level="2"><text:bookmark-start text:name="__RefHeading___Toc2636_1590653438"/>--bare<text:bookmark-end text:name="__RefHeading___Toc2636_1590653438"/></text:h>
        <text:p text:style-name="Preformatted_20_Text"><text:span text:style-name="Source_20_Text"><text:span text:style-name="T49">$ </text:span></text:span><text:span text:style-name="Source_20_Text"><text:span text:style-name="T48">git init --bare </text:span></text:span><text:span text:style-name="Source_20_Text"><text:span text:style-name="T49">pro</text:span></text:span><text:span text:style-name="Source_20_Text"><text:span text:style-name="T55">j</text:span></text:span><text:span text:style-name="Source_20_Text"><text:span text:style-name="T49">ect_culo</text:span></text:span></text:p>
        <text:p text:style-name="Standard">The <text:span text:style-name="Source_20_Text"><text:span text:style-name="T22">--bare</text:span></text:span><text:span text:style-name="T16"> </text:span>flag creates a repository that <text:span text:style-name="T48">doesn’t have a working directory</text:span>, making it <text:span text:style-name="T48">impossible to edit files and commit changes</text:span> in that repository. </text:p>
        <text:p text:style-name="P110"><text:span text:style-name="T56">Shared</text:span><text:span text:style-name="T48"> repositories </text:span>should always be created as bare repositories because pushing branches to a non-bare repository has the potential to overwrite changes. </text:p>
        <text:p text:style-name="P110">Think of <text:span text:style-name="Source_20_Text"><text:span text:style-name="T83">--bare</text:span></text:span> as a way to mark a repository <text:span text:style-name="T57">as a storage facility</text:span><text:span text:style-name="T113">, opposed to a developme</text:span><text:span text:style-name="T114">nt</text:span> environment. This means that for virtually all Git workflows, the central repository is bare, and developers local repositories are non-bare.</text:p>
        <text:h text:style-name="P224" text:outline-level="1"><text:bookmark-start text:name="__RefHeading___Toc2304_1590653438"/><text:span text:style-name="T127">C</text:span>LON<text:span text:style-name="T126">E</text:span><text:bookmark-end text:name="__RefHeading___Toc2304_1590653438"/></text:h>
        <text:p text:style-name="Text_20_body">copies an existing Git repository. </text:p>
        <text:p text:style-name="Preformatted_20_Text"><text:span text:style-name="Source_20_Text"><text:span text:style-name="T130">$ git clone &lt;repo&gt; &lt;directory&gt;</text:span></text:span></text:p>
        <text:h text:style-name="P225" text:outline-level="1"><text:bookmark-start text:name="__RefHeading___Toc2763_1590653438"/><text:span text:style-name="Source_20_Text"><text:span text:style-name="T130">ADD</text:span></text:span><text:bookmark-end text:name="__RefHeading___Toc2763_1590653438"/></text:h>
        <text:p text:style-name="Text_20_body"><text:span text:style-name="T48">The Staging Area </text:span><text:span text:style-name="T145">is</text:span> a buffer between <text:s/>the working directory and the project history.</text:p>
        <text:p text:style-name="P125">The staging area is important (versus just committing in one step) because you often want to only add specific files at a time to a given commit.</text:p>
        <text:p text:style-name="P111">The git add command adds a change in the <text:span text:style-name="T48">working directory</text:span> <text:span text:style-name="T50">→</text:span>to the <text:span text:style-name="T50">→</text:span> <text:span text:style-name="T48">staging area</text:span>. </text:p>
        <text:p text:style-name="P111">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29">However, git add doesn't really affect the repository in any significant way.</text:p>
            </table:table-cell>
            <table:table-cell table:style-name="Table10.B1" office:value-type="string">
              <text:p text:style-name="P129"><text:span text:style-name="T131">C</text:span>hanges are not actually recorded until you <text:span text:style-name="T170">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9"><text:span text:style-name="Source_20_Text">git add file.</text:span><text:span text:style-name="Source_20_Text"><text:span text:style-name="T132">blah<text:tab/> <text:s/></text:span></text:span></text:p>
            </table:table-cell>
            <table:table-cell table:style-name="Table14.B1" office:value-type="string">
              <text:p text:style-name="P59"><text:span text:style-name="Source_20_Text"><text:span text:style-name="T132">git add '*.txt'</text:span></text:span></text:p>
            </table:table-cell>
          </table:table-row>
          <table:table-row>
            <table:table-cell table:style-name="Table14.A2" table:number-columns-spanned="2" office:value-type="string">
              <text:p text:style-name="P58"><text:span text:style-name="Source_20_Text">git add </text:span><text:span text:style-name="Source_20_Text"><text:span text:style-name="T58">project_culo </text:span></text:span><text:span text:style-name="Source_20_Text"><text:span text:style-name="T140">(directory)</text:span></text:span></text:p>
            </table:table-cell>
            <table:covered-table-cell/>
          </table:table-row>
          <table:table-row>
            <table:table-cell table:style-name="Table14.A2" table:number-columns-spanned="2" office:value-type="string">
              <text:p text:style-name="P58"><text:span text:style-name="Source_20_Text"><text:span text:style-name="T141">git add file-name-1 file-name-2</text:span></text:span></text:p>
            </table:table-cell>
            <table:covered-table-cell/>
          </table:table-row>
        </table:table>
        <text:p text:style-name="Standard"><text:span text:style-name="T123">to </text:span>add all the project files to the repository <text:span text:style-name="T123">:</text:span></text:p>
        <text:p text:style-name="P40">$ git add -A</text:p>
        <text:h text:style-name="P222" text:outline-level="1"><text:bookmark-start text:name="__RefHeading___Toc2314_1590653438"/><text:span text:style-name="T127">C</text:span>OMMIT<text:bookmark-end text:name="__RefHeading___Toc2314_1590653438"/></text:h>
        <text:p text:style-name="Standard">if you have to use the word "<text:span text:style-name="T48">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8">git add</text:span></text:span> on since you edited them – won’t go into this commit. <text:bookmark text:name="id-yyc7uGh6tVsx"/></text:p>
        <text:p text:style-name="Standard"><text:span text:style-name="Source_20_Text"><text:span text:style-name="T83">$ git commit</text:span></text:span></text:p>
        <text:p text:style-name="Standard">Doing so launches your editor of choice. (This is set by your shell’s <text:span text:style-name="Source_20_Text"><text:span text:style-name="T78">$EDITOR</text:span></text:span> <text:span text:style-name="T146">)</text:span></text:p>
        <text:h text:style-name="P214" text:outline-level="3"><text:bookmark-start text:name="__RefHeading___Toc2316_1590653438"/>git commit -m<text:span text:style-name="T236"> (-m)</text:span><text:bookmark-end text:name="__RefHeading___Toc2316_1590653438"/></text:h>
        <text:p text:style-name="Standard"><text:span text:style-name="T235">to</text:span> type your commit message inline with the <text:span text:style-name="Source_20_Text"><text:span text:style-name="T78">commit</text:span></text:span> command</text:p>
        <table:table table:name="Table56" table:style-name="Table56">
          <table:table-column table:style-name="Table56.A"/>
          <table:table-row>
            <table:table-cell table:style-name="Table56.A1" office:value-type="string">
              <text:p text:style-name="P253"><text:span text:style-name="Source_20_Text">$</text:span> <text:span text:style-name="T48">git commit -m</text:span> <text:span text:style-name="Source_20_Text">"Story 182: Fix benchmarks for speed"</text:span></text:p>
            </table:table-cell>
          </table:table-row>
          <table:table-row>
            <table:table-cell table:style-name="Table56.A2" office:value-type="string">
              <text:p text:style-name="P254">$ git <text:span text:style-name="T48">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8"><text:s/></text:span><text:span text:style-name="Source_20_Text"><text:span text:style-name="T83">-a</text:span></text:span><text:span text:style-name="Source_20_Text"><text:span text:style-name="T78"> </text:span></text:span>flag <text:span text:style-name="T156">is</text:span> a shortcut for the (very common) case of committing all modifications to existing files (or files created using <text:span text:style-name="Source_20_Text"><text:span text:style-name="T78">git mv</text:span></text:span>, which don’t count as new files to Git)</text:p>
        <text:p text:style-name="Standard">Be careful about using the <text:span text:style-name="Source_20_Text"><text:span text:style-name="T78">-a </text:span></text:span>flag improperly; <text:span text:style-name="T48">if you have added any new files</text:span> to the project since the last commit, <text:span text:style-name="T48">you still have to tell Git</text:span> about them using <text:span text:style-name="Source_20_Text"><text:span text:style-name="T78">git add -A</text:span></text:span> <text:s/>first.</text:p>
        <text:h text:style-name="P214" text:outline-level="3"><text:bookmark-start text:name="__RefHeading___Toc7575_3431889803"/>git c<text:span text:style-name="T226">ommit --amend</text:span><text:bookmark-end text:name="__RefHeading___Toc7575_3431889803"/></text:h>
        <text:p text:style-name="P35">to rename the commit</text:p>
        <text:h text:style-name="P202" text:outline-level="2"><text:bookmark-start text:name="__RefHeading___Toc3794_266876205"/><text:span text:style-name="T174">committiquette</text:span><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0">1) Separate subject from body with a blank line</text:p>
            </table:table-cell>
            <table:covered-table-cell/>
            <table:table-cell table:style-name="Table13.C1" office:value-type="string">
              <text:p text:style-name="P120">2) Limit the subject line to 50 characters</text:p>
            </table:table-cell>
          </table:table-row>
          <table:table-row>
            <table:table-cell table:style-name="Table13.A2" office:value-type="string">
              <text:p text:style-name="P120">3<text:span text:style-name="T174">) Capitalize the subject line</text:span></text:p>
            </table:table-cell>
            <table:table-cell table:style-name="Table13.B2" table:number-columns-spanned="2" office:value-type="string">
              <text:p text:style-name="P120">4) Do not end the subject line with a period</text:p>
            </table:table-cell>
            <table:covered-table-cell/>
          </table:table-row>
          <table:table-row>
            <table:table-cell table:style-name="Table13.A2" table:number-columns-spanned="2" office:value-type="string">
              <text:p text:style-name="P120">5) Use the imperative mood in the subject line</text:p>
            </table:table-cell>
            <table:covered-table-cell/>
            <table:table-cell table:style-name="Table13.B2" office:value-type="string">
              <text:p text:style-name="P120">6) Wrap the body at 72 characters</text:p>
            </table:table-cell>
          </table:table-row>
          <table:table-row>
            <table:table-cell table:style-name="Table13.B2" table:number-columns-spanned="3" office:value-type="string">
              <text:p text:style-name="P120">7) Use the body to explain what and why vs. how</text:p>
            </table:table-cell>
            <table:covered-table-cell/>
            <table:covered-table-cell/>
          </table:table-row>
        </table:table>
        <text:h text:style-name="P221" text:outline-level="1"><text:span text:style-name="T46"/></text:h>
        <text:h text:style-name="P242" text:outline-level="1"><text:bookmark-start text:name="__RefHeading___Toc2478_1935865245"/><text:span text:style-name="T15">t</text:span><text:span text:style-name="T38">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79"><text:span text:style-name="Source_20_Text"><text:span text:style-name="T115">$ </text:span></text:span><text:span text:style-name="Source_20_Text"><text:span text:style-name="T113">git</text:span></text:span><text:span text:style-name="T113"> </text:span><text:span text:style-name="Source_20_Text"><text:span text:style-name="T57">tag</text:span></text:span><text:span text:style-name="T113"> </text:span><text:span text:style-name="Source_20_Text"><text:span text:style-name="T113">-a</text:span></text:span><text:span text:style-name="T113"> </text:span><text:span text:style-name="Source_20_Text"><text:span text:style-name="T113">v1.0</text:span></text:span><text:span text:style-name="T113"> </text:span><text:span text:style-name="Source_20_Text"><text:span text:style-name="T113">-m</text:span></text:span><text:span text:style-name="T113"> </text:span><text:span text:style-name="Source_20_Text"><text:span text:style-name="T113">"Stable version"</text:span></text:span></text:p>
            </table:table-cell>
          </table:table-row>
          <table:table-row>
            <table:table-cell table:style-name="Table20.A2" office:value-type="string">
              <text:p text:style-name="P79"><text:span text:style-name="Source_20_Text"><text:span text:style-name="T183">$ </text:span></text:span><text:span text:style-name="Source_20_Text"><text:span text:style-name="T182">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6"><text:span text:style-name="T218">$ </text:span><text:span text:style-name="Source_20_Text">git tag</text:span><text:span text:style-name="Source_20_Text"><text:span text:style-name="T218"> -n</text:span></text:span></text:p>
            </table:table-cell>
            <table:table-cell table:style-name="Table41.B1" office:value-type="string">
              <text:p text:style-name="P96"><text:span text:style-name="Source_20_Text"><text:span text:style-name="T104">to see the </text:span></text:span><text:span text:style-name="Source_20_Text"><text:span text:style-name="T105">list with </text:span></text:span><text:span text:style-name="Source_20_Text"><text:span text:style-name="T104">messages</text:span></text:span></text:p>
            </table:table-cell>
          </table:table-row>
        </table:table>
        <text:h text:style-name="P226" text:outline-level="1"><text:bookmark-start text:name="__RefHeading___Toc11238_1435368569"/>status<text:bookmark-end text:name="__RefHeading___Toc11238_1435368569"/></text:h>
        <text:p text:style-name="P26">It simply shows you what's been going on with <text:span text:style-name="Source_20_Text"><text:span text:style-name="T78">git</text:span></text:span><text:span text:style-name="Source_20_Text"> </text:span><text:span text:style-name="Source_20_Text"><text:span text:style-name="T16">add</text:span></text:span> and<text:span text:style-name="T16"> </text:span><text:span text:style-name="Source_20_Text"><text:span text:style-name="T16">git commit</text:span></text:span>. </text:p>
        <text:p text:style-name="P184"><text:span text:style-name="Source_20_Text"><text:span text:style-name="T48">$</text:span></text:span><text:span text:style-name="T48"> git status -s</text:span></text:p>
        <text:p text:style-name="P87">??<text:tab/>New files that aren’t tracked<text:tab/></text:p>
        <text:p text:style-name="P87"><text:span text:style-name="T47">A<text:tab/></text:span>new files that have been added <text:s/><text:tab/> to the staging area</text:p>
        <text:p text:style-name="P87"><text:span text:style-name="T47">M<text:tab/></text:span>modified files</text:p>
        <text:h text:style-name="P227" text:outline-level="1"><text:bookmark-start text:name="__RefHeading___Toc41957_1435368569"/><text:span text:style-name="T226">d</text:span>iff<text:bookmark-end text:name="__RefHeading___Toc41957_1435368569"/></text:h>
        <text:p text:style-name="Standard"><text:span text:style-name="T138">to see </text:span><text:span text:style-name="T133">what is </text:span><text:span text:style-name="Source_20_Text"><text:span text:style-name="T92">different</text:span></text:span><text:span text:style-name="T133"> from our last commit</text:span><text:span text:style-name="T143">, the </text:span><text:span text:style-name="T133">details of the </text:span><text:span text:style-name="Source_20_Text"><text:span text:style-name="T133">git status</text:span></text:span><text:span text:style-name="T133"> command - </text:span><text:span text:style-name="T155">how</text:span><text:span text:style-name="T133">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2">$ git <text:span text:style-name="T48">diff</text:span></text:p>
            </table:table-cell>
            <table:covered-table-cell/>
            <table:table-cell table:style-name="Table11.C1" table:number-columns-spanned="2" office:value-type="string">
              <text:p text:style-name="P151"/>
            </table:table-cell>
            <table:covered-table-cell/>
          </table:table-row>
          <table:table-row>
            <table:table-cell table:style-name="Table11.C1" office:value-type="string">
              <text:p text:style-name="P151"><text:span text:style-name="Source_20_Text"><text:span text:style-name="T90">--staged</text:span></text:span></text:p>
            </table:table-cell>
            <table:table-cell table:style-name="Table11.C1" table:number-columns-spanned="3" office:value-type="string">
              <text:p text:style-name="P151">changes you just staged</text:p>
            </table:table-cell>
            <table:covered-table-cell/>
            <table:covered-table-cell/>
          </table:table-row>
          <table:table-row>
            <table:table-cell table:style-name="Table11.C1" office:value-type="string">
              <text:p text:style-name="P151"><text:span text:style-name="Source_20_Text"><text:span text:style-name="T90">--cached</text:span></text:span></text:p>
            </table:table-cell>
            <table:table-cell table:style-name="Table11.C1" table:number-columns-spanned="3" office:value-type="string">
              <text:p text:style-name="P150"><text:span text:style-name="T210">changes </text:span>between the staged snapshot and the most recent commit</text:p>
            </table:table-cell>
            <table:covered-table-cell/>
            <table:covered-table-cell/>
          </table:table-row>
          <table:table-row>
            <table:table-cell table:style-name="Table11.C1" office:value-type="string">
              <text:p text:style-name="P48">--stat </text:p>
            </table:table-cell>
            <table:table-cell table:style-name="Table11.C1" table:number-columns-spanned="3" office:value-type="string">
              <text:p text:style-name="P93">short form</text:p>
            </table:table-cell>
            <table:covered-table-cell/>
            <table:covered-table-cell/>
          </table:table-row>
          <table:table-row>
            <table:table-cell table:style-name="Table11.A1" table:number-columns-spanned="3" office:value-type="string">
              <text:p text:style-name="P92">$ <text:span text:style-name="T203">git diff HEAD~2..HEAD~1</text:span></text:p>
            </table:table-cell>
            <table:covered-table-cell/>
            <table:covered-table-cell/>
            <table:table-cell table:style-name="Table11.C1" office:value-type="string">
              <text:p text:style-name="P92"/>
            </table:table-cell>
          </table:table-row>
          <table:table-row>
            <table:table-cell table:style-name="Table11.C1" table:number-columns-spanned="4" office:value-type="string">
              <text:p text:style-name="P151">will output the diff between<text:span text:style-name="T204"> the last two com</text:span></text:p>
            </table:table-cell>
            <table:covered-table-cell/>
            <table:covered-table-cell/>
            <table:covered-table-cell/>
          </table:table-row>
        </table:table>
        <text:p text:style-name="P187">can also see <text:span text:style-name="T21">diff</text:span> between <text:span text:style-name="T21">branches</text:span></text:p>
        <text:p text:style-name="P187"><text:span text:style-name="T21"/></text:p>
        <text:h text:style-name="P244" text:outline-level="1"><text:bookmark-start text:name="__RefHeading___Toc11240_1435368569"/><text:span text:style-name="T5">log</text:span><text:bookmark-end text:name="__RefHeading___Toc11240_1435368569"/></text:h>
        <text:p text:style-name="P141">displays committed snapshots. It lets you list the project history, filter it, and search for specific changes. </text:p>
        <text:p text:style-name="P140">If you get trapped with (END), quit with <text:span text:style-name="T30">q</text:span></text:p>
        <text:p text:style-name="P141"/>
        <table:table table:name="Table3" table:style-name="Table3">
          <table:table-column table:style-name="Table3.A"/>
          <table:table-column table:style-name="Table3.B"/>
          <table:table-row>
            <table:table-cell table:style-name="Table3.A1" office:value-type="string">
              <text:p text:style-name="P116"><text:span text:style-name="Source_20_Text"><text:span text:style-name="T22">git status</text:span></text:span> inspect<text:span text:style-name="T148">s</text:span></text:p>
              <text:p text:style-name="P114"><text:s/>the <text:span text:style-name="T48">working directory</text:span> and the <text:span text:style-name="T48">staging area</text:span></text:p>
            </table:table-cell>
            <table:table-cell table:style-name="Table3.B1" office:value-type="string">
              <text:p text:style-name="P116"><text:span text:style-name="Source_20_Text"><text:span text:style-name="T22">git log</text:span></text:span> only</text:p>
              <text:p text:style-name="P114"><text:s/>operates on the <text:span text:style-name="T48">committed history</text:span></text:p>
            </table:table-cell>
          </table:table-row>
          <table:table-row>
            <table:table-cell table:style-name="Table3.A2" table:number-columns-spanned="2" office:value-type="string">
              <text:p text:style-name="P256"><text:span text:style-name="Source_20_Text"><text:span text:style-name="T180">$ git log --</text:span></text:span><text:span text:style-name="Source_20_Text"><text:span text:style-name="T62">oneline</text:span></text:span><text:span text:style-name="Source_20_Text"><text:span text:style-name="T180"> blue.html</text:span></text:span></text:p>
              <text:p text:style-name="P256"><text:span text:style-name="Source_20_Text"><text:span text:style-name="T180">$ </text:span></text:span><text:span text:style-name="Source_20_Text">git log master..mary/master --</text:span><text:span text:style-name="Source_20_Text"><text:span text:style-name="T48">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87"><text:span text:style-name="Source_20_Text"><text:span text:style-name="T48">git log </text:span></text:span><text:span text:style-name="Source_20_Text"><text:span text:style-name="T76">-</text:span></text:span><text:span text:style-name="Source_20_Text"><text:span text:style-name="T48">3</text:span></text:span> </text:p>
              <text:p text:style-name="P141"><text:span text:style-name="T211">last</text:span> 3 commits</text:p>
            </table:table-cell>
            <table:table-cell table:style-name="Table12.B1" table:number-rows-spanned="2" office:value-type="string">
              <text:p text:style-name="P141"><text:span text:style-name="Source_20_Text"><text:span text:style-name="T83">git log –stat</text:span></text:span><text:span text:style-name="Source_20_Text"><text:span text:style-name="T48"><text:tab/> </text:span></text:span></text:p>
              <text:p text:style-name="P141">include<text:span text:style-name="T212">s</text:span> which files were altered and the relative number of lines that were added or deleted from each of them.<text:tab/></text:p>
            </table:table-cell>
          </table:table-row>
          <table:table-row>
            <table:table-cell table:style-name="Table12.A2" office:value-type="string">
              <text:p text:style-name="P141"><text:span text:style-name="Source_20_Text"><text:span text:style-name="T90">git log -p</text:span></text:span></text:p>
              <text:p text:style-name="P141">shows the full diff of each commit, which is the most detailed view you can have of your project history</text:p>
            </table:table-cell>
            <table:covered-table-cell/>
          </table:table-row>
          <table:table-row>
            <table:table-cell table:style-name="Table12.A2" office:value-type="string">
              <text:p text:style-name="P262"><text:span text:style-name="Source_20_Text"><text:span text:style-name="T48">git log --oneline</text:span></text:span><text:span text:style-name="Source_20_Text"><text:span text:style-name="T71"> </text:span></text:span><text:span text:style-name="T106">single line</text:span><text:span text:style-name="T108">, compact</text:span></text:p>
            </table:table-cell>
            <table:table-cell table:style-name="Table12.B1" table:number-rows-spanned="2" office:value-type="string">
              <text:p text:style-name="P49">git log &lt;file&gt;</text:p>
              <text:p text:style-name="P152">Only display commits that include the specified file</text:p>
            </table:table-cell>
          </table:table-row>
          <table:table-row>
            <table:table-cell table:style-name="Table12.A2" office:value-type="string">
              <text:p text:style-name="P265"><text:span text:style-name="T236">git show </text:span>--name-only</text:p>
            </table:table-cell>
            <table:covered-table-cell/>
          </table:table-row>
          <table:table-row>
            <table:table-cell table:style-name="Table12.B1" table:number-columns-spanned="2" office:value-type="string">
              <text:p text:style-name="P47">git log --author="&lt;pattern&gt;"</text:p>
              <text:p text:style-name="P141">Search for commits by a particular author. <text:s/><text:span text:style-name="Source_20_Text"><text:span text:style-name="T78">&lt;pattern&gt;</text:span></text:span> can be a plain string or a regular expression. <text:s text:c="4"/></text:p>
            </table:table-cell>
            <table:covered-table-cell/>
          </table:table-row>
          <table:table-row>
            <table:table-cell table:style-name="Table12.B4" table:number-columns-spanned="2" office:value-type="string">
              <text:p text:style-name="P141"><text:span text:style-name="Source_20_Text"><text:span text:style-name="T90">git log --grep="&lt;pattern&gt;"</text:span></text:span></text:p>
              <text:p text:style-name="P141"><text:span text:style-name="T139">S</text:span><text:span text:style-name="T133">earch for commits with a commit message that matches </text:span><text:span text:style-name="Source_20_Text"><text:span text:style-name="T91">&lt;pattern&gt;,</text:span></text:span><text:span text:style-name="T133"> which can be a plain string or a regular expression.</text:span></text:p>
            </table:table-cell>
            <table:covered-table-cell/>
          </table:table-row>
          <table:table-row>
            <table:table-cell table:style-name="Table12.B4" table:number-columns-spanned="2" office:value-type="string">
              <text:p text:style-name="P47">git log &lt;since&gt;..&lt;until&gt;</text:p>
              <text:p text:style-name="P141">Show only commits that occur between <text:span text:style-name="Source_20_Text"><text:span text:style-name="T78">&lt;since&gt;</text:span></text:span> and <text:span text:style-name="Source_20_Text"><text:span text:style-name="T78">&lt;until&gt;</text:span></text:span>. Both arguments can be either a commit ID, a branch name, <text:span text:style-name="Source_20_Text"><text:span text:style-name="T78">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4" table:number-columns-spanned="2" office:value-type="string">
              <text:p text:style-name="P47">git log --graph --decorate</text:p>
              <text:p text:style-name="P141"><text:span text:style-name="Source_20_Text"><text:span text:style-name="T78">--graph</text:span></text:span> will draw a text based graph of the commits on the left hand side of the commit messages.</text:p>
              <text:p text:style-name="P141"><text:span text:style-name="Source_20_Text"><text:span text:style-name="T91">--</text:span></text:span><text:span text:style-name="Source_20_Text"><text:span text:style-name="T78">decorate </text:span></text:span>adds the names of branches or tags of the commits that are shown. </text:p>
            </table:table-cell>
            <table:covered-table-cell/>
          </table:table-row>
          <table:table-row>
            <table:table-cell table:style-name="Table12.B4" table:number-columns-spanned="2" office:value-type="string">
              <text:p text:style-name="P263">$ git log --branches --remotes --tags --graph --oneline --decorate --all HEAD</text:p>
            </table:table-cell>
            <table:covered-table-cell/>
          </table:table-row>
        </table:table>
        <text:h text:style-name="Heading_20_2" text:outline-level="2"><text:soft-page-break/><text:span text:style-name="Source_20_Text">git reflog</text:span></text:h>
        <text:p text:style-name="P186">Display<text:span text:style-name="T192">s</text:span> the local, chronological history of a repository.</text:p>
        <text:p text:style-name="P141"><text:s/></text:p>
        <text:h text:style-name="P245" text:outline-level="1"><text:bookmark-start text:name="__RefHeading___Toc2322_1590653438"/><text:span text:style-name="T39">push</text:span><text:bookmark-end text:name="__RefHeading___Toc2322_1590653438"/></text:h>
        <text:p text:style-name="P4">The name <text:span text:style-name="T150">of </text:span><text:span text:style-name="T44">the</text:span> <text:span text:style-name="T167">remote</text:span> <text:s text:c="3"/>is <text:span text:style-name="Source_20_Text"><text:span text:style-name="T85">origin</text:span></text:span> and the default <text:span text:style-name="T167">local branch</text:span> name is <text:span text:style-name="Source_20_Text"><text:span text:style-name="T83">master</text:span></text:span>. </text:p>
        <text:p text:style-name="Preformatted_20_Text"><text:span text:style-name="T151">$ </text:span>git push -u origin master</text:p>
        <text:p text:style-name="Preformatted_20_Text"/>
        <text:p text:style-name="P42">$ git push -u origin –-all</text:p>
        <text:p text:style-name="P42"/>
        <text:p text:style-name="P30">The <text:span text:style-name="Source_20_Text"><text:span text:style-name="T83">-u</text:span></text:span> tells Git to remember the parameters, <text:span text:style-name="T112">so that next time we can simply run </text:span></text:p>
        <text:p text:style-name="P95"><text:span text:style-name="Source_20_Text"><text:span text:style-name="T88">$ </text:span></text:span><text:span text:style-name="Source_20_Text"><text:span text:style-name="T86">git push</text:span></text:span></text:p>
        <text:h text:style-name="P197" text:outline-level="2"/>
        <text:h text:style-name="P209"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23">Remote repositories are <text:span text:style-name="T48">versions</text:span> of your project that are <text:span text:style-name="T48">hosted on the Internet</text:span> or network somewhere.</text:p>
            </table:table-cell>
            <table:table-cell table:style-name="Table6.B1" office:value-type="string">
              <text:p text:style-name="P123">You can have several of them, each of which generally is either read-only or read/write for you. </text:p>
            </table:table-cell>
          </table:table-row>
        </table:table>
        <text:p text:style-name="P24"><text:span text:style-name="Source_20_Text"><text:span text:style-name="T16">$</text:span></text:span><text:span text:style-name="T16"> git </text:span><text:span text:style-name="T22">remote</text:span><text:span text:style-name="T16"> </text:span><text:span text:style-name="T22">-v</text:span> </text:p>
        <text:p text:style-name="P24"><text:span text:style-name="Source_20_Text"><text:span text:style-name="T48">-v</text:span></text:span><text:span text:style-name="Source_20_Text"><text:span text:style-name="T98"> </text:span></text:span><text:span text:style-name="Source_20_Text"><text:span text:style-name="T99">(verbose)</text:span></text:span><text:span text:style-name="Source_20_Text"><text:span text:style-name="T100"> </text:span></text:span>shows you the URLs that Git has stored for the shortname to be used when reading and writing to that remote: <text:s text:c="3"/></text:p>
        <text:h text:style-name="P216" text:outline-level="3"><text:bookmark-start text:name="__RefHeading___Toc6719_750884121"/>rename<text:bookmark-end text:name="__RefHeading___Toc6719_750884121"/></text:h>
        <text:p text:style-name="P61"><text:span text:style-name="Source_20_Text">$</text:span> git <text:span text:style-name="T48">remote</text:span> <text:span text:style-name="T48">rename</text:span> <text:span text:style-name="T165">oldname</text:span> <text:span text:style-name="T165">newname</text:span></text:p>
        <text:h text:style-name="P216" text:outline-level="3"><text:bookmark-start text:name="__RefHeading___Toc3329_480306528"/><text:span text:style-name="T94">delete</text:span><text:span text:style-name="T109"> (</text:span><text:span text:style-name="T228">rm</text:span><text:span text:style-name="T109">)</text:span><text:bookmark-end text:name="__RefHeading___Toc3329_480306528"/></text:h>
        <text:p text:style-name="P61"><text:span text:style-name="Source_20_Text"><text:span text:style-name="T87">$ git remote rm paul</text:span></text:span></text:p>
        <text:h text:style-name="P216" text:outline-level="3"><text:bookmark-start text:name="__RefHeading___Toc6721_750884121"/>add<text:bookmark-end text:name="__RefHeading___Toc6721_750884121"/></text:h>
        <text:p text:style-name="P10"><text:span text:style-name="T164">t</text:span>he <text:span text:style-name="Source_20_Text"><text:span text:style-name="T16">git </text:span></text:span><text:span text:style-name="Source_20_Text"><text:span text:style-name="T22">remote add</text:span></text:span><text:span text:style-name="T16"> </text:span>takes two arguments:</text:p>
        <text:p text:style-name="P165">-A remote name, for example, <text:span text:style-name="Source_20_Text"><text:span text:style-name="T16">origin</text:span></text:span> </text:p>
        <text:p text:style-name="P10">-A remote URL, for example, </text:p>
        <text:p text:style-name="P61"><text:s text:c="4"/><text:span text:style-name="Source_20_Text"><text:span text:style-name="T16">https://github.com/user/repo.git</text:span></text:span></text:p>
        <text:p text:style-name="P57"><text:s/></text:p>
        <text:p text:style-name="P10">For example:</text:p>
        <text:p text:style-name="P61">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9"/>
        <text:p text:style-name="P70">git remote add classic <text:span text:style-name="T171">git@github.com:Salomanuel/caliscoso.git</text:span></text:p>
        <text:h text:style-name="P213" text:outline-level="3"><text:bookmark-start text:name="__RefHeading___Toc3323_480306528"/>fetch<text:bookmark-end text:name="__RefHeading___Toc3323_480306528"/></text:h>
        <text:p text:style-name="P60"><text:span text:style-name="Source_20_Text">$</text:span> git <text:span text:style-name="T48">fetch</text:span> <text:span text:style-name="Source_20_Text">[</text:span>remote-name<text:span text:style-name="Source_20_Text">]</text:span></text:p>
        <text:h text:style-name="P217" text:outline-level="3"/>
        <text:h text:style-name="P206" text:outline-level="2"><text:bookmark-start text:name="__RefHeading___Toc6723_750884121"/>Github<text:bookmark-end text:name="__RefHeading___Toc6723_750884121"/></text:h>
        <text:p text:style-name="P12">create a repository for the project and on the command line do:</text:p>
        <text:p text:style-name="P66"><text:span text:style-name="T169">$ </text:span>remote add origin <text:span text:style-name="T169"><text:s text:c="2"/></text:span></text:p>
        <text:p text:style-name="P66"><text:s/>git@github.com:<text:span text:style-name="T168">Salomanuel</text:span>/<text:span text:style-name="T168">culo</text:span>.git</text:p>
        <text:p text:style-name="P65"><text:span text:style-name="T169">$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24">GitHub offers unlimited free repositories (with collaboration) for open-source repositories while charging for private reps</text:p>
            </table:table-cell>
            <table:table-cell table:style-name="Table5.B1" office:value-type="string">
              <text:p text:style-name="P124">Bitbucket allows unlimited free private repos while charging for more than a certain number of collab.</text:p>
            </table:table-cell>
          </table:table-row>
        </table:table>
        <text:p text:style-name="P63"/>
        <text:p text:style-name="P66"><text:span text:style-name="T120">$ git remote add origin <text:s text:c="2"/>git@bitbucket.org:</text:span><text:span text:style-name="T118">Salomanuel</text:span><text:span text:style-name="T120">/</text:span><text:span text:style-name="T119">hello_app</text:span><text:span text:style-name="T120">.git</text:span></text:p>
        <text:p text:style-name="P64">$ git push -u origin --all <text:s text:c="2"/></text:p>
        <text:p text:style-name="P62"><text:s/># pushes up the repo and its refs for the first time</text:p>
        <text:h text:style-name="P228" text:outline-level="1"><text:bookmark-start text:name="__RefHeading___Toc3796_266876205"/><text:span text:style-name="T227">p</text:span>ull<text:bookmark-end text:name="__RefHeading___Toc3796_266876205"/></text:h>
        <text:p text:style-name="P68"><text:span text:style-name="Source_20_Text">$ git </text:span><text:span text:style-name="Source_20_Text"><text:span text:style-name="T48">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29" text:outline-level="1"/>
        <text:h text:style-name="P238" text:outline-level="1"><text:bookmark text:name="git"/><text:bookmark-start text:name="__RefHeading___Toc3260_1590653438"/>branching<text:bookmark-end text:name="__RefHeading___Toc3260_1590653438"/></text:h>
        <text:p text:style-name="P130">Once you’ve built up a project history, </text:p>
        <text:h text:style-name="Heading_20_2" text:outline-level="2"><text:bookmark-start text:name="__RefHeading___Toc2159_610762345"/><text:span text:style-name="Source_20_Text"><text:span text:style-name="T35">git checkout</text:span></text:span><text:span text:style-name="T4"> </text:span><text:bookmark-end text:name="__RefHeading___Toc2159_610762345"/></text:h>
        <text:p text:style-name="P131"><text:span text:style-name="T133">is an easy way to “</text:span><text:span text:style-name="T48">load</text:span><text:span text:style-name="T133">” any of these saved snapshots.</text:span><text:span text:style-name="T142"> </text:span><text:span text:style-name="T149">It </text:span>serves three distinct functions,</text:p>
        <text:p text:style-name="P115"><text:s/>checking out </text:p>
        <table:table table:name="Table4" table:style-name="Table4">
          <table:table-column table:style-name="Table4.A" table:number-columns-repeated="3"/>
          <table:table-row>
            <table:table-cell table:style-name="Table4.A1" office:value-type="string">
              <text:p text:style-name="P41">files</text:p>
            </table:table-cell>
            <table:table-cell table:style-name="Table4.B1" office:value-type="string">
              <text:p text:style-name="P41">commits</text:p>
            </table:table-cell>
            <table:table-cell table:style-name="Table4.B1" office:value-type="string">
              <text:p text:style-name="P41">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8">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8">Checking out a file</text:span> lets you see an old version of that particular file, leaving the rest of your working directory untouched.</text:p>
            </table:table-cell>
          </table:table-row>
          <table:table-row>
            <table:table-cell table:style-name="Table19.A2" office:value-type="string">
              <text:p text:style-name="P75"><text:span text:style-name="Source_20_Text"><text:span text:style-name="T137">$ </text:span></text:span><text:span text:style-name="Source_20_Text"><text:span text:style-name="T133">git checkout </text:span></text:span><text:span text:style-name="Source_20_Text"><text:span text:style-name="T52">&lt;branch&gt;</text:span></text:span></text:p>
              <text:p text:style-name="P74"><text:span text:style-name="Source_20_Text"><text:span text:style-name="T137">$ </text:span></text:span><text:span text:style-name="Source_20_Text"><text:span text:style-name="T134">git checkout </text:span></text:span><text:span text:style-name="Source_20_Text"><text:span text:style-name="T53">&lt;commit&gt;</text:span></text:span></text:p>
              <text:p text:style-name="P77"><text:span text:style-name="Source_20_Text"><text:span text:style-name="T142">$ </text:span></text:span><text:span text:style-name="Source_20_Text"><text:span text:style-name="T134">git checkout </text:span></text:span><text:span text:style-name="Source_20_Text"><text:span text:style-name="T53">a1e8fb5</text:span></text:span></text:p>
              <text:p text:style-name="P75"><text:span text:style-name="Source_20_Text"><text:span text:style-name="T137">$ </text:span></text:span><text:span text:style-name="Source_20_Text"><text:span text:style-name="T133">git checkout</text:span></text:span><text:span text:style-name="Source_20_Text"><text:span text:style-name="T48"> &lt;commit&gt; &lt;file&gt;</text:span></text:span></text:p>
              <text:p text:style-name="P76"><text:span text:style-name="Source_20_Text"><text:span text:style-name="T142">$ </text:span></text:span><text:span text:style-name="Source_20_Text"><text:span text:style-name="T134">git checkout </text:span></text:span><text:span text:style-name="Source_20_Text"><text:span text:style-name="T53">a1e8fb5</text:span></text:span><text:span text:style-name="Source_20_Text"><text:span text:style-name="T134"> </text:span></text:span><text:span text:style-name="Source_20_Text"><text:span text:style-name="T53">hello.py</text:span></text:span></text:p>
            </table:table-cell>
          </table:table-row>
        </table:table>
        <text:p text:style-name="P83"/>
        <text:p text:style-name="P67"><text:span text:style-name="T133">$</text:span><text:span text:style-name="T48"> git checkout -b</text:span> <text:span text:style-name="T152">modify-README</text:span> </text:p>
        <text:p text:style-name="P119">does the following for you:</text:p>
        <table:table table:name="Table9" table:style-name="Table9">
          <table:table-column table:style-name="Table9.A"/>
          <table:table-column table:style-name="Table9.B"/>
          <table:table-row>
            <table:table-cell table:style-name="Table9.A1" office:value-type="string">
              <text:p text:style-name="P71">git branch <text:span text:style-name="T166">BLBLBL</text:span></text:p>
            </table:table-cell>
            <table:table-cell table:style-name="Table9.B1" office:value-type="string">
              <text:p text:style-name="P121">#create a new branch</text:p>
            </table:table-cell>
          </table:table-row>
          <table:table-row>
            <table:table-cell table:style-name="Table9.A2" office:value-type="string">
              <text:p text:style-name="P78">git checkout <text:span text:style-name="T166">BLBLBL</text:span> </text:p>
            </table:table-cell>
            <table:table-cell table:style-name="Table9.B2" office:value-type="string">
              <text:p text:style-name="P122"><text:span text:style-name="T133">#then switch</text:span><text:span text:style-name="T142">es</text:span><text:span text:style-name="T133"> to the </text:span><text:span text:style-name="T135">new </text:span><text:span text:style-name="T136">BLBLBL</text:span><text:span text:style-name="T135">branch</text:span></text:p>
            </table:table-cell>
          </table:table-row>
        </table:table>
        <text:h text:style-name="P198" text:outline-level="2"><text:bookmark-start text:name="__RefHeading___Toc2480_1935865245"/>compare<text:bookmark-end text:name="__RefHeading___Toc2480_1935865245"/></text:h>
        <text:p text:style-name="P82"><text:span text:style-name="Source_20_Text"><text:span text:style-name="T59">git diff mybranch master -- myfile.cs</text:span></text:span></text:p>
        <text:h text:style-name="P199" text:outline-level="2"><text:bookmark-start text:name="__RefHeading___Toc2165_610762345"/><text:span text:style-name="T30">branch</text:span><text:span text:style-name="T178">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8">$ git branch</text:p>
            </table:table-cell>
            <table:covered-table-cell/>
            <table:covered-table-cell/>
            <table:table-cell table:style-name="Table15.D1" table:number-columns-spanned="2" office:value-type="string">
              <text:p text:style-name="P189"/>
            </table:table-cell>
            <table:covered-table-cell/>
          </table:table-row>
          <table:table-row>
            <table:table-cell table:style-name="Table15.A2" office:value-type="string">
              <text:p text:style-name="P38">all branches</text:p>
            </table:table-cell>
            <table:table-cell table:style-name="Table15.B2" office:value-type="string">
              <text:p text:style-name="P17">-a</text:p>
            </table:table-cell>
            <table:table-cell table:style-name="Table15.A2" table:number-columns-spanned="2" office:value-type="string">
              <text:p text:style-name="P25">remote branches</text:p>
            </table:table-cell>
            <table:covered-table-cell/>
            <table:table-cell table:style-name="Table15.B2" office:value-type="string">
              <text:p text:style-name="P16">-r</text:p>
            </table:table-cell>
          </table:table-row>
        </table:table>
        <text:h text:style-name="P194"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4">$ git checkout master</text:p>
              <text:p text:style-name="P82"><text:tab/>Switched to branch 'master'</text:p>
            </table:table-cell>
          </table:table-row>
          <table:table-row>
            <table:table-cell table:style-name="Table21.A2" office:value-type="string">
              <text:p text:style-name="P82">$ <text:span text:style-name="T48">git merge</text:span> <text:span text:style-name="T152">modify-README</text:span></text:p>
            </table:table-cell>
          </table:table-row>
          <table:table-row>
            <table:table-cell table:style-name="Table21.A2" office:value-type="string">
              <text:p text:style-name="P82"><text:span text:style-name="Source_20_Text"><text:span text:style-name="T179">$ </text:span></text:span><text:span text:style-name="Source_20_Text"><text:span text:style-name="T48">git merge origin/master</text:span></text:span></text:p>
            </table:table-cell>
          </table:table-row>
          <table:table-row>
            <table:table-cell table:style-name="Table21.A4" office:value-type="string">
              <text:p text:style-name="Standard"><text:span text:style-name="T222">To see w</text:span>hich files <text:span text:style-name="T222">have issues merging:</text:span></text:p>
            </table:table-cell>
          </table:table-row>
          <table:table-row>
            <table:table-cell table:style-name="Table21.A5" office:value-type="string">
              <text:p text:style-name="Preformatted_20_Text"><text:span text:style-name="Source_20_Text"><text:span text:style-name="T173">$ </text:span></text:span><text:span text:style-name="Source_20_Text"><text:span text:style-name="T171">git diff --name-only --diff-filter=U</text:span></text:span></text:p>
            </table:table-cell>
          </table:table-row>
        </table:table>
        <text:h text:style-name="P199" text:outline-level="2"><text:bookmark-start text:name="__RefHeading___Toc1392_559895456"/>delet<text:span text:style-name="T157">e</text:span><text:bookmark-end text:name="__RefHeading___Toc1392_559895456"/></text:h>
        <table:table table:name="Table54" table:style-name="Table54">
          <table:table-column table:style-name="Table54.A"/>
          <table:table-row>
            <table:table-cell table:style-name="Table54.A1" office:value-type="string">
              <text:p text:style-name="P109">$ <text:span text:style-name="T48">git branch -d</text:span> <text:span text:style-name="T152">modify-README</text:span></text:p>
            </table:table-cell>
          </table:table-row>
        </table:table>
        <text:p text:style-name="P161"><text:span text:style-name="T231">the</text:span><text:span text:style-name="T232"> </text:span><text:span text:style-name="T28">-D </text:span><text:span text:style-name="T233">flag will delete the branch even though we haven’t merged in the changes.</text:span></text:p>
        <text:h text:style-name="P200" text:outline-level="2"><text:bookmark-start text:name="__RefHeading___Toc2108_3194843"/><text:span text:style-name="T196">r</text:span>ename<text:bookmark-end text:name="__RefHeading___Toc2108_3194843"/></text:h>
        <table:table table:name="Table22" table:style-name="Table22">
          <table:table-column table:style-name="Table22.A"/>
          <table:table-row>
            <table:table-cell table:style-name="Table22.A1" office:value-type="string">
              <text:p text:style-name="P18">If it is your current branch just do</text:p>
              <text:p text:style-name="P44">git branch -m new_name</text:p>
            </table:table-cell>
          </table:table-row>
          <table:table-row>
            <table:table-cell table:style-name="Table22.A2" office:value-type="string">
              <text:p text:style-name="P18">If it is another branch you want to rename. </text:p>
              <text:p text:style-name="P44">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4">git push origin :old_name</text:p>
            </table:table-cell>
          </table:table-row>
        </table:table>
        <text:h text:style-name="P201" text:outline-level="2"><text:bookmark-start text:name="__RefHeading___Toc7577_3431889803"/><text:span text:style-name="T34">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13">git checkout </text:span></text:span><text:span text:style-name="Source_20_Text"><text:span text:style-name="T117">updated-branch</text:span></text:span></text:p>
              <text:p text:style-name="Preformatted_20_Text"><text:span text:style-name="Source_20_Text">git merge -s ours master</text:span></text:p>
              <text:p text:style-name="Preformatted_20_Text"><text:span text:style-name="Source_20_Text">git checkout master</text:span></text:p>
              <text:p text:style-name="P104"><text:span text:style-name="Source_20_Text">git merge </text:span><text:span text:style-name="Source_20_Text"><text:span text:style-name="T225">updated-branch</text:span></text:span></text:p>
            </table:table-cell>
            <table:table-cell table:style-name="Table52.A1" office:value-type="string">
              <text:p text:style-name="P159">to reset <text:span text:style-name="T48">master</text:span> and</text:p>
              <text:p text:style-name="P159">replace it </text:p>
            </table:table-cell>
          </table:table-row>
          <table:table-row>
            <table:table-cell table:style-name="Table52.A2" table:number-columns-spanned="2" office:value-type="string">
              <text:p text:style-name="P105"><text:span text:style-name="Source_20_Text"><text:span text:style-name="T225"><text:s/></text:span></text:span><text:span text:style-name="Source_20_Text"><text:span text:style-name="T107">with updated-branch</text:span></text:span></text:p>
            </table:table-cell>
            <table:covered-table-cell/>
          </table:table-row>
        </table:table>
        <text:h text:style-name="P195" text:outline-level="2"><text:bookmark-start text:name="__RefHeading___Toc2787_1435368569"/>HEAD<text:bookmark-end text:name="__RefHeading___Toc2787_1435368569"/></text:h>
        <text:p text:style-name="P22">two major purposes<text:span text:style-name="T190">, tells Git</text:span>: </text:p>
        <table:table table:name="Table28" table:style-name="Table28">
          <table:table-column table:style-name="Table28.A"/>
          <table:table-column table:style-name="Table28.B"/>
          <table:table-row>
            <table:table-cell table:style-name="Table28.A1" office:value-type="string">
              <text:p text:style-name="P22">which commit to take files from when you checkout</text:p>
            </table:table-cell>
            <table:table-cell table:style-name="Table28.B1" office:value-type="string">
              <text:p text:style-name="P22">where to put new commits when you commit</text:p>
            </table:table-cell>
          </table:table-row>
        </table:table>
        <text:p text:style-name="P22">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2"/>
        <text:p text:style-name="P149">The <text:span text:style-name="Source_20_Text">HEAD</text:span> reference, is recorded in <text:span text:style-name="Source_20_Text"><text:span text:style-name="T77">.git/HEAD</text:span></text:span></text:p>
        <table:table table:name="Table37" table:style-name="Table37">
          <table:table-column table:style-name="Table37.A"/>
          <table:table-column table:style-name="Table37.B"/>
          <text:soft-page-break/>
          <table:table-row>
            <table:table-cell table:style-name="Table37.A1" office:value-type="string">
              <text:p text:style-name="P149">Unlike the branch tips, <text:span text:style-name="Source_20_Text">HEAD</text:span> is not a direct link to a commit.</text:p>
            </table:table-cell>
            <table:table-cell table:style-name="Table37.B1" office:value-type="string">
              <text:p text:style-name="P149"><text:span text:style-name="T61">HEAD </text:span><text:span text:style-name="T60">refers to a branch</text:span><text:span text:style-name="T171">,</text:span> </text:p>
              <text:p text:style-name="P149">which Git uses to figure out which commit is currently checked out. </text:p>
            </table:table-cell>
          </table:table-row>
        </table:table>
        <text:p text:style-name="P149">a <text:span text:style-name="Source_20_Text">detached HEAD</text:span> state occurr<text:span text:style-name="T208">s</text:span> when <text:span text:style-name="Source_20_Text">HEAD</text:span> d<text:span text:style-name="T208">oes</text:span> not coincide with the tip of any branch. Internally, all this means to Git is that <text:span text:style-name="Source_20_Text">.git/HEAD</text:span> doesn’t contain a local branch.</text:p>
        <text:h text:style-name="P239" text:outline-level="1"><text:bookmark-start text:name="__RefHeading___Toc2484_1935865245"/>restore<text:bookmark-end text:name="__RefHeading___Toc2484_1935865245"/></text:h>
        <text:h text:style-name="P210" text:outline-level="2"><text:bookmark-start text:name="__RefHeading___Toc2112_3194843"/><text:span text:style-name="T32">1. </text:span><text:span text:style-name="T33">c</text:span><text:span text:style-name="T5">heckout </text:span><text:bookmark-end text:name="__RefHeading___Toc2112_3194843"/></text:h>
        <text:p text:style-name="P133">to temporarily go back to it, fool around, then <text:span text:style-name="T113">come back to where you are, it</text:span><text:span text:style-name="T116">'</text:span><text:span text:style-name="T113">s better to switch to a new branch </text:span><text:span text:style-name="T95">(</text:span><text:span text:style-name="Source_20_Text"><text:span text:style-name="T95">This will detach your </text:span></text:span><text:span text:style-name="Source_20_Text"><text:span text:style-name="T18">HEAD</text:span></text:span><text:span text:style-name="Source_20_Text"><text:span text:style-name="T95">)</text:span></text:span></text:p>
        <table:table table:name="Table16" table:style-name="Table16">
          <table:table-column table:style-name="Table16.A"/>
          <table:table-row>
            <table:table-cell table:style-name="Table16.A1" office:value-type="string">
              <text:p text:style-name="P81">git checkout 2e17d67</text:p>
            </table:table-cell>
          </table:table-row>
        </table:table>
        <text:p text:style-name="P133"><text:span text:style-name="Source_20_Text"><text:span text:style-name="T177">if you want to make commits while you're there</text:span></text:span></text:p>
        <table:table table:name="Table17" table:style-name="Table17">
          <table:table-column table:style-name="Table17.A"/>
          <table:table-row>
            <table:table-cell table:style-name="Table17.A1" office:value-type="string">
              <text:p text:style-name="P80">git checkout -b old-state 2e17d67</text:p>
            </table:table-cell>
          </table:table-row>
          <table:table-row>
            <table:table-cell table:style-name="Table17.A2" office:value-type="string">
              <text:p text:style-name="P43"><text:span text:style-name="T133">$ </text:span>git checkout <text:span text:style-name="T154">master</text:span> -f</text:p>
              <text:p text:style-name="P134">to <text:span text:style-name="T48">FORCE</text:span> the checkout (and ignore changes)</text:p>
            </table:table-cell>
          </table:table-row>
        </table:table>
        <text:p text:style-name="P137"><text:span text:style-name="Source_20_Text">git checkout</text:span> is about </text:p>
        <text:p text:style-name="P137"><text:span text:style-name="Strong_20_Emphasis">updating the working tree</text:span> (to the index or the specified tree). It will update the HEAD only if you checkout a branch (if not, you end up with a detached HEAD).</text:p>
        <text:h text:style-name="P211" text:outline-level="2"><text:bookmark-start text:name="__RefHeading___Toc41959_1435368569"/><text:span text:style-name="Source_20_Text"><text:span text:style-name="T214">2. reset</text:span></text:span><text:bookmark-end text:name="__RefHeading___Toc41959_1435368569"/></text:h>
        <table:table table:name="Table38" table:style-name="Table38">
          <table:table-column table:style-name="Table38.A"/>
          <table:table-row>
            <table:table-cell table:style-name="Table38.A1" office:value-type="string">
              <text:p text:style-name="P166"><text:span text:style-name="Source_20_Text"><text:span text:style-name="T83">git reset HEAD </text:span></text:span><text:span text:style-name="Source_20_Text"><text:span text:style-name="T89">-- uoo.a</text:span></text:span></text:p>
            </table:table-cell>
          </table:table-row>
          <table:table-row>
            <table:table-cell table:style-name="Table38.A2" office:value-type="string">
              <text:p text:style-name="P154"><text:span text:style-name="T48">unstage</text:span> files<text:span text:style-name="T213"> and reset pointer to </text:span><text:span text:style-name="T19">HEAD</text:span></text:p>
            </table:table-cell>
          </table:table-row>
        </table:table>
        <text:p text:style-name="Standard">Since<text:span text:style-name="T77"> </text:span><text:span text:style-name="Source_20_Text"><text:span text:style-name="T77">git add</text:span></text:span> checksums a file and adds it to the "index", <text:span text:style-name="Source_20_Text"><text:span text:style-name="T77">git reset HEAD</text:span></text:span> overwrites that with what it was before, thereby effectively unstaging it</text:p>
        <text:p text:style-name="Standard">When you run <text:span text:style-name="Source_20_Text"><text:span text:style-name="T77">git reset</text:span></text:span> without specifying a flag it defaults to <text:span text:style-name="Source_20_Text"><text:span text:style-name="T90">--mixed</text:span></text:span>. The other options are <text:span text:style-name="Source_20_Text"><text:span text:style-name="T90">--soft</text:span></text:span> and <text:span text:style-name="Source_20_Text"><text:span text:style-name="T90">--har</text:span></text:span><text:span text:style-name="Source_20_Text"><text:span text:style-name="T48">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8">--soft</text:span> </text:p>
            </table:table-cell>
          </table:table-row>
          <table:table-row>
            <table:table-cell table:style-name="Table39.A2" office:value-type="string">
              <text:p text:style-name="P117"><text:span text:style-name="T152">moves </text:span><text:span text:style-name="T27">HEAD</text:span><text:span text:style-name="T152"> to specified commit reference, index and staging are untouched</text:span> </text:p>
            </table:table-cell>
          </table:table-row>
        </table:table>
        <text:p text:style-name="P153">The first thing <text:span text:style-name="Source_20_Text">git reset</text:span> does is <text:span text:style-name="T48">undo the last commit</text:span> and put the files back onto the stage. If you include the <text:span text:style-name="Source_20_Text">--soft</text:span> flag this is where it stops. </text:p>
        <text:p text:style-name="P153"><text:span text:style-name="T217">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4">git reset <text:span text:style-name="T48">--</text:span><text:span text:style-name="T72">hard</text:span></text:p>
            </table:table-cell>
            <table:covered-table-cell/>
          </table:table-row>
          <table:table-row>
            <table:table-cell table:style-name="Table40.A2" table:number-columns-spanned="2" office:value-type="string">
              <text:p text:style-name="P155"><text:span text:style-name="T216">unstage files</text:span><text:span text:style-name="T215"> AND </text:span><text:span text:style-name="T216">undo any changes</text:span><text:span text:style-name="T215"> in the working directory since last commit</text:span> </text:p>
            </table:table-cell>
            <table:covered-table-cell/>
          </table:table-row>
          <table:table-row>
            <table:table-cell table:style-name="Table40.A2" office:value-type="string">
              <text:p text:style-name="P135">discards your staged changes and the changes in your working directory.</text:p>
            </table:table-cell>
            <table:table-cell table:style-name="Table40.A2" office:value-type="string">
              <text:p text:style-name="P136">resets your staging area and working directory to the state they were in at the given commit.</text:p>
            </table:table-cell>
          </table:table-row>
        </table:table>
        <text:p text:style-name="P156"><text:span text:style-name="Source_20_Text"/></text:p>
        <text:h text:style-name="P207" text:outline-level="2"><text:bookmark-start text:name="__RefHeading___Toc2202_456348229"/><text:span text:style-name="T5">3. </text:span><text:span text:style-name="T31">R</text:span><text:span text:style-name="T5">evert</text:span><text:bookmark-end text:name="__RefHeading___Toc2202_456348229"/></text:h>
        <text:p text:style-name="P132">if you've published the work, you probably don't want to reset the branch, since that's effectively rewriting history</text:p>
        <text:p text:style-name="P133"><text:span text:style-name="T63">that means </text:span><text:span text:style-name="T59">creat</text:span><text:span text:style-name="T63">ing</text:span><text:span text:style-name="T59"> a commit with the reverse patch to cancel it out</text:span></text:p>
        <text:h text:style-name="P230"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3"><text:span text:style-name="Source_20_Text"><text:span text:style-name="T48">git</text:span></text:span><text:span text:style-name="T48"> </text:span><text:span text:style-name="Source_20_Text"><text:span text:style-name="T48">clean</text:span></text:span><text:span text:style-name="T48"> </text:span><text:span text:style-name="Source_20_Text"><text:span text:style-name="T48">-f</text:span></text:span></text:p>
            </table:table-cell>
            <table:table-cell table:style-name="Table23.B1" office:value-type="string">
              <text:p text:style-name="P157">remove<text:span text:style-name="T184">s</text:span> all <text:span text:style-name="Emphasis">untracked</text:span> files</text:p>
            </table:table-cell>
          </table:table-row>
        </table:table>
        <text:h text:style-name="P196" text:outline-level="2"/>
        <text:h text:style-name="P243"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1"><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113"><text:span text:style-name="T188">it </text:span>requires<text:span text:style-name="T185">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8">-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8">interactive</text:span> rebase<text:span text:style-name="T186">: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8">pick</text:span></text:span> <text:span text:style-name="Source_20_Text">5cf316e</text:span> Add empty page in about </text:p>
              <text:p text:style-name="Preformatted_20_Text"><text:span text:style-name="Source_20_Text"><text:span text:style-name="T48">squash</text:span></text:span> <text:span text:style-name="Source_20_Text">964e013</text:span> Add contents to about </text:p>
              <text:p text:style-name="Preformatted_20_Text"><text:span text:style-name="Source_20_Text"><text:span text:style-name="T48">pick</text:span></text:span> <text:span text:style-name="Source_20_Text">89db9ab</text:span> Add HTML page for bio</text:p>
              <text:p text:style-name="Preformatted_20_Text"><text:span text:style-name="Source_20_Text"><text:span text:style-name="T66">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87">--</text:span><text:span text:style-name="Source_20_Text"><text:span text:style-name="T48">abort</text:span></text:span> to abandon it and start over </text:p>
            </table:table-cell>
            <table:covered-table-cell/>
            <table:covered-table-cell/>
          </table:table-row>
          <table:table-row>
            <table:table-cell table:style-name="Table24.A4" table:number-columns-spanned="2" office:value-type="string">
              <text:p text:style-name="P46"><text:span text:style-name="Source_20_Text"><text:span text:style-name="T133">git</text:span></text:span><text:span text:style-name="T133"> </text:span><text:span text:style-name="Source_20_Text"><text:span text:style-name="T133">rebase</text:span></text:span><text:span text:style-name="T133"> </text:span><text:span text:style-name="Source_20_Text">--continue</text:span></text:p>
            </table:table-cell>
            <table:covered-table-cell/>
            <table:table-cell table:style-name="Table24.A1" office:value-type="string">
              <text:p text:style-name="P138">to finish </text:p>
            </table:table-cell>
          </table:table-row>
        </table:table>
        <text:p text:style-name="Standard"><text:bookmark-start text:name="__RefHeading___Toc18081_1935865245"/><text:s/><text:bookmark-end text:name="__RefHeading___Toc18081_1935865245"/></text:p>
        <text:h text:style-name="P208"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19"><text:span text:style-name="Source_20_Text"><text:span text:style-name="T81">git rebase -i master</text:span></text:span></text:p>
              <text:p text:style-name="P85"><text:span text:style-name="Source_20_Text">git</text:span> <text:span text:style-name="Source_20_Text"><text:span text:style-name="T48">reset</text:span></text:span><text:span text:style-name="T48"> </text:span><text:span text:style-name="Source_20_Text"><text:span text:style-name="T48">--mixed</text:span></text:span><text:span text:style-name="T48"> </text:span><text:span text:style-name="Source_20_Text"><text:span text:style-name="T48">HEAD~1</text:span></text:span></text:p>
            </table:table-cell>
          </table:table-row>
        </table:table>
        <text:p text:style-name="Preformatted_20_Text"><text:span text:style-name="Source_20_Text"/></text:p>
        <text:p text:style-name="P20"><text:span text:style-name="Source_20_Text">git </text:span><text:span text:style-name="Source_20_Text"><text:span text:style-name="T48">reset</text:span></text:span> moves the checked out snapshot to a new commit, </text:p>
        <text:p text:style-name="P20"><text:span text:style-name="Source_20_Text"><text:span text:style-name="T48">HEAD~1</text:span></text:span> tells it to reset to the commit that occurs immediately before the current <text:span text:style-name="Source_20_Text">HEAD</text:span></text:p>
        <text:h text:style-name="P215" text:outline-level="3"><text:bookmark-start text:name="__RefHeading___Toc20736_1935865245"/>reset<text:bookmark-end text:name="__RefHeading___Toc20736_1935865245"/></text:h>
        <text:p text:style-name="Standard"><text:span text:style-name="Source_20_Text"><text:span text:style-name="T48">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1"/>
            </table:table-cell>
          </table:table-row>
          <table:table-row>
            <table:table-cell table:style-name="Table27.A2" table:number-columns-spanned="2" office:value-type="string">
              <text:p text:style-name="P23">Move<text:span text:style-name="T193">s</text:span> the <text:span text:style-name="Source_20_Text">HEAD</text:span> backward<text:span text:style-name="T193">s</text:span>, and change<text:span text:style-name="T193">s</text:span> the working directory to match.</text:p>
              <text:p text:style-name="P21"><text:span text:style-name="T64">changes</text:span> the <text:span text:style-name="T48">working directory</text:span> <text:span text:style-name="T192">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3">Move<text:span text:style-name="T193">s</text:span> the <text:span text:style-name="Source_20_Text">HEAD</text:span> backward<text:span text:style-name="T193">s</text:span>, but <text:span text:style-name="T193">doesn't</text:span> change the working directory.</text:p>
              <text:p text:style-name="P21"><text:span text:style-name="T48">preserve</text:span><text:span text:style-name="T65">s</text:span> the <text:span text:style-name="T48">working directory</text:span>, which contains the changes we want to separate.</text:p>
              <text:p text:style-name="P21"><text:span text:style-name="T189">T</text:span>he <text:span text:style-name="Source_20_Text">HEAD</text:span> moved, but the working directory remained unchanged. <text:span text:style-name="T189">T</text:span>his results in a repository with <text:span text:style-name="T48">uncommitted modifications</text:span></text:p>
            </table:table-cell>
            <table:covered-table-cell/>
          </table:table-row>
          <table:table-row>
            <table:table-cell table:style-name="Table27.A2" table:number-columns-spanned="2" office:value-type="string">
              <text:p text:style-name="P45"><text:span text:style-name="Source_20_Text"><text:span text:style-name="T133">git reset --hard HEAD~1</text:span></text:span></text:p>
            </table:table-cell>
            <table:covered-table-cell/>
          </table:table-row>
        </table:table>
        <text:p text:style-name="Text_20_body"/>
        <text:h text:style-name="P231"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7">mv oldfolder newfolder</text:p>
            </table:table-cell>
            <table:table-cell table:style-name="Table32.B1" office:value-type="string">
              <text:p text:style-name="P158">actually does:</text:p>
            </table:table-cell>
          </table:table-row>
          <table:table-row>
            <table:table-cell table:style-name="Table32.A2" office:value-type="string">
              <text:p text:style-name="P97">git add newfolder</text:p>
              <text:p text:style-name="P97">git remove oldfolder</text:p>
            </table:table-cell>
            <table:table-cell table:style-name="Table32.B2" office:value-type="string">
              <text:p text:style-name="P97"/>
            </table:table-cell>
          </table:table-row>
        </table:table>
        <text:h text:style-name="P190" text:outline-level="1"/>
        <text:h text:style-name="P240" text:outline-level="1"><text:bookmark-start text:name="__RefHeading___Toc1827_1132370652"/>Removing Files<text:bookmark-end text:name="__RefHeading___Toc1827_1132370652"/></text:h>
        <text:p text:style-name="Preformatted_20_Text"><text:span text:style-name="Source_20_Text"><text:span text:style-name="T78"/></text:span></text:p>
        <table:table table:name="Table53" table:style-name="Table53">
          <table:table-column table:style-name="Table53.A"/>
          <table:table-row>
            <table:table-cell table:style-name="Table53.A1" office:value-type="string">
              <text:p text:style-name="P108"><text:span text:style-name="Source_20_Text"><text:span text:style-name="T80">$ </text:span></text:span><text:span text:style-name="Source_20_Text"><text:span text:style-name="T83">git rm</text:span></text:span><text:span text:style-name="Source_20_Text"><text:span text:style-name="T78"> PROJECTS.md</text:span></text:span></text:p>
            </table:table-cell>
          </table:table-row>
          <table:table-row>
            <table:table-cell table:style-name="Table53.A2" office:value-type="string">
              <text:p text:style-name="Preformatted_20_Text"><text:span text:style-name="T219">$ </text:span>git rm -r --cached<text:span text:style-name="T48"> .</text:span></text:p>
            </table:table-cell>
          </table:table-row>
          <table:table-row>
            <table:table-cell table:style-name="Table53.A3" office:value-type="string">
              <text:p text:style-name="P167">Remove <text:span text:style-name="T219">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83">git</text:span></text:span><text:span text:style-name="Source_20_Text"><text:span text:style-name="T48"> </text:span></text:span><text:span text:style-name="Source_20_Text"><text:span text:style-name="T83">rm</text:span></text:span><text:span text:style-name="T48">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8">git</text:span></text:span><text:span text:style-name="Source_20_Text"> </text:span><text:span text:style-name="Source_20_Text"><text:span text:style-name="T78">status</text:span></text:span> output.</text:p>
        <text:h text:style-name="P246" text:outline-level="1"><text:bookmark-start text:name="__RefHeading___Toc2312_1590653438"/>.<text:span text:style-name="T5">gitignore</text:span><text:bookmark-end text:name="__RefHeading___Toc2312_1590653438"/></text:h>
        <text:p text:style-name="P13">You have to creat<text:span text:style-name="T175">e</text:span> a file named <text:span text:style-name="T16">.gitignore</text:span></text:p>
        <table:table table:name="Table7" table:style-name="Table7">
          <table:table-column table:style-name="Table7.A"/>
          <table:table-column table:style-name="Table7.B"/>
          <table:table-row>
            <table:table-cell table:style-name="Table7.A1" office:value-type="string">
              <text:p text:style-name="P54"><text:span text:style-name="Source_20_Text">*.[oa]</text:span></text:p>
              <text:p text:style-name="P118"/>
            </table:table-cell>
            <table:table-cell table:style-name="Table7.B1" office:value-type="string">
              <text:p text:style-name="P7">any files ending in “<text:span text:style-name="T17">.o</text:span>”<text:span text:style-name="T230">/</text:span>“<text:span text:style-name="T17">.a</text:span>”</text:p>
            </table:table-cell>
          </table:table-row>
          <table:table-row>
            <table:table-cell table:style-name="Table7.A2" office:value-type="string">
              <text:p text:style-name="P160">*~</text:p>
            </table:table-cell>
            <table:table-cell table:style-name="Table7.B2" office:value-type="string">
              <text:p text:style-name="P36">all files end<text:span text:style-name="T230">ing</text:span> with a tilde (<text:span text:style-name="Source_20_Text"><text:span text:style-name="T17">~</text:span></text:span>)</text:p>
            </table:table-cell>
          </table:table-row>
          <table:table-row>
            <table:table-cell table:style-name="Table7.A2" office:value-type="string">
              <text:p text:style-name="Preformatted_20_Text">tmp/</text:p>
            </table:table-cell>
            <table:table-cell table:style-name="Table7.B2" office:value-type="string">
              <text:p text:style-name="P37">ignore folder temp</text:p>
            </table:table-cell>
          </table:table-row>
        </table:table>
        <text:p text:style-name="P6">Setting up a <text:span text:style-name="Source_20_Text"><text:span text:style-name="T48">.</text:span></text:span><text:span text:style-name="Source_20_Text"><text:span text:style-name="T25">gitignore</text:span></text:span><text:span text:style-name="T48"> file</text:span> before you get going is generally a good idea.</text:p>
        <text:p text:style-name="P6">The rules for the patterns you can put in the <text:span text:style-name="Source_20_Text">.</text:span><text:span text:style-name="Source_20_Text"><text:span text:style-name="T1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64"><text:span text:style-name="T94">-patterns </text:span><text:span text:style-name="T176">starting </text:span><text:span text:style-name="T94">with </text:span><text:span text:style-name="Source_20_Text"><text:span text:style-name="T94">/</text:span></text:span><text:span text:style-name="T94"> avoid recursivity</text:span></text:p>
            </table:table-cell>
            <table:table-cell table:style-name="Table8.B1" table:number-columns-spanned="2" office:value-type="string">
              <text:p text:style-name="P163"><text:span text:style-name="Source_20_Text"><text:span text:style-name="T95">-Standard glob patterns work</text:span></text:span></text:p>
            </table:table-cell>
            <table:covered-table-cell/>
          </table:table-row>
          <table:table-row>
            <table:table-cell table:style-name="Table8.A2" table:number-columns-spanned="2" office:value-type="string">
              <text:p text:style-name="P163"><text:span text:style-name="Source_20_Text"><text:span text:style-name="T94">-patterns </text:span></text:span><text:span text:style-name="Source_20_Text"><text:span text:style-name="T101">ending </text:span></text:span><text:span text:style-name="Source_20_Text"><text:span text:style-name="T94">with / to specify a dir</text:span></text:span></text:p>
            </table:table-cell>
            <table:covered-table-cell/>
            <table:table-cell table:style-name="Table8.C2" office:value-type="string">
              <text:p text:style-name="P162">-negate a pattern by starting it with an <text:span text:style-name="Source_20_Text"><text:span text:style-name="T94">!</text:span></text:span></text:p>
            </table:table-cell>
          </table:table-row>
          <table:table-row>
            <table:table-cell table:style-name="Table8.C2" table:number-columns-spanned="3" office:value-type="string">
              <text:p text:style-name="Text_20_body"><text:span text:style-name="Source_20_Text"><text:span text:style-name="T95">-</text:span></text:span><text:span text:style-name="Source_20_Text"><text:span text:style-name="T97">b</text:span></text:span><text:span text:style-name="Source_20_Text"><text:span text:style-name="T95">lank lines </text:span></text:span><text:span text:style-name="Source_20_Text"><text:span text:style-name="T96">or </text:span></text:span><text:span text:style-name="Source_20_Text"><text:span text:style-name="T95">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19">$ </text:span>git add . </text:p>
            </table:table-cell>
            <table:table-cell table:style-name="Table42.B1" office:value-type="string">
              <text:p text:style-name="P167">All files will be added back in, </text:p>
            </table:table-cell>
          </table:table-row>
          <table:table-row>
            <table:table-cell table:style-name="Table42.A2" table:number-columns-spanned="2" office:value-type="string">
              <text:p text:style-name="P31">except those in .gitignore </text:p>
            </table:table-cell>
            <table:covered-table-cell/>
          </table:table-row>
        </table:table>
        <text:h text:style-name="P232" text:outline-level="1"><text:bookmark-start text:name="__RefHeading___Toc5436_1435368569"/>Patches<text:bookmark-end text:name="__RefHeading___Toc5436_1435368569"/></text:h>
        <text:p text:style-name="P139"><draw:frame draw:style-name="fr5" draw:name="Image5" text:anchor-type="paragraph" svg:width="80.01mm" svg:height="83.57mm" draw:z-index="23"><draw:image xlink:href="Pictures/10000201000001C2000001D6D21825205010D020.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6"><text:span text:style-name="Source_20_Text"><text:span text:style-name="T195">$ </text:span></text:span><text:span text:style-name="Source_20_Text">git</text:span> <text:span text:style-name="Source_20_Text">format-patch</text:span> <text:span text:style-name="Source_20_Text"><text:span text:style-name="T77">&lt;branch-name&gt;</text:span></text:span></text:p>
            </table:table-cell>
          </table:table-row>
        </table:table>
        <text:p text:style-name="P139">Create<text:span text:style-name="T197">s</text:span> a patch for each commit contained in the current branch but not in <text:span text:style-name="Source_20_Text"><text:span text:style-name="T77">&lt;branch-name&gt;</text:span></text:span>. You can also specify a commit ID instead of <text:span text:style-name="Source_20_Text"><text:span text:style-name="T77">&lt;branch-name&gt;</text:span></text:span>.</text:p>
        <text:p text:style-name="P139"><text:span text:style-name="T197"><text:s/></text:span>This creates a file called </text:p>
        <text:p text:style-name="P139"><text:span text:style-name="Source_20_Text">0001-Change-pink.patch</text:span> that contains enough information to re-create the commit from the last step. </text:p>
        <text:p text:style-name="P139">The <text:span text:style-name="Source_20_Text">master</text:span> parameter tells Git to generate patches for every commit in the current branch that’s missing from <text:span text:style-name="Source_20_Text">master</text:span>.</text:p>
        <text:h text:style-name="P218"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83">$ git am &lt; <text:span text:style-name="Source_20_Text">0001-Change-pink.patch</text:span></text:p>
            </table:table-cell>
          </table:table-row>
        </table:table>
        <text:p text:style-name="Standard"><text:span text:style-name="T93">The </text:span><text:span text:style-name="Source_20_Text"><text:span text:style-name="T181">git am</text:span></text:span><text:span text:style-name="T93"> command is configured to read from something called “standard input,” and the </text:span><text:span text:style-name="Source_20_Text"><text:span text:style-name="T93">&lt;</text:span></text:span><text:span text:style-name="T93"> character </text:span><text:soft-page-break/><text:span text:style-name="T93">is how we can turn a file’s contents into standard input. As it’s really more of an operating system topic, you can just think of this syntax as a quirk of <text:s/></text:span><text:span text:style-name="Source_20_Text"><text:span text:style-name="T181">git am</text:span></text:span><text:span text:style-name="T181"> </text:span></text:p>
        <text:p text:style-name="Standard"/>
        <text:p text:style-name="Standard"/>
        <text:h text:style-name="P233" text:outline-level="1"><text:bookmark-start text:name="__RefHeading___Toc11312_1435368569"/>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98">$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8">omitting the </text:span><text:span text:style-name="Source_20_Text"><text:span text:style-name="T48">.git</text:span></text:span><text:span text:style-name="T48">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200">$ </text:span></text:span><text:span text:style-name="Source_20_Text"><text:span text:style-name="T199">git</text:span></text:span><text:span text:style-name="T199"> </text:span><text:span text:style-name="Source_20_Text"><text:span text:style-name="T199">bundle</text:span></text:span><text:span text:style-name="T199"> </text:span><text:span text:style-name="Source_20_Text"><text:span text:style-name="T199">create</text:span></text:span><text:span text:style-name="T199"> </text:span><text:span text:style-name="Source_20_Text"><text:span text:style-name="T199">../repo.bundle</text:span></text:span><text:span text:style-name="T199"> </text:span><text:span text:style-name="Source_20_Text"><text:span text:style-name="T199">master</text:span></text:span></text:p>
            </table:table-cell>
          </table:table-row>
        </table:table>
        <text:p text:style-name="Text_20_body">in this case, <text:span text:style-name="T48">the file retains the </text:span><text:span text:style-name="T67">.git dir</text:span> </text:p>
        <text:p text:style-name="P142">It’s like we just pushed our <text:span text:style-name="Source_20_Text">master</text:span> branch to a remote, except it’s contained in a file instead of a remote repository. </text:p>
        <text:p text:style-name="P142">We can even clone it using <text:span text:style-name="Source_20_Text"><text:span text:style-name="T77">git clone</text:span></text:span><text:span text:style-name="T77"> </text:span></text:p>
        <table:table table:name="Table35" table:style-name="Table35">
          <table:table-column table:style-name="Table35.A"/>
          <table:table-row>
            <table:table-cell table:style-name="Table35.A1" office:value-type="string">
              <text:p text:style-name="Standard"><text:span text:style-name="Source_20_Text"><text:span text:style-name="T122">$ </text:span></text:span><text:span text:style-name="Source_20_Text"><text:span text:style-name="T121">git</text:span></text:span><text:span text:style-name="T121"> </text:span><text:span text:style-name="Source_20_Text"><text:span text:style-name="T121">clone</text:span></text:span><text:span text:style-name="T121"> </text:span><text:span text:style-name="Source_20_Text"><text:span text:style-name="T121">repo.bundle</text:span></text:span><text:span text:style-name="T121"> </text:span><text:span text:style-name="Source_20_Text"><text:span text:style-name="T121">repo-copy</text:span></text:span><text:span text:style-name="T121"> </text:span><text:span text:style-name="Source_20_Text"><text:span text:style-name="T121">-b</text:span></text:span><text:span text:style-name="T121"> </text:span><text:span text:style-name="Source_20_Text"><text:span text:style-name="T121">master</text:span></text:span></text:p>
            </table:table-cell>
          </table:table-row>
        </table:table>
        <text:h text:style-name="P234" text:outline-level="1"><text:bookmark-start text:name="__RefHeading___Toc41961_1435368569"/>stash<text:span text:style-name="T202">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8">stash</text:span></text:p>
            </table:table-cell>
            <table:table-cell table:style-name="Table36.B1" office:value-type="string">
              <text:p text:style-name="Preformatted_20_Text">$ git <text:span text:style-name="T48">stash apply</text:span></text:p>
            </table:table-cell>
          </table:table-row>
        </table:table>
        <text:p text:style-name="P27">to temporarily remove changes<text:span text:style-name="T201"> to retrieve them later</text:span></text:p>
        <text:p text:style-name="P143">patches represent <text:span text:style-name="T48">a committed snapshot, </text:span></text:p>
        <text:p text:style-name="P143"><text:span text:style-name="T171">stash</text:span><text:span text:style-name="T172">es</text:span><text:span text:style-name="T171"> represent </text:span><text:span text:style-name="T60">a set of </text:span><text:span text:style-name="Emphasis"><text:span text:style-name="T60">un</text:span></text:span><text:span text:style-name="T60">committed changes</text:span></text:p>
        <text:p text:style-name="Standard"/>
        <text:p text:style-name="P28">It takes the uncommitted modifications, stores them internally, then does a </text:p>
        <text:p text:style-name="P28"><text:span text:style-name="Source_20_Text">git reset --hard</text:span> to give us a clean working directory. This also means that stashes can be applied to <text:span text:style-name="Emphasis">any</text:span> branch, not just the one from which it was created.</text:p>
        <text:p text:style-name="P28">In addition to temporarily storing uncommitted changes, this makes stashing a simple way to <text:span text:style-name="T48">transfer modifications between branches</text:span>. </text:p>
        <text:p text:style-name="P28">So, for example, if you ever found yourself developing on the wrong branch, you could stash all your changes, checkout the correct branch, then run a <text:span text:style-name="Source_20_Text">git stash apply</text:span>.</text:p>
        <text:p text:style-name="Preformatted_20_Text"/>
        <text:h text:style-name="P235" text:outline-level="1"><text:bookmark-start text:name="__RefHeading___Toc41963_1435368569"/><text:span text:style-name="Source_20_Text"><text:span text:style-name="T205">Plumbing</text:span></text:span><text:bookmark-end text:name="__RefHeading___Toc41963_1435368569"/></text:h>
        <text:p text:style-name="Preformatted_20_Text"><text:span text:style-name="Source_20_Text">$ </text:span><text:span text:style-name="Source_20_Text"><text:span text:style-name="T48">git</text:span></text:span><text:span text:style-name="Source_20_Text"><text:span text:style-name="T69"> </text:span></text:span><text:span text:style-name="Source_20_Text"><text:span text:style-name="T48">cat</text:span></text:span><text:span text:style-name="Source_20_Text"><text:span text:style-name="T69">-</text:span></text:span><text:span text:style-name="Source_20_Text"><text:span text:style-name="T48">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44"><text:span text:style-name="T206">t</text:span>o see a commit object<text:span text:style-name="T206">, with </text:span>the complete representation:</text:p>
            </table:table-cell>
            <table:covered-table-cell/>
            <table:table-cell table:style-name="Table18.A1" office:value-type="string">
              <text:p text:style-name="P127">tree</text:p>
            </table:table-cell>
            <table:table-cell table:style-name="Table18.D1" office:value-type="string">
              <text:p text:style-name="P126">parent</text:p>
            </table:table-cell>
          </table:table-row>
          <table:table-row>
            <table:covered-table-cell/>
            <table:covered-table-cell/>
            <table:table-cell table:style-name="Table18.D1" table:number-columns-spanned="2" office:value-type="string">
              <text:p text:style-name="P126">user data</text:p>
            </table:table-cell>
            <table:covered-table-cell/>
          </table:table-row>
          <table:table-row>
            <table:covered-table-cell/>
            <table:covered-table-cell/>
            <table:table-cell table:style-name="Table18.C3" table:number-columns-spanned="2" office:value-type="string">
              <text:p text:style-name="P126">commit message</text:p>
            </table:table-cell>
            <table:covered-table-cell/>
          </table:table-row>
          <table:table-row>
            <table:table-cell table:style-name="Table18.A4" table:number-columns-spanned="4" office:value-type="string">
              <text:p text:style-name="P128"><draw:frame draw:style-name="fr4" draw:name="Image6" text:anchor-type="as-char" svg:width="78.07mm" svg:height="53.68mm" draw:z-index="22"><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45">to see a <text:span text:style-name="T48">tree</text:span></text:p>
            </table:table-cell>
            <table:table-cell table:style-name="Table18.B5" table:number-columns-spanned="3" office:value-type="string">
              <text:p text:style-name="Preformatted_20_Text"><text:span text:style-name="T207">$ </text:span>git <text:span text:style-name="T207">cat-file </text:span><text:span text:style-name="T68">tree</text:span><text:span text:style-name="T207"> 552acd</text:span></text:p>
            </table:table-cell>
            <table:covered-table-cell/>
            <table:covered-table-cell/>
          </table:table-row>
          <table:table-row>
            <table:table-cell table:style-name="Table18.A6" office:value-type="string">
              <text:p text:style-name="P147"><text:s/>(formatted)</text:p>
            </table:table-cell>
            <table:table-cell table:style-name="Table18.B6" table:number-columns-spanned="3" office:value-type="string">
              <text:p text:style-name="P89">$ git <text:span text:style-name="T48">ls-tree</text:span> <text:s/>552acd</text:p>
            </table:table-cell>
            <table:covered-table-cell/>
            <table:covered-table-cell/>
          </table:table-row>
          <table:table-row>
            <table:table-cell table:style-name="Table18.A7" office:value-type="string">
              <text:p text:style-name="P146">to see a <text:span text:style-name="T48">file</text:span></text:p>
            </table:table-cell>
            <table:table-cell table:style-name="Table18.B7" table:number-columns-spanned="3" office:value-type="string">
              <text:p text:style-name="P88">$ git cat-file <text:span text:style-name="T48">blob </text:span><text:span text:style-name="T133">c6a1e6</text:span></text:p>
            </table:table-cell>
            <table:covered-table-cell/>
            <table:covered-table-cell/>
          </table:table-row>
          <table:table-row>
            <table:table-cell table:style-name="Table18.A6" office:value-type="string">
              <text:p text:style-name="Standard">to see a <text:span text:style-name="T70">tag</text:span></text:p>
            </table:table-cell>
            <table:table-cell table:style-name="Table18.B6" table:number-columns-spanned="3" office:value-type="string">
              <text:p text:style-name="P90">$ git cat-file <text:span text:style-name="T48">tag</text:span><text:span text:style-name="T133"> v2.0</text:span></text:p>
            </table:table-cell>
            <table:covered-table-cell/>
            <table:covered-table-cell/>
          </table:table-row>
        </table:table>
        <text:h text:style-name="P236" text:outline-level="1"><text:bookmark-start text:name="__RefHeading___Toc41965_1435368569"/>Garbage<text:bookmark-end text:name="__RefHeading___Toc41965_1435368569"/></text:h>
        <text:p text:style-name="P29">This compresses individual object files into a faster, smaller pack file and removes dangling commits (from a deleted, unmerged branch).</text:p>
        <text:p text:style-name="P91">$ <text:span text:style-name="T48">git gc</text:span></text:p>
        <text:p text:style-name="Text_20_body"><text:span text:style-name="T209">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191">proprio BOH, guarda</text:p>
        <text:p text:style-name="Standard"/>
        <text:p text:style-name="P148"/>
        <text:h text:style-name="P241"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4"><text:span text:style-name="Source_20_Text"><text:span text:style-name="T82">~/.gitconfig</text:span></text:span></text:p>
            </table:table-cell>
          </table:table-row>
          <table:table-row>
            <table:table-cell table:style-name="Table45.A2" office:value-type="string">
              <text:p text:style-name="P32"><text:span text:style-name="Source_20_Text"><text:span text:style-name="T74">$ </text:span></text:span><text:span text:style-name="Source_20_Text"><text:span text:style-name="T48">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1"><text:span text:style-name="T223">$ </text:span>git config --<text:span text:style-name="T48">global</text:span> <text:span text:style-name="T48">user</text:span>.name </text:p>
              <text:p text:style-name="P101"><text:span text:style-name="T223">$ </text:span>git config user.<text:span text:style-name="T48">name</text:span> &lt;name&gt;</text:p>
              <text:p text:style-name="P101"><text:span text:style-name="T223">$ </text:span>git config user.<text:span text:style-name="T48">email</text:span> &lt;email&gt;</text:p>
              <text:p text:style-name="P101"><text:span text:style-name="Source_20_Text"><text:span text:style-name="T223">$ </text:span></text:span><text:span text:style-name="Source_20_Text">git config --global core.</text:span><text:span text:style-name="Source_20_Text"><text:span text:style-name="T48">edito</text:span></text:span><text:span text:style-name="Source_20_Text"><text:span text:style-name="T51">r</text:span></text:span></text:p>
              <text:p text:style-name="P101"><text:span text:style-name="T223">$ </text:span>git config --global --<text:span text:style-name="T48">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19"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1"><text:span text:style-name="T223">$ </text:span>git config --global <text:span text:style-name="T48">alias</text:span>.<text:span text:style-name="T48">lg</text:span> </text:p>
              <text:p text:style-name="P103"><text:span text:style-name="Source_20_Text"><text:span text:style-name="T224">“log --branches --remotes --tags --graph --oneline --decorate --all HEAD”</text:span></text:span></text:p>
            </table:table-cell>
          </table:table-row>
        </table:table>
        <text:h text:style-name="P266" text:outline-level="4"><text:bookmark-start text:name="__RefHeading___Toc7579_3431889803"/><text:span text:style-name="Source_20_Text"><text:span text:style-name="T223">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sublime <text:span text:style-name="T147">as </text:span>editor<text:bookmark-end text:name="__RefHeading___Toc2851_1590653438"/></text:h>
        <table:table table:name="Table49" table:style-name="Table49">
          <table:table-column table:style-name="Table49.A"/>
          <table:table-row>
            <table:table-cell table:style-name="Table49.A1" office:value-type="string">
              <text:p text:style-name="Preformatted_20_Text">$ <text:span text:style-name="Source_20_Text">git config --global core.editor "subl -n -w"</text:span></text:p>
            </table:table-cell>
          </table:table-row>
        </table:table>
        <text:p text:style-name="Standard">Now running <text:span text:style-name="T223"><text:s text:c="2"/></text:span><text:span text:style-name="Source_20_Text"><text:span text:style-name="T20">$ g</text:span></text:span><text:span text:style-name="Source_20_Text"><text:span text:style-name="T16">it commit</text:span></text:span> in Terminal will launch Sublime Text 3 app (<text:span text:style-name="Source_20_Text"><text:span text:style-name="T16">subl</text:span></text:span>) in a new window (<text:span text:style-name="Source_20_Text"><text:span text:style-name="T16">-n</text:span></text:span>), and the command line will wait (<text:span text:style-name="Source_20_Text"><text:span text:style-name="T16">-w</text:span></text:span>) until the commit message is saved. </text:p>
        <text:h text:style-name="P247" text:outline-level="1"><text:bookmark-start text:name="__RefHeading___Toc1394_559895456"/>Heroku<text:bookmark-end text:name="__RefHeading___Toc1394_559895456"/></text:h>
        <text:p text:style-name="P33">for deploying rails apps </text:p>
        <table:table table:name="Table50" table:style-name="Table50">
          <table:table-column table:style-name="Table50.A"/>
          <table:table-row>
            <table:table-cell table:style-name="Table50.A1" office:value-type="string">
              <text:p text:style-name="P102"><text:span text:style-name="T158">$ </text:span>heroku <text:span text:style-name="T48">version</text:span></text:p>
              <text:p text:style-name="P52">$ heroku <text:span text:style-name="T48">create</text:span></text:p>
              <text:p text:style-name="P51">$ git <text:span text:style-name="T48">push</text:span> heroku master<text:tab/></text:p>
              <text:p text:style-name="P56">$ heroku run rake <text:span text:style-name="T48">db:migrate</text:span></text:p>
              <text:p text:style-name="P53">$ heroku <text:span text:style-name="T48">open</text:span></text:p>
              <text:p text:style-name="P55">$ heroku <text:span text:style-name="T48">rename</text:span> rails-t-hello-manuel</text:p>
              <text:p text:style-name="P102">$ heroku <text:span text:style-name="T48">logs</text:span></text:p>
            </table:table-cell>
          </table:table-row>
        </table:table>
        <text:p text:style-name="Standard">if the <text:span text:style-name="T220">remote is not created automatically:</text:span></text:p>
        <table:table table:name="Table51" table:style-name="Table51">
          <table:table-column table:style-name="Table51.A"/>
          <table:table-row>
            <table:table-cell table:style-name="Table51.A1" office:value-type="string">
              <text:p text:style-name="P102"><text:span text:style-name="Source_20_Text">$ git remote add heroku git@heroku.com:application-name.git</text:span></text:p>
            </table:table-cell>
          </table:table-row>
        </table:table>
        <text:h text:style-name="P248" text:outline-level="1"/>
        <text:h text:style-name="P249" text:outline-level="1"><text:bookmark-start text:name="__RefHeading___Toc7581_3431889803"/>Github Pages<text:bookmark-end text:name="__RefHeading___Toc7581_3431889803"/></text:h>
        <text:p text:style-name="P185"><text:span text:style-name="T234">(</text:span>you have <text:span text:style-name="T234">first </text:span>to <text:a xlink:type="simple" xlink:href="https://help.github.com/articles/verifying-your-email-address" office:target-frame-name="_blank" xlink:show="new" text:style-name="Internet_20_link" text:visited-style-name="Visited_20_Internet_20_Link">verify your email address</text:a><text:span text:style-name="T234">)</text:span></text:p>
        <text:p text:style-name="P185"><text:span text:style-name="T234">and </text:span>you need to make and push a branch called <text:span text:style-name="Source_20_Text"><text:span text:style-name="T48">gh-pages</text:span></text:span></text:p>
        <table:table table:name="Table55" table:style-name="Table55">
          <table:table-column table:style-name="Table55.A"/>
          <table:table-row>
            <table:table-cell table:style-name="Table55.A1" office:value-type="string">
              <text:p text:style-name="Preformatted_20_Text">$ <text:span text:style-name="T234">git checkout -b </text:span><text:span text:style-name="T75">gh-pages</text:span></text:p>
              <text:p text:style-name="P251">$ git push -u origin <text:span text:style-name="T48">gh-pages</text:span></text:p>
            </table:table-cell>
          </table:table-row>
          <table:table-row>
            <table:table-cell table:style-name="Table55.A2" office:value-type="string">
              <text:p text:style-name="P252">https://<text:span text:style-name="T48">&lt;user&gt;</text:span>.github.io/<text:span text:style-name="T48">&lt;repo&gt;</text:span>/</text:p>
            </table:table-cell>
          </table:table-row>
        </table:table>
        <text:p text:style-name="P185"><text:span text:style-name="Source_20_Text"><text:span text:style-name="T48"/></text:span></text:p>
        <text:h text:style-name="P250" text:outline-level="1"><text:bookmark-start text:name="__RefHeading___Toc2324_1590653438"/>SublimeGit <text:bookmark-end text:name="__RefHeading___Toc2324_1590653438"/></text:h>
        <text:h text:style-name="P212" text:outline-level="2"><text:bookmark-start text:name="__RefHeading___Toc2326_1590653438"/>initialize the git repository, <text:bookmark-end text:name="__RefHeading___Toc2326_1590653438"/></text:h>
        <text:p text:style-name="Standard"><text:span text:style-name="T113">-open the command palette with </text:span><text:span text:style-name="Source_20_Text"><text:span text:style-name="T79">Ctrl+Shift+P</text:span></text:span></text:p>
        <text:p text:style-name="Standard">-find the <text:span text:style-name="T17">Git: Init </text:span><text:span text:style-name="T40">command.</text:span></text:p>
        <text:p text:style-name="Standard"><text:span text:style-name="T40"><text:tab/><text:tab/><text:tab/>Try</text:span> just typing <text:span text:style-name="Source_20_Text"><text:span text:style-name="T17">ginit</text:span></text:span>.</text:p>
        <text:p text:style-name="Standard">Another way to initialize a repository is to just start using the <text:span text:style-name="Source_20_Text"><text:span text:style-name="T78">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8">Git: Status</text:span></text:span> command.</text:p>
        <text:p text:style-name="List_20_Heading"><text:span text:style-name="Strong_20_Emphasis">Local</text:span> </text:p>
        <text:p text:style-name="P168">Information on our current branch (master), and the location of our repository (~/Desktop/djangotut) </text:p>
        <text:p text:style-name="List_20_Heading"><text:span text:style-name="Strong_20_Emphasis">Head</text:span> </text:p>
        <text:p text:style-name="P169">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70">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5">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1e00659"/>
    </style:style>
    <style:style style:name="MT14" style:family="text">
      <style:text-properties style:font-name="Liberation Mono" officeooo:rsid="01ed2017"/>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545F6D8D6AA42A92.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9">.</text:span><text:span text:style-name="MT13">9</text:span><text:span text:style-name="MT12">.</text:span><text:span text:style-name="MT14">2</text:span><text:span text:style-name="MT15">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7-01T16:28:49.615559691</dc:date>
    <meta:editing-duration>P11DT23H57M47S</meta:editing-duration>
    <meta:editing-cycles>444</meta:editing-cycles>
    <meta:generator>LibreOffice/5.3.3.2$Linux_X86_64 LibreOffice_project/30m0$Build-2</meta:generator>
    <meta:document-statistic meta:table-count="53" meta:image-count="6" meta:object-count="0" meta:page-count="14" meta:paragraph-count="499" meta:word-count="3789" meta:character-count="21152" meta:non-whitespace-character-count="17734"/>
  </office:meta>
</office:document-meta>
</file>